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fo:font-size="10pt" style:font-size-asian="10pt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/>
      <style:text-properties fo:font-size="10pt" style:font-size-asian="10pt" style:font-size-complex="10pt"/>
    </style:style>
    <style:style style:name="ce17" style:family="table-cell" style:parent-style-name="Default" style:data-style-name="N0"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style:rotation-angle="80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otation-angle="80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otation-angle="80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automatic" style:rotation-angle="80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style:rotation-angle="80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6.1595cm"/>
    </style:style>
    <style:style style:name="co2" style:family="table-column">
      <style:table-column-properties fo:break-before="auto" style:column-width="1.7145cm"/>
    </style:style>
    <style:style style:name="co3" style:family="table-column">
      <style:table-column-properties fo:break-before="auto" style:column-width="1.60866666666667cm"/>
    </style:style>
    <style:style style:name="co4" style:family="table-column">
      <style:table-column-properties fo:break-before="auto" style:column-width="1.8415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43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14"/>
        <table:table-column table:style-name="co4" table:number-columns-repeated="36" table:default-cell-style-name="ce7"/>
        <table:table-column table:style-name="co3" table:number-columns-repeated="4" table:default-cell-style-name="ce7"/>
        <table:table-column table:style-name="co5" table:number-columns-repeated="981" table:default-cell-style-name="ce7"/>
        <table:table-column table:style-name="co6" table:number-columns-repeated="15360" table:default-cell-style-name="ce1"/>
        <table:table-row table:style-name="ro1">
          <table:table-cell table:number-columns-repeated="2" table:style-name="ce19"/>
          <table:table-cell table:style-name="ce29"/>
          <table:table-cell office:value-type="string" table:style-name="ce30">
            <text:p>multifurc∼taxa</text:p>
          </table:table-cell>
          <table:table-cell office:value-type="string" table:style-name="ce30">
            <text:p>multifurc∼taxa + depth</text:p>
          </table:table-cell>
          <table:table-cell office:value-type="string" table:style-name="ce30">
            <text:p>multifurc∼taxa + max.height</text:p>
          </table:table-cell>
          <table:table-cell office:value-type="string" table:style-name="ce30">
            <text:p>multifurc∼taxa + min.height</text:p>
          </table:table-cell>
          <table:table-cell office:value-type="string" table:style-name="ce30">
            <text:p>multifurc∼taxa + mean.height</text:p>
          </table:table-cell>
          <table:table-cell office:value-type="string" table:style-name="ce30">
            <text:p>multifurc∼taxa * depth</text:p>
          </table:table-cell>
          <table:table-cell office:value-type="string" table:style-name="ce30">
            <text:p>multifurc∼taxa * max.height</text:p>
          </table:table-cell>
          <table:table-cell office:value-type="string" table:style-name="ce30">
            <text:p>multifurc∼taxa * min.height</text:p>
          </table:table-cell>
          <table:table-cell office:value-type="string" table:style-name="ce29">
            <text:p>multifurc∼taxa * mean.height</text:p>
          </table:table-cell>
          <table:table-cell office:value-type="string" table:style-name="ce30">
            <text:p>multifurc∼taxa</text:p>
          </table:table-cell>
          <table:table-cell office:value-type="string" table:style-name="ce30">
            <text:p>multifurc∼taxa + depth</text:p>
          </table:table-cell>
          <table:table-cell office:value-type="string" table:style-name="ce30">
            <text:p>multifurc∼taxa + max.height</text:p>
          </table:table-cell>
          <table:table-cell office:value-type="string" table:style-name="ce30">
            <text:p>multifurc∼taxa + min.height</text:p>
          </table:table-cell>
          <table:table-cell office:value-type="string" table:style-name="ce30">
            <text:p>multifurc∼taxa + mean.height</text:p>
          </table:table-cell>
          <table:table-cell office:value-type="string" table:style-name="ce30">
            <text:p>multifurc∼taxa * depth</text:p>
          </table:table-cell>
          <table:table-cell office:value-type="string" table:style-name="ce30">
            <text:p>multifurc∼taxa * max.height</text:p>
          </table:table-cell>
          <table:table-cell office:value-type="string" table:style-name="ce30">
            <text:p>multifurc∼taxa * min.height</text:p>
          </table:table-cell>
          <table:table-cell office:value-type="string" table:style-name="ce29">
            <text:p>multifurc∼taxa * mean.height</text:p>
          </table:table-cell>
          <table:table-cell office:value-type="string" table:style-name="ce30">
            <text:p>multifurc∼taxa</text:p>
          </table:table-cell>
          <table:table-cell office:value-type="string" table:style-name="ce30">
            <text:p>multifurc∼taxa + depth</text:p>
          </table:table-cell>
          <table:table-cell office:value-type="string" table:style-name="ce30">
            <text:p>multifurc∼taxa + max.height</text:p>
          </table:table-cell>
          <table:table-cell office:value-type="string" table:style-name="ce30">
            <text:p>multifurc∼taxa + min.height</text:p>
          </table:table-cell>
          <table:table-cell office:value-type="string" table:style-name="ce30">
            <text:p>multifurc∼taxa + mean.height</text:p>
          </table:table-cell>
          <table:table-cell office:value-type="string" table:style-name="ce30">
            <text:p>multifurc∼taxa * depth</text:p>
          </table:table-cell>
          <table:table-cell office:value-type="string" table:style-name="ce30">
            <text:p>multifurc∼taxa * max.height</text:p>
          </table:table-cell>
          <table:table-cell office:value-type="string" table:style-name="ce30">
            <text:p>multifurc∼taxa * min.height</text:p>
          </table:table-cell>
          <table:table-cell office:value-type="string" table:style-name="ce31">
            <text:p>multifurc∼taxa * mean.height</text:p>
          </table:table-cell>
          <table:table-cell office:value-type="string" table:style-name="ce30">
            <text:p>multifurc∼taxa</text:p>
          </table:table-cell>
          <table:table-cell office:value-type="string" table:style-name="ce30">
            <text:p>multifurc∼taxa + depth</text:p>
          </table:table-cell>
          <table:table-cell office:value-type="string" table:style-name="ce30">
            <text:p>multifurc∼taxa + max.height</text:p>
          </table:table-cell>
          <table:table-cell office:value-type="string" table:style-name="ce30">
            <text:p>multifurc∼taxa + min.height</text:p>
          </table:table-cell>
          <table:table-cell office:value-type="string" table:style-name="ce30">
            <text:p>multifurc∼taxa + mean.height</text:p>
          </table:table-cell>
          <table:table-cell office:value-type="string" table:style-name="ce30">
            <text:p>multifurc∼taxa * depth</text:p>
          </table:table-cell>
          <table:table-cell office:value-type="string" table:style-name="ce30">
            <text:p>multifurc∼taxa * max.height</text:p>
          </table:table-cell>
          <table:table-cell office:value-type="string" table:style-name="ce30">
            <text:p>multifurc∼taxa * min.height</text:p>
          </table:table-cell>
          <table:table-cell office:value-type="string" table:style-name="ce31">
            <text:p>multifurc∼taxa * mean.height</text:p>
          </table:table-cell>
          <table:table-cell table:number-columns-repeated="16345" table:style-name="ce32"/>
        </table:table-row>
        <table:table-row table:style-name="ro2">
          <table:table-cell table:number-columns-repeated="2" table:style-name="ce20"/>
          <table:table-cell table:style-name="ce33"/>
          <table:table-cell office:value-type="string" table:style-name="ce34">
            <text:p>Kingdom</text:p>
          </table:table-cell>
          <table:table-cell table:number-columns-repeated="8" table:style-name="ce35"/>
          <table:table-cell office:value-type="string" table:style-name="ce35">
            <text:p>Phylum</text:p>
          </table:table-cell>
          <table:table-cell table:number-columns-repeated="8" table:style-name="ce35"/>
          <table:table-cell office:value-type="string" table:style-name="ce35">
            <text:p>Class</text:p>
          </table:table-cell>
          <table:table-cell table:number-columns-repeated="8" table:style-name="ce35"/>
          <table:table-cell office:value-type="string" table:style-name="ce35">
            <text:p>Order</text:p>
          </table:table-cell>
          <table:table-cell table:number-columns-repeated="8" table:style-name="ce35"/>
          <table:table-cell table:number-columns-repeated="16345" table:style-name="ce36"/>
        </table:table-row>
        <table:table-row table:style-name="ro2">
          <table:table-cell table:number-columns-repeated="2" table:style-name="ce21"/>
          <table:table-cell table:style-name="ce15"/>
          <table:table-cell office:value-type="float" office:value="8273333" table:style-name="ce3">
            <text:p>8273333</text:p>
          </table:table-cell>
          <table:table-cell office:value-type="float" office:value="8273318" table:style-name="ce3">
            <text:p>8273318</text:p>
          </table:table-cell>
          <table:table-cell office:value-type="float" office:value="7993515" table:style-name="ce3">
            <text:p>7993515</text:p>
          </table:table-cell>
          <table:table-cell office:value-type="float" office:value="8251211" table:style-name="ce3">
            <text:p>8251211</text:p>
          </table:table-cell>
          <table:table-cell office:value-type="float" office:value="7825417" table:style-name="ce3">
            <text:p>7825417</text:p>
          </table:table-cell>
          <table:table-cell office:value-type="float" office:value="8235932" table:style-name="ce3">
            <text:p>8235932</text:p>
          </table:table-cell>
          <table:table-cell office:value-type="float" office:value="7963438" table:style-name="ce3">
            <text:p>7963438</text:p>
          </table:table-cell>
          <table:table-cell office:value-type="float" office:value="8214030" table:style-name="ce3">
            <text:p>8214030</text:p>
          </table:table-cell>
          <table:table-cell office:value-type="float" office:value="7768360" table:style-name="ce3">
            <text:p>7768360</text:p>
          </table:table-cell>
          <table:table-cell office:value-type="float" office:value="7937828" table:style-name="ce3">
            <text:p>7937828</text:p>
          </table:table-cell>
          <table:table-cell office:value-type="float" office:value="7934322" table:style-name="ce3">
            <text:p>7934322</text:p>
          </table:table-cell>
          <table:table-cell office:value-type="float" office:value="7749121" table:style-name="ce3">
            <text:p>7749121</text:p>
          </table:table-cell>
          <table:table-cell office:value-type="float" office:value="7875521" table:style-name="ce3">
            <text:p>7875521</text:p>
          </table:table-cell>
          <table:table-cell office:value-type="float" office:value="7644249" table:style-name="ce3">
            <text:p>7644249</text:p>
          </table:table-cell>
          <table:table-cell office:value-type="float" office:value="7836755" table:style-name="ce3">
            <text:p>7836755</text:p>
          </table:table-cell>
          <table:table-cell office:value-type="float" office:value="7693555" table:style-name="ce3">
            <text:p>7693555</text:p>
          </table:table-cell>
          <table:table-cell office:value-type="float" office:value="7808940" table:style-name="ce3">
            <text:p>7808940</text:p>
          </table:table-cell>
          <table:table-cell office:value-type="float" office:value="7536296" table:style-name="ce3">
            <text:p>7536296</text:p>
          </table:table-cell>
          <table:table-cell office:value-type="float" office:value="7842157" table:style-name="ce3">
            <text:p>7842157</text:p>
          </table:table-cell>
          <table:table-cell office:value-type="float" office:value="7839364" table:style-name="ce3">
            <text:p>7839364</text:p>
          </table:table-cell>
          <table:table-cell office:value-type="float" office:value="7661817" table:style-name="ce3">
            <text:p>7661817</text:p>
          </table:table-cell>
          <table:table-cell office:value-type="float" office:value="7778327" table:style-name="ce3">
            <text:p>7778327</text:p>
          </table:table-cell>
          <table:table-cell office:value-type="float" office:value="7572474" table:style-name="ce3">
            <text:p>7572474</text:p>
          </table:table-cell>
          <table:table-cell office:value-type="float" office:value="7757688" table:style-name="ce3">
            <text:p>7757688</text:p>
          </table:table-cell>
          <table:table-cell office:value-type="float" office:value="7614820" table:style-name="ce3">
            <text:p>7614820</text:p>
          </table:table-cell>
          <table:table-cell office:value-type="float" office:value="7690618" table:style-name="ce3">
            <text:p>7690618</text:p>
          </table:table-cell>
          <table:table-cell office:value-type="float" office:value="7484953" table:style-name="ce3">
            <text:p>7484953</text:p>
          </table:table-cell>
          <table:table-cell office:value-type="float" office:value="7644249" table:style-name="ce3">
            <text:p>7644249</text:p>
          </table:table-cell>
          <table:table-cell office:value-type="float" office:value="7539999" table:style-name="ce3">
            <text:p>7539999</text:p>
          </table:table-cell>
          <table:table-cell office:value-type="float" office:value="7416211" table:style-name="ce3">
            <text:p>7416211</text:p>
          </table:table-cell>
          <table:table-cell office:value-type="float" office:value="7516883" table:style-name="ce3">
            <text:p>7516883</text:p>
          </table:table-cell>
          <table:table-cell office:value-type="float" office:value="7340741" table:style-name="ce3">
            <text:p>7340741</text:p>
          </table:table-cell>
          <table:table-cell office:value-type="float" office:value="7383808" table:style-name="ce3">
            <text:p>7383808</text:p>
          </table:table-cell>
          <table:table-cell office:value-type="float" office:value="7335338" table:style-name="ce3">
            <text:p>7335338</text:p>
          </table:table-cell>
          <table:table-cell office:value-type="float" office:value="7336627" table:style-name="ce3">
            <text:p>7336627</text:p>
          </table:table-cell>
          <table:table-cell office:value-type="float" office:value="7206369" table:style-name="ce3">
            <text:p>7206369</text:p>
          </table:table-cell>
          <table:table-cell table:number-columns-repeated="4" table:style-name="ce3"/>
          <table:table-cell table:number-columns-repeated="16341" table:style-name="ce2"/>
        </table:table-row>
        <table:table-row table:style-name="ro2">
          <table:table-cell office:value-type="string" table:style-name="ce22">
            <text:p>multifurc∼taxa</text:p>
          </table:table-cell>
          <table:table-cell office:value-type="string" table:style-name="ce22">
            <text:p>Kingdom</text:p>
          </table:table-cell>
          <table:table-cell office:value-type="float" office:value="8273333" table:style-name="ce5">
            <text:p>8273333</text:p>
          </table:table-cell>
          <table:table-cell office:value-type="float" office:value="0" table:formula="of:=[.C4]-[.$D$3]" table:style-name="ce17">
            <text:p>0</text:p>
          </table:table-cell>
          <table:table-cell office:value-type="float" office:value="15" table:formula="of:=[.$C$4]-[.E3]" table:style-name="ce17">
            <text:p>15</text:p>
          </table:table-cell>
          <table:table-cell office:value-type="float" office:value="279818" table:formula="of:=[.$C$4]-[.F3]" table:style-name="ce17">
            <text:p>279818</text:p>
          </table:table-cell>
          <table:table-cell office:value-type="float" office:value="22122" table:formula="of:=[.$C$4]-[.G3]" table:style-name="ce17">
            <text:p>22122</text:p>
          </table:table-cell>
          <table:table-cell office:value-type="float" office:value="447916" table:formula="of:=[.$C$4]-[.H3]" table:style-name="ce17">
            <text:p>447916</text:p>
          </table:table-cell>
          <table:table-cell office:value-type="float" office:value="37401" table:formula="of:=[.$C$4]-[.I3]" table:style-name="ce17">
            <text:p>37401</text:p>
          </table:table-cell>
          <table:table-cell office:value-type="float" office:value="309895" table:formula="of:=[.$C$4]-[.J3]" table:style-name="ce17">
            <text:p>309895</text:p>
          </table:table-cell>
          <table:table-cell office:value-type="float" office:value="59303" table:formula="of:=[.$C$4]-[.K3]" table:style-name="ce17">
            <text:p>59303</text:p>
          </table:table-cell>
          <table:table-cell office:value-type="float" office:value="504973" table:formula="of:=[.$C$4]-[.L3]" table:style-name="ce17">
            <text:p>504973</text:p>
          </table:table-cell>
          <table:table-cell office:value-type="float" office:value="335505" table:formula="of:=[.$C$4]-[.M3]" table:style-name="ce17">
            <text:p>335505</text:p>
          </table:table-cell>
          <table:table-cell office:value-type="float" office:value="339011" table:formula="of:=[.$C$4]-[.N3]" table:style-name="ce17">
            <text:p>339011</text:p>
          </table:table-cell>
          <table:table-cell office:value-type="float" office:value="524212" table:formula="of:=[.$C$4]-[.O3]" table:style-name="ce17">
            <text:p>524212</text:p>
          </table:table-cell>
          <table:table-cell office:value-type="float" office:value="397812" table:formula="of:=[.$C$4]-[.P3]" table:style-name="ce17">
            <text:p>397812</text:p>
          </table:table-cell>
          <table:table-cell office:value-type="float" office:value="629084" table:formula="of:=[.$C$4]-[.Q3]" table:style-name="ce17">
            <text:p>629084</text:p>
          </table:table-cell>
          <table:table-cell office:value-type="float" office:value="436578" table:formula="of:=[.$C$4]-[.R3]" table:style-name="ce17">
            <text:p>436578</text:p>
          </table:table-cell>
          <table:table-cell office:value-type="float" office:value="579778" table:formula="of:=[.$C$4]-[.S3]" table:style-name="ce17">
            <text:p>579778</text:p>
          </table:table-cell>
          <table:table-cell office:value-type="float" office:value="464393" table:formula="of:=[.$C$4]-[.T3]" table:style-name="ce17">
            <text:p>464393</text:p>
          </table:table-cell>
          <table:table-cell office:value-type="float" office:value="737037" table:formula="of:=[.$C$4]-[.U3]" table:style-name="ce17">
            <text:p>737037</text:p>
          </table:table-cell>
          <table:table-cell office:value-type="float" office:value="431176" table:formula="of:=[.$C$4]-[.V3]" table:style-name="ce17">
            <text:p>431176</text:p>
          </table:table-cell>
          <table:table-cell office:value-type="float" office:value="433969" table:formula="of:=[.$C$4]-[.W3]" table:style-name="ce17">
            <text:p>433969</text:p>
          </table:table-cell>
          <table:table-cell office:value-type="float" office:value="611516" table:formula="of:=[.$C$4]-[.X3]" table:style-name="ce17">
            <text:p>611516</text:p>
          </table:table-cell>
          <table:table-cell office:value-type="float" office:value="495006" table:formula="of:=[.$C$4]-[.Y3]" table:style-name="ce17">
            <text:p>495006</text:p>
          </table:table-cell>
          <table:table-cell office:value-type="float" office:value="700859" table:formula="of:=[.$C$4]-[.Z3]" table:style-name="ce17">
            <text:p>700859</text:p>
          </table:table-cell>
          <table:table-cell office:value-type="float" office:value="515645" table:formula="of:=[.$C$4]-[.AA3]" table:style-name="ce17">
            <text:p>515645</text:p>
          </table:table-cell>
          <table:table-cell office:value-type="float" office:value="658513" table:formula="of:=[.$C$4]-[.AB3]" table:style-name="ce17">
            <text:p>658513</text:p>
          </table:table-cell>
          <table:table-cell office:value-type="float" office:value="582715" table:formula="of:=[.$C$4]-[.AC3]" table:style-name="ce17">
            <text:p>582715</text:p>
          </table:table-cell>
          <table:table-cell office:value-type="float" office:value="788380" table:formula="of:=[.$C$4]-[.AD3]" table:style-name="ce17">
            <text:p>788380</text:p>
          </table:table-cell>
          <table:table-cell office:value-type="float" office:value="629084" table:formula="of:=[.$C$4]-[.AE3]" table:style-name="ce17">
            <text:p>629084</text:p>
          </table:table-cell>
          <table:table-cell office:value-type="float" office:value="733334" table:formula="of:=[.$C$4]-[.AF3]" table:style-name="ce17">
            <text:p>733334</text:p>
          </table:table-cell>
          <table:table-cell office:value-type="float" office:value="857122" table:formula="of:=[.$C$4]-[.AG3]" table:style-name="ce17">
            <text:p>857122</text:p>
          </table:table-cell>
          <table:table-cell office:value-type="float" office:value="756450" table:formula="of:=[.$C$4]-[.AH3]" table:style-name="ce17">
            <text:p>756450</text:p>
          </table:table-cell>
          <table:table-cell office:value-type="float" office:value="932592" table:formula="of:=[.$C$4]-[.AI3]" table:style-name="ce17">
            <text:p>932592</text:p>
          </table:table-cell>
          <table:table-cell office:value-type="float" office:value="889525" table:formula="of:=[.$C$4]-[.AJ3]" table:style-name="ce17">
            <text:p>889525</text:p>
          </table:table-cell>
          <table:table-cell office:value-type="float" office:value="937995" table:formula="of:=[.$C$4]-[.AK3]" table:style-name="ce17">
            <text:p>937995</text:p>
          </table:table-cell>
          <table:table-cell office:value-type="float" office:value="936706" table:formula="of:=[.$C$4]-[.AL3]" table:style-name="ce17">
            <text:p>936706</text:p>
          </table:table-cell>
          <table:table-cell office:value-type="float" office:value="1066964" table:formula="of:=[.$C$4]-[.AM3]" table:style-name="ce17">
            <text:p>1066964</text:p>
          </table:table-cell>
          <table:table-cell table:number-columns-repeated="4" table:style-name="ce6"/>
          <table:table-cell table:number-columns-repeated="16341" table:style-name="ce4"/>
        </table:table-row>
        <table:table-row table:style-name="ro2">
          <table:table-cell office:value-type="string" table:style-name="ce23">
            <text:p>multifurc∼taxa + depth</text:p>
          </table:table-cell>
          <table:table-cell table:style-name="ce23"/>
          <table:table-cell office:value-type="float" office:value="8273318" table:style-name="ce8">
            <text:p>8273318</text:p>
          </table:table-cell>
          <table:table-cell office:value-type="float" office:value="-15" table:formula="of:=[.$C$5]-[.D3]" table:style-name="ce17">
            <text:p>-15</text:p>
          </table:table-cell>
          <table:table-cell office:value-type="float" office:value="0" table:formula="of:=[.$C$5]-[.E3]" table:style-name="ce17">
            <text:p>0</text:p>
          </table:table-cell>
          <table:table-cell office:value-type="float" office:value="279803" table:formula="of:=[.$C$5]-[.F3]" table:style-name="ce17">
            <text:p>279803</text:p>
          </table:table-cell>
          <table:table-cell office:value-type="float" office:value="22107" table:formula="of:=[.$C$5]-[.G3]" table:style-name="ce17">
            <text:p>22107</text:p>
          </table:table-cell>
          <table:table-cell office:value-type="float" office:value="447901" table:formula="of:=[.$C$5]-[.H3]" table:style-name="ce17">
            <text:p>447901</text:p>
          </table:table-cell>
          <table:table-cell office:value-type="float" office:value="37386" table:formula="of:=[.$C$5]-[.I3]" table:style-name="ce17">
            <text:p>37386</text:p>
          </table:table-cell>
          <table:table-cell office:value-type="float" office:value="309880" table:formula="of:=[.$C$5]-[.J3]" table:style-name="ce17">
            <text:p>309880</text:p>
          </table:table-cell>
          <table:table-cell office:value-type="float" office:value="59288" table:formula="of:=[.$C$5]-[.K3]" table:style-name="ce17">
            <text:p>59288</text:p>
          </table:table-cell>
          <table:table-cell office:value-type="float" office:value="504958" table:formula="of:=[.$C$5]-[.L3]" table:style-name="ce17">
            <text:p>504958</text:p>
          </table:table-cell>
          <table:table-cell office:value-type="float" office:value="335490" table:formula="of:=[.$C$5]-[.M3]" table:style-name="ce17">
            <text:p>335490</text:p>
          </table:table-cell>
          <table:table-cell office:value-type="float" office:value="338996" table:formula="of:=[.$C$5]-[.N3]" table:style-name="ce17">
            <text:p>338996</text:p>
          </table:table-cell>
          <table:table-cell office:value-type="float" office:value="524197" table:formula="of:=[.$C$5]-[.O3]" table:style-name="ce17">
            <text:p>524197</text:p>
          </table:table-cell>
          <table:table-cell office:value-type="float" office:value="397797" table:formula="of:=[.$C$5]-[.P3]" table:style-name="ce17">
            <text:p>397797</text:p>
          </table:table-cell>
          <table:table-cell office:value-type="float" office:value="629069" table:formula="of:=[.$C$5]-[.Q3]" table:style-name="ce17">
            <text:p>629069</text:p>
          </table:table-cell>
          <table:table-cell office:value-type="float" office:value="436563" table:formula="of:=[.$C$5]-[.R3]" table:style-name="ce17">
            <text:p>436563</text:p>
          </table:table-cell>
          <table:table-cell office:value-type="float" office:value="579763" table:formula="of:=[.$C$5]-[.S3]" table:style-name="ce17">
            <text:p>579763</text:p>
          </table:table-cell>
          <table:table-cell office:value-type="float" office:value="464378" table:formula="of:=[.$C$5]-[.T3]" table:style-name="ce17">
            <text:p>464378</text:p>
          </table:table-cell>
          <table:table-cell office:value-type="float" office:value="737022" table:formula="of:=[.$C$5]-[.U3]" table:style-name="ce17">
            <text:p>737022</text:p>
          </table:table-cell>
          <table:table-cell office:value-type="float" office:value="431161" table:formula="of:=[.$C$5]-[.V3]" table:style-name="ce17">
            <text:p>431161</text:p>
          </table:table-cell>
          <table:table-cell office:value-type="float" office:value="433954" table:formula="of:=[.$C$5]-[.W3]" table:style-name="ce17">
            <text:p>433954</text:p>
          </table:table-cell>
          <table:table-cell office:value-type="float" office:value="611501" table:formula="of:=[.$C$5]-[.X3]" table:style-name="ce17">
            <text:p>611501</text:p>
          </table:table-cell>
          <table:table-cell office:value-type="float" office:value="494991" table:formula="of:=[.$C$5]-[.Y3]" table:style-name="ce17">
            <text:p>494991</text:p>
          </table:table-cell>
          <table:table-cell office:value-type="float" office:value="700844" table:formula="of:=[.$C$5]-[.Z3]" table:style-name="ce17">
            <text:p>700844</text:p>
          </table:table-cell>
          <table:table-cell office:value-type="float" office:value="515630" table:formula="of:=[.$C$5]-[.AA3]" table:style-name="ce17">
            <text:p>515630</text:p>
          </table:table-cell>
          <table:table-cell office:value-type="float" office:value="658498" table:formula="of:=[.$C$5]-[.AB3]" table:style-name="ce17">
            <text:p>658498</text:p>
          </table:table-cell>
          <table:table-cell office:value-type="float" office:value="582700" table:formula="of:=[.$C$5]-[.AC3]" table:style-name="ce17">
            <text:p>582700</text:p>
          </table:table-cell>
          <table:table-cell office:value-type="float" office:value="788365" table:formula="of:=[.$C$5]-[.AD3]" table:style-name="ce17">
            <text:p>788365</text:p>
          </table:table-cell>
          <table:table-cell office:value-type="float" office:value="629069" table:formula="of:=[.$C$5]-[.AE3]" table:style-name="ce17">
            <text:p>629069</text:p>
          </table:table-cell>
          <table:table-cell office:value-type="float" office:value="733319" table:formula="of:=[.$C$5]-[.AF3]" table:style-name="ce17">
            <text:p>733319</text:p>
          </table:table-cell>
          <table:table-cell office:value-type="float" office:value="857107" table:formula="of:=[.$C$5]-[.AG3]" table:style-name="ce17">
            <text:p>857107</text:p>
          </table:table-cell>
          <table:table-cell office:value-type="float" office:value="756435" table:formula="of:=[.$C$5]-[.AH3]" table:style-name="ce17">
            <text:p>756435</text:p>
          </table:table-cell>
          <table:table-cell office:value-type="float" office:value="932577" table:formula="of:=[.$C$5]-[.AI3]" table:style-name="ce17">
            <text:p>932577</text:p>
          </table:table-cell>
          <table:table-cell office:value-type="float" office:value="889510" table:formula="of:=[.$C$5]-[.AJ3]" table:style-name="ce17">
            <text:p>889510</text:p>
          </table:table-cell>
          <table:table-cell office:value-type="float" office:value="937980" table:formula="of:=[.$C$5]-[.AK3]" table:style-name="ce17">
            <text:p>937980</text:p>
          </table:table-cell>
          <table:table-cell office:value-type="float" office:value="936691" table:formula="of:=[.$C$5]-[.AL3]" table:style-name="ce17">
            <text:p>936691</text:p>
          </table:table-cell>
          <table:table-cell office:value-type="float" office:value="1066949" table:formula="of:=[.$C$5]-[.AM3]" table:style-name="ce17">
            <text:p>1066949</text:p>
          </table:table-cell>
          <table:table-cell table:number-columns-repeated="4" table:style-name="ce6"/>
          <table:table-cell table:number-columns-repeated="16341"/>
        </table:table-row>
        <table:table-row table:style-name="ro2">
          <table:table-cell office:value-type="string" table:style-name="ce23">
            <text:p>multifurc∼taxa + max.height</text:p>
          </table:table-cell>
          <table:table-cell table:style-name="ce23"/>
          <table:table-cell office:value-type="float" office:value="7993515" table:style-name="ce8">
            <text:p>7993515</text:p>
          </table:table-cell>
          <table:table-cell office:value-type="float" office:value="-279818" table:formula="of:=[.$C$6]-[.D3]" table:style-name="ce17">
            <text:p>-279818</text:p>
          </table:table-cell>
          <table:table-cell office:value-type="float" office:value="-279803" table:formula="of:=[.$C$6]-[.E3]" table:style-name="ce17">
            <text:p>-279803</text:p>
          </table:table-cell>
          <table:table-cell office:value-type="float" office:value="0" table:formula="of:=[.$C$6]-[.F3]" table:style-name="ce17">
            <text:p>0</text:p>
          </table:table-cell>
          <table:table-cell office:value-type="float" office:value="-257696" table:formula="of:=[.$C$6]-[.G3]" table:style-name="ce17">
            <text:p>-257696</text:p>
          </table:table-cell>
          <table:table-cell office:value-type="float" office:value="168098" table:formula="of:=[.$C$6]-[.H3]" table:style-name="ce17">
            <text:p>168098</text:p>
          </table:table-cell>
          <table:table-cell office:value-type="float" office:value="-242417" table:formula="of:=[.$C$6]-[.I3]" table:style-name="ce17">
            <text:p>-242417</text:p>
          </table:table-cell>
          <table:table-cell office:value-type="float" office:value="30077" table:formula="of:=[.$C$6]-[.J3]" table:style-name="ce17">
            <text:p>30077</text:p>
          </table:table-cell>
          <table:table-cell office:value-type="float" office:value="-220515" table:formula="of:=[.$C$6]-[.K3]" table:style-name="ce17">
            <text:p>-220515</text:p>
          </table:table-cell>
          <table:table-cell office:value-type="float" office:value="225155" table:formula="of:=[.$C$6]-[.L3]" table:style-name="ce17">
            <text:p>225155</text:p>
          </table:table-cell>
          <table:table-cell office:value-type="float" office:value="55687" table:formula="of:=[.$C$6]-[.M3]" table:style-name="ce17">
            <text:p>55687</text:p>
          </table:table-cell>
          <table:table-cell office:value-type="float" office:value="59193" table:formula="of:=[.$C$6]-[.N3]" table:style-name="ce17">
            <text:p>59193</text:p>
          </table:table-cell>
          <table:table-cell office:value-type="float" office:value="244394" table:formula="of:=[.$C$6]-[.O3]" table:style-name="ce17">
            <text:p>244394</text:p>
          </table:table-cell>
          <table:table-cell office:value-type="float" office:value="117994" table:formula="of:=[.$C$6]-[.P3]" table:style-name="ce17">
            <text:p>117994</text:p>
          </table:table-cell>
          <table:table-cell office:value-type="float" office:value="349266" table:formula="of:=[.$C$6]-[.Q3]" table:style-name="ce17">
            <text:p>349266</text:p>
          </table:table-cell>
          <table:table-cell office:value-type="float" office:value="156760" table:formula="of:=[.$C$6]-[.R3]" table:style-name="ce17">
            <text:p>156760</text:p>
          </table:table-cell>
          <table:table-cell office:value-type="float" office:value="299960" table:formula="of:=[.$C$6]-[.S3]" table:style-name="ce17">
            <text:p>299960</text:p>
          </table:table-cell>
          <table:table-cell office:value-type="float" office:value="184575" table:formula="of:=[.$C$6]-[.T3]" table:style-name="ce17">
            <text:p>184575</text:p>
          </table:table-cell>
          <table:table-cell office:value-type="float" office:value="457219" table:formula="of:=[.$C$6]-[.U3]" table:style-name="ce17">
            <text:p>457219</text:p>
          </table:table-cell>
          <table:table-cell office:value-type="float" office:value="151358" table:formula="of:=[.$C$6]-[.V3]" table:style-name="ce17">
            <text:p>151358</text:p>
          </table:table-cell>
          <table:table-cell office:value-type="float" office:value="154151" table:formula="of:=[.$C$6]-[.W3]" table:style-name="ce17">
            <text:p>154151</text:p>
          </table:table-cell>
          <table:table-cell office:value-type="float" office:value="331698" table:formula="of:=[.$C$6]-[.X3]" table:style-name="ce17">
            <text:p>331698</text:p>
          </table:table-cell>
          <table:table-cell office:value-type="float" office:value="215188" table:formula="of:=[.$C$6]-[.Y3]" table:style-name="ce17">
            <text:p>215188</text:p>
          </table:table-cell>
          <table:table-cell office:value-type="float" office:value="421041" table:formula="of:=[.$C$6]-[.Z3]" table:style-name="ce17">
            <text:p>421041</text:p>
          </table:table-cell>
          <table:table-cell office:value-type="float" office:value="235827" table:formula="of:=[.$C$6]-[.AA3]" table:style-name="ce17">
            <text:p>235827</text:p>
          </table:table-cell>
          <table:table-cell office:value-type="float" office:value="378695" table:formula="of:=[.$C$6]-[.AB3]" table:style-name="ce17">
            <text:p>378695</text:p>
          </table:table-cell>
          <table:table-cell office:value-type="float" office:value="302897" table:formula="of:=[.$C$6]-[.AC3]" table:style-name="ce17">
            <text:p>302897</text:p>
          </table:table-cell>
          <table:table-cell office:value-type="float" office:value="508562" table:formula="of:=[.$C$6]-[.AD3]" table:style-name="ce17">
            <text:p>508562</text:p>
          </table:table-cell>
          <table:table-cell office:value-type="float" office:value="349266" table:formula="of:=[.$C$6]-[.AE3]" table:style-name="ce17">
            <text:p>349266</text:p>
          </table:table-cell>
          <table:table-cell office:value-type="float" office:value="453516" table:formula="of:=[.$C$6]-[.AF3]" table:style-name="ce17">
            <text:p>453516</text:p>
          </table:table-cell>
          <table:table-cell office:value-type="float" office:value="577304" table:formula="of:=[.$C$6]-[.AG3]" table:style-name="ce17">
            <text:p>577304</text:p>
          </table:table-cell>
          <table:table-cell office:value-type="float" office:value="476632" table:formula="of:=[.$C$6]-[.AH3]" table:style-name="ce17">
            <text:p>476632</text:p>
          </table:table-cell>
          <table:table-cell office:value-type="float" office:value="652774" table:formula="of:=[.$C$6]-[.AI3]" table:style-name="ce17">
            <text:p>652774</text:p>
          </table:table-cell>
          <table:table-cell office:value-type="float" office:value="609707" table:formula="of:=[.$C$6]-[.AJ3]" table:style-name="ce17">
            <text:p>609707</text:p>
          </table:table-cell>
          <table:table-cell office:value-type="float" office:value="658177" table:formula="of:=[.$C$6]-[.AK3]" table:style-name="ce17">
            <text:p>658177</text:p>
          </table:table-cell>
          <table:table-cell office:value-type="float" office:value="656888" table:formula="of:=[.$C$6]-[.AL3]" table:style-name="ce17">
            <text:p>656888</text:p>
          </table:table-cell>
          <table:table-cell office:value-type="float" office:value="787146" table:formula="of:=[.$C$6]-[.AM3]" table:style-name="ce17">
            <text:p>787146</text:p>
          </table:table-cell>
          <table:table-cell table:number-columns-repeated="4" table:style-name="ce6"/>
          <table:table-cell table:number-columns-repeated="16341"/>
        </table:table-row>
        <table:table-row table:style-name="ro2">
          <table:table-cell office:value-type="string" table:style-name="ce23">
            <text:p>multifurc∼taxa + min.height</text:p>
          </table:table-cell>
          <table:table-cell table:style-name="ce23"/>
          <table:table-cell office:value-type="float" office:value="8251211" table:style-name="ce8">
            <text:p>8251211</text:p>
          </table:table-cell>
          <table:table-cell office:value-type="float" office:value="-22122" table:formula="of:=[.$C$7]-[.D3]" table:style-name="ce17">
            <text:p>-22122</text:p>
          </table:table-cell>
          <table:table-cell office:value-type="float" office:value="-22107" table:formula="of:=[.$C$7]-[.E3]" table:style-name="ce17">
            <text:p>-22107</text:p>
          </table:table-cell>
          <table:table-cell office:value-type="float" office:value="257696" table:formula="of:=[.$C$7]-[.F3]" table:style-name="ce17">
            <text:p>257696</text:p>
          </table:table-cell>
          <table:table-cell office:value-type="float" office:value="0" table:formula="of:=[.$C$7]-[.G3]" table:style-name="ce17">
            <text:p>0</text:p>
          </table:table-cell>
          <table:table-cell office:value-type="float" office:value="425794" table:formula="of:=[.$C$7]-[.H3]" table:style-name="ce17">
            <text:p>425794</text:p>
          </table:table-cell>
          <table:table-cell office:value-type="float" office:value="15279" table:formula="of:=[.$C$7]-[.I3]" table:style-name="ce17">
            <text:p>15279</text:p>
          </table:table-cell>
          <table:table-cell office:value-type="float" office:value="287773" table:formula="of:=[.$C$7]-[.J3]" table:style-name="ce17">
            <text:p>287773</text:p>
          </table:table-cell>
          <table:table-cell office:value-type="float" office:value="37181" table:formula="of:=[.$C$7]-[.K3]" table:style-name="ce17">
            <text:p>37181</text:p>
          </table:table-cell>
          <table:table-cell office:value-type="float" office:value="482851" table:formula="of:=[.$C$7]-[.L3]" table:style-name="ce17">
            <text:p>482851</text:p>
          </table:table-cell>
          <table:table-cell office:value-type="float" office:value="313383" table:formula="of:=[.$C$7]-[.M3]" table:style-name="ce17">
            <text:p>313383</text:p>
          </table:table-cell>
          <table:table-cell office:value-type="float" office:value="316889" table:formula="of:=[.$C$7]-[.N3]" table:style-name="ce17">
            <text:p>316889</text:p>
          </table:table-cell>
          <table:table-cell office:value-type="float" office:value="502090" table:formula="of:=[.$C$7]-[.O3]" table:style-name="ce17">
            <text:p>502090</text:p>
          </table:table-cell>
          <table:table-cell office:value-type="float" office:value="375690" table:formula="of:=[.$C$7]-[.P3]" table:style-name="ce17">
            <text:p>375690</text:p>
          </table:table-cell>
          <table:table-cell office:value-type="float" office:value="606962" table:formula="of:=[.$C$7]-[.Q3]" table:style-name="ce17">
            <text:p>606962</text:p>
          </table:table-cell>
          <table:table-cell office:value-type="float" office:value="414456" table:formula="of:=[.$C$7]-[.R3]" table:style-name="ce17">
            <text:p>414456</text:p>
          </table:table-cell>
          <table:table-cell office:value-type="float" office:value="557656" table:formula="of:=[.$C$7]-[.S3]" table:style-name="ce17">
            <text:p>557656</text:p>
          </table:table-cell>
          <table:table-cell office:value-type="float" office:value="442271" table:formula="of:=[.$C$7]-[.T3]" table:style-name="ce17">
            <text:p>442271</text:p>
          </table:table-cell>
          <table:table-cell office:value-type="float" office:value="714915" table:formula="of:=[.$C$7]-[.U3]" table:style-name="ce17">
            <text:p>714915</text:p>
          </table:table-cell>
          <table:table-cell office:value-type="float" office:value="409054" table:formula="of:=[.$C$7]-[.V3]" table:style-name="ce17">
            <text:p>409054</text:p>
          </table:table-cell>
          <table:table-cell office:value-type="float" office:value="411847" table:formula="of:=[.$C$7]-[.W3]" table:style-name="ce17">
            <text:p>411847</text:p>
          </table:table-cell>
          <table:table-cell office:value-type="float" office:value="589394" table:formula="of:=[.$C$7]-[.X3]" table:style-name="ce17">
            <text:p>589394</text:p>
          </table:table-cell>
          <table:table-cell office:value-type="float" office:value="472884" table:formula="of:=[.$C$7]-[.Y3]" table:style-name="ce17">
            <text:p>472884</text:p>
          </table:table-cell>
          <table:table-cell office:value-type="float" office:value="678737" table:formula="of:=[.$C$7]-[.Z3]" table:style-name="ce17">
            <text:p>678737</text:p>
          </table:table-cell>
          <table:table-cell office:value-type="float" office:value="493523" table:formula="of:=[.$C$7]-[.AA3]" table:style-name="ce17">
            <text:p>493523</text:p>
          </table:table-cell>
          <table:table-cell office:value-type="float" office:value="636391" table:formula="of:=[.$C$7]-[.AB3]" table:style-name="ce17">
            <text:p>636391</text:p>
          </table:table-cell>
          <table:table-cell office:value-type="float" office:value="560593" table:formula="of:=[.$C$7]-[.AC3]" table:style-name="ce17">
            <text:p>560593</text:p>
          </table:table-cell>
          <table:table-cell office:value-type="float" office:value="766258" table:formula="of:=[.$C$7]-[.AD3]" table:style-name="ce17">
            <text:p>766258</text:p>
          </table:table-cell>
          <table:table-cell office:value-type="float" office:value="606962" table:formula="of:=[.$C$7]-[.AE3]" table:style-name="ce17">
            <text:p>606962</text:p>
          </table:table-cell>
          <table:table-cell office:value-type="float" office:value="711212" table:formula="of:=[.$C$7]-[.AF3]" table:style-name="ce17">
            <text:p>711212</text:p>
          </table:table-cell>
          <table:table-cell office:value-type="float" office:value="835000" table:formula="of:=[.$C$7]-[.AG3]" table:style-name="ce17">
            <text:p>835000</text:p>
          </table:table-cell>
          <table:table-cell office:value-type="float" office:value="734328" table:formula="of:=[.$C$7]-[.AH3]" table:style-name="ce17">
            <text:p>734328</text:p>
          </table:table-cell>
          <table:table-cell office:value-type="float" office:value="910470" table:formula="of:=[.$C$7]-[.AI3]" table:style-name="ce17">
            <text:p>910470</text:p>
          </table:table-cell>
          <table:table-cell office:value-type="float" office:value="867403" table:formula="of:=[.$C$7]-[.AJ3]" table:style-name="ce17">
            <text:p>867403</text:p>
          </table:table-cell>
          <table:table-cell office:value-type="float" office:value="915873" table:formula="of:=[.$C$7]-[.AK3]" table:style-name="ce17">
            <text:p>915873</text:p>
          </table:table-cell>
          <table:table-cell office:value-type="float" office:value="914584" table:formula="of:=[.$C$7]-[.AL3]" table:style-name="ce17">
            <text:p>914584</text:p>
          </table:table-cell>
          <table:table-cell office:value-type="float" office:value="1044842" table:formula="of:=[.$C$7]-[.AM3]" table:style-name="ce17">
            <text:p>1044842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3">
            <text:p>multifurc∼taxa + mean.height</text:p>
          </table:table-cell>
          <table:table-cell table:style-name="ce23"/>
          <table:table-cell office:value-type="float" office:value="7825417" table:style-name="ce8">
            <text:p>7825417</text:p>
          </table:table-cell>
          <table:table-cell office:value-type="float" office:value="-447916" table:formula="of:=[.$C$8]-[.D3]" table:style-name="ce17">
            <text:p>-447916</text:p>
          </table:table-cell>
          <table:table-cell office:value-type="float" office:value="-447901" table:formula="of:=[.$C$8]-[.E3]" table:style-name="ce17">
            <text:p>-447901</text:p>
          </table:table-cell>
          <table:table-cell office:value-type="float" office:value="-168098" table:formula="of:=[.$C$8]-[.F3]" table:style-name="ce17">
            <text:p>-168098</text:p>
          </table:table-cell>
          <table:table-cell office:value-type="float" office:value="-425794" table:formula="of:=[.$C$8]-[.G3]" table:style-name="ce17">
            <text:p>-425794</text:p>
          </table:table-cell>
          <table:table-cell office:value-type="float" office:value="0" table:formula="of:=[.$C$8]-[.H3]" table:style-name="ce17">
            <text:p>0</text:p>
          </table:table-cell>
          <table:table-cell office:value-type="float" office:value="-410515" table:formula="of:=[.$C$8]-[.I3]" table:style-name="ce17">
            <text:p>-410515</text:p>
          </table:table-cell>
          <table:table-cell office:value-type="float" office:value="-138021" table:formula="of:=[.$C$8]-[.J3]" table:style-name="ce17">
            <text:p>-138021</text:p>
          </table:table-cell>
          <table:table-cell office:value-type="float" office:value="-388613" table:formula="of:=[.$C$8]-[.K3]" table:style-name="ce17">
            <text:p>-388613</text:p>
          </table:table-cell>
          <table:table-cell office:value-type="float" office:value="57057" table:formula="of:=[.$C$8]-[.L3]" table:style-name="ce17">
            <text:p>57057</text:p>
          </table:table-cell>
          <table:table-cell office:value-type="float" office:value="-112411" table:formula="of:=[.$C$8]-[.M3]" table:style-name="ce17">
            <text:p>-112411</text:p>
          </table:table-cell>
          <table:table-cell office:value-type="float" office:value="-108905" table:formula="of:=[.$C$8]-[.N3]" table:style-name="ce17">
            <text:p>-108905</text:p>
          </table:table-cell>
          <table:table-cell office:value-type="float" office:value="76296" table:formula="of:=[.$C$8]-[.O3]" table:style-name="ce17">
            <text:p>76296</text:p>
          </table:table-cell>
          <table:table-cell office:value-type="float" office:value="-50104" table:formula="of:=[.$C$8]-[.P3]" table:style-name="ce17">
            <text:p>-50104</text:p>
          </table:table-cell>
          <table:table-cell office:value-type="float" office:value="181168" table:formula="of:=[.$C$8]-[.Q3]" table:style-name="ce17">
            <text:p>181168</text:p>
          </table:table-cell>
          <table:table-cell office:value-type="float" office:value="-11338" table:formula="of:=[.$C$8]-[.R3]" table:style-name="ce17">
            <text:p>-11338</text:p>
          </table:table-cell>
          <table:table-cell office:value-type="float" office:value="131862" table:formula="of:=[.$C$8]-[.S3]" table:style-name="ce17">
            <text:p>131862</text:p>
          </table:table-cell>
          <table:table-cell office:value-type="float" office:value="16477" table:formula="of:=[.$C$8]-[.T3]" table:style-name="ce17">
            <text:p>16477</text:p>
          </table:table-cell>
          <table:table-cell office:value-type="float" office:value="289121" table:formula="of:=[.$C$8]-[.U3]" table:style-name="ce17">
            <text:p>289121</text:p>
          </table:table-cell>
          <table:table-cell office:value-type="float" office:value="-16740" table:formula="of:=[.$C$8]-[.V3]" table:style-name="ce17">
            <text:p>-16740</text:p>
          </table:table-cell>
          <table:table-cell office:value-type="float" office:value="-13947" table:formula="of:=[.$C$8]-[.W3]" table:style-name="ce17">
            <text:p>-13947</text:p>
          </table:table-cell>
          <table:table-cell office:value-type="float" office:value="163600" table:formula="of:=[.$C$8]-[.X3]" table:style-name="ce17">
            <text:p>163600</text:p>
          </table:table-cell>
          <table:table-cell office:value-type="float" office:value="47090" table:formula="of:=[.$C$8]-[.Y3]" table:style-name="ce17">
            <text:p>47090</text:p>
          </table:table-cell>
          <table:table-cell office:value-type="float" office:value="252943" table:formula="of:=[.$C$8]-[.Z3]" table:style-name="ce17">
            <text:p>252943</text:p>
          </table:table-cell>
          <table:table-cell office:value-type="float" office:value="67729" table:formula="of:=[.$C$8]-[.AA3]" table:style-name="ce17">
            <text:p>67729</text:p>
          </table:table-cell>
          <table:table-cell office:value-type="float" office:value="210597" table:formula="of:=[.$C$8]-[.AB3]" table:style-name="ce17">
            <text:p>210597</text:p>
          </table:table-cell>
          <table:table-cell office:value-type="float" office:value="134799" table:formula="of:=[.$C$8]-[.AC3]" table:style-name="ce17">
            <text:p>134799</text:p>
          </table:table-cell>
          <table:table-cell office:value-type="float" office:value="340464" table:formula="of:=[.$C$8]-[.AD3]" table:style-name="ce17">
            <text:p>340464</text:p>
          </table:table-cell>
          <table:table-cell office:value-type="float" office:value="181168" table:formula="of:=[.$C$8]-[.AE3]" table:style-name="ce17">
            <text:p>181168</text:p>
          </table:table-cell>
          <table:table-cell office:value-type="float" office:value="285418" table:formula="of:=[.$C$8]-[.AF3]" table:style-name="ce17">
            <text:p>285418</text:p>
          </table:table-cell>
          <table:table-cell office:value-type="float" office:value="409206" table:formula="of:=[.$C$8]-[.AG3]" table:style-name="ce17">
            <text:p>409206</text:p>
          </table:table-cell>
          <table:table-cell office:value-type="float" office:value="308534" table:formula="of:=[.$C$8]-[.AH3]" table:style-name="ce17">
            <text:p>308534</text:p>
          </table:table-cell>
          <table:table-cell office:value-type="float" office:value="484676" table:formula="of:=[.$C$8]-[.AI3]" table:style-name="ce17">
            <text:p>484676</text:p>
          </table:table-cell>
          <table:table-cell office:value-type="float" office:value="441609" table:formula="of:=[.$C$8]-[.AJ3]" table:style-name="ce17">
            <text:p>441609</text:p>
          </table:table-cell>
          <table:table-cell office:value-type="float" office:value="490079" table:formula="of:=[.$C$8]-[.AK3]" table:style-name="ce17">
            <text:p>490079</text:p>
          </table:table-cell>
          <table:table-cell office:value-type="float" office:value="488790" table:formula="of:=[.$C$8]-[.AL3]" table:style-name="ce17">
            <text:p>488790</text:p>
          </table:table-cell>
          <table:table-cell office:value-type="float" office:value="619048" table:formula="of:=[.$C$8]-[.AM3]" table:style-name="ce17">
            <text:p>619048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3">
            <text:p>multifurc∼taxa * depth</text:p>
          </table:table-cell>
          <table:table-cell table:style-name="ce23"/>
          <table:table-cell office:value-type="float" office:value="8235932" table:style-name="ce8">
            <text:p>8235932</text:p>
          </table:table-cell>
          <table:table-cell office:value-type="float" office:value="-37401" table:formula="of:=[.$C$9]-[.D3]" table:style-name="ce17">
            <text:p>-37401</text:p>
          </table:table-cell>
          <table:table-cell office:value-type="float" office:value="-37386" table:formula="of:=[.$C$9]-[.E3]" table:style-name="ce17">
            <text:p>-37386</text:p>
          </table:table-cell>
          <table:table-cell office:value-type="float" office:value="242417" table:formula="of:=[.$C$9]-[.F3]" table:style-name="ce17">
            <text:p>242417</text:p>
          </table:table-cell>
          <table:table-cell office:value-type="float" office:value="-15279" table:formula="of:=[.$C$9]-[.G3]" table:style-name="ce17">
            <text:p>-15279</text:p>
          </table:table-cell>
          <table:table-cell office:value-type="float" office:value="410515" table:formula="of:=[.$C$9]-[.H3]" table:style-name="ce17">
            <text:p>410515</text:p>
          </table:table-cell>
          <table:table-cell office:value-type="float" office:value="0" table:formula="of:=[.$C$9]-[.I3]" table:style-name="ce17">
            <text:p>0</text:p>
          </table:table-cell>
          <table:table-cell office:value-type="float" office:value="272494" table:formula="of:=[.$C$9]-[.J3]" table:style-name="ce17">
            <text:p>272494</text:p>
          </table:table-cell>
          <table:table-cell office:value-type="float" office:value="21902" table:formula="of:=[.$C$9]-[.K3]" table:style-name="ce17">
            <text:p>21902</text:p>
          </table:table-cell>
          <table:table-cell office:value-type="float" office:value="467572" table:formula="of:=[.$C$9]-[.L3]" table:style-name="ce17">
            <text:p>467572</text:p>
          </table:table-cell>
          <table:table-cell office:value-type="float" office:value="298104" table:formula="of:=[.$C$9]-[.M3]" table:style-name="ce17">
            <text:p>298104</text:p>
          </table:table-cell>
          <table:table-cell office:value-type="float" office:value="301610" table:formula="of:=[.$C$9]-[.N3]" table:style-name="ce17">
            <text:p>301610</text:p>
          </table:table-cell>
          <table:table-cell office:value-type="float" office:value="486811" table:formula="of:=[.$C$9]-[.O3]" table:style-name="ce17">
            <text:p>486811</text:p>
          </table:table-cell>
          <table:table-cell office:value-type="float" office:value="360411" table:formula="of:=[.$C$9]-[.P3]" table:style-name="ce17">
            <text:p>360411</text:p>
          </table:table-cell>
          <table:table-cell office:value-type="float" office:value="591683" table:formula="of:=[.$C$9]-[.Q3]" table:style-name="ce17">
            <text:p>591683</text:p>
          </table:table-cell>
          <table:table-cell office:value-type="float" office:value="399177" table:formula="of:=[.$C$9]-[.R3]" table:style-name="ce17">
            <text:p>399177</text:p>
          </table:table-cell>
          <table:table-cell office:value-type="float" office:value="542377" table:formula="of:=[.$C$9]-[.S3]" table:style-name="ce17">
            <text:p>542377</text:p>
          </table:table-cell>
          <table:table-cell office:value-type="float" office:value="426992" table:formula="of:=[.$C$9]-[.T3]" table:style-name="ce17">
            <text:p>426992</text:p>
          </table:table-cell>
          <table:table-cell office:value-type="float" office:value="699636" table:formula="of:=[.$C$9]-[.U3]" table:style-name="ce17">
            <text:p>699636</text:p>
          </table:table-cell>
          <table:table-cell office:value-type="float" office:value="393775" table:formula="of:=[.$C$9]-[.V3]" table:style-name="ce17">
            <text:p>393775</text:p>
          </table:table-cell>
          <table:table-cell office:value-type="float" office:value="396568" table:formula="of:=[.$C$9]-[.W3]" table:style-name="ce17">
            <text:p>396568</text:p>
          </table:table-cell>
          <table:table-cell office:value-type="float" office:value="574115" table:formula="of:=[.$C$9]-[.X3]" table:style-name="ce17">
            <text:p>574115</text:p>
          </table:table-cell>
          <table:table-cell office:value-type="float" office:value="457605" table:formula="of:=[.$C$9]-[.Y3]" table:style-name="ce17">
            <text:p>457605</text:p>
          </table:table-cell>
          <table:table-cell office:value-type="float" office:value="663458" table:formula="of:=[.$C$9]-[.Z3]" table:style-name="ce17">
            <text:p>663458</text:p>
          </table:table-cell>
          <table:table-cell office:value-type="float" office:value="478244" table:formula="of:=[.$C$9]-[.AA3]" table:style-name="ce17">
            <text:p>478244</text:p>
          </table:table-cell>
          <table:table-cell office:value-type="float" office:value="621112" table:formula="of:=[.$C$9]-[.AB3]" table:style-name="ce17">
            <text:p>621112</text:p>
          </table:table-cell>
          <table:table-cell office:value-type="float" office:value="545314" table:formula="of:=[.$C$9]-[.AC3]" table:style-name="ce17">
            <text:p>545314</text:p>
          </table:table-cell>
          <table:table-cell office:value-type="float" office:value="750979" table:formula="of:=[.$C$9]-[.AD3]" table:style-name="ce17">
            <text:p>750979</text:p>
          </table:table-cell>
          <table:table-cell office:value-type="float" office:value="591683" table:formula="of:=[.$C$9]-[.AE3]" table:style-name="ce17">
            <text:p>591683</text:p>
          </table:table-cell>
          <table:table-cell office:value-type="float" office:value="695933" table:formula="of:=[.$C$9]-[.AF3]" table:style-name="ce17">
            <text:p>695933</text:p>
          </table:table-cell>
          <table:table-cell office:value-type="float" office:value="819721" table:formula="of:=[.$C$9]-[.AG3]" table:style-name="ce17">
            <text:p>819721</text:p>
          </table:table-cell>
          <table:table-cell office:value-type="float" office:value="719049" table:formula="of:=[.$C$9]-[.AH3]" table:style-name="ce17">
            <text:p>719049</text:p>
          </table:table-cell>
          <table:table-cell office:value-type="float" office:value="895191" table:formula="of:=[.$C$9]-[.AI3]" table:style-name="ce17">
            <text:p>895191</text:p>
          </table:table-cell>
          <table:table-cell office:value-type="float" office:value="852124" table:formula="of:=[.$C$9]-[.AJ3]" table:style-name="ce17">
            <text:p>852124</text:p>
          </table:table-cell>
          <table:table-cell office:value-type="float" office:value="900594" table:formula="of:=[.$C$9]-[.AK3]" table:style-name="ce17">
            <text:p>900594</text:p>
          </table:table-cell>
          <table:table-cell office:value-type="float" office:value="899305" table:formula="of:=[.$C$9]-[.AL3]" table:style-name="ce17">
            <text:p>899305</text:p>
          </table:table-cell>
          <table:table-cell office:value-type="float" office:value="1029563" table:formula="of:=[.$C$9]-[.AM3]" table:style-name="ce17">
            <text:p>1029563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3">
            <text:p>multifurc∼taxa * max.height</text:p>
          </table:table-cell>
          <table:table-cell table:style-name="ce23"/>
          <table:table-cell office:value-type="float" office:value="7963438" table:style-name="ce8">
            <text:p>7963438</text:p>
          </table:table-cell>
          <table:table-cell office:value-type="float" office:value="-309895" table:formula="of:=[.$C$10]-[.D3]" table:style-name="ce17">
            <text:p>-309895</text:p>
          </table:table-cell>
          <table:table-cell office:value-type="float" office:value="-309880" table:formula="of:=[.$C$10]-[.E3]" table:style-name="ce17">
            <text:p>-309880</text:p>
          </table:table-cell>
          <table:table-cell office:value-type="float" office:value="-30077" table:formula="of:=[.$C$10]-[.F3]" table:style-name="ce17">
            <text:p>-30077</text:p>
          </table:table-cell>
          <table:table-cell office:value-type="float" office:value="-287773" table:formula="of:=[.$C$10]-[.G3]" table:style-name="ce17">
            <text:p>-287773</text:p>
          </table:table-cell>
          <table:table-cell office:value-type="float" office:value="138021" table:formula="of:=[.$C$10]-[.H3]" table:style-name="ce17">
            <text:p>138021</text:p>
          </table:table-cell>
          <table:table-cell office:value-type="float" office:value="-272494" table:formula="of:=[.$C$10]-[.I3]" table:style-name="ce17">
            <text:p>-272494</text:p>
          </table:table-cell>
          <table:table-cell office:value-type="float" office:value="0" table:formula="of:=[.$C$10]-[.J3]" table:style-name="ce17">
            <text:p>0</text:p>
          </table:table-cell>
          <table:table-cell office:value-type="float" office:value="-250592" table:formula="of:=[.$C$10]-[.K3]" table:style-name="ce17">
            <text:p>-250592</text:p>
          </table:table-cell>
          <table:table-cell office:value-type="float" office:value="195078" table:formula="of:=[.$C$10]-[.L3]" table:style-name="ce17">
            <text:p>195078</text:p>
          </table:table-cell>
          <table:table-cell office:value-type="float" office:value="25610" table:formula="of:=[.$C$10]-[.M3]" table:style-name="ce17">
            <text:p>25610</text:p>
          </table:table-cell>
          <table:table-cell office:value-type="float" office:value="29116" table:formula="of:=[.$C$10]-[.N3]" table:style-name="ce17">
            <text:p>29116</text:p>
          </table:table-cell>
          <table:table-cell office:value-type="float" office:value="214317" table:formula="of:=[.$C$10]-[.O3]" table:style-name="ce17">
            <text:p>214317</text:p>
          </table:table-cell>
          <table:table-cell office:value-type="float" office:value="87917" table:formula="of:=[.$C$10]-[.P3]" table:style-name="ce17">
            <text:p>87917</text:p>
          </table:table-cell>
          <table:table-cell office:value-type="float" office:value="319189" table:formula="of:=[.$C$10]-[.Q3]" table:style-name="ce17">
            <text:p>319189</text:p>
          </table:table-cell>
          <table:table-cell office:value-type="float" office:value="126683" table:formula="of:=[.$C$10]-[.R3]" table:style-name="ce17">
            <text:p>126683</text:p>
          </table:table-cell>
          <table:table-cell office:value-type="float" office:value="269883" table:formula="of:=[.$C$10]-[.S3]" table:style-name="ce17">
            <text:p>269883</text:p>
          </table:table-cell>
          <table:table-cell office:value-type="float" office:value="154498" table:formula="of:=[.$C$10]-[.T3]" table:style-name="ce17">
            <text:p>154498</text:p>
          </table:table-cell>
          <table:table-cell office:value-type="float" office:value="427142" table:formula="of:=[.$C$10]-[.U3]" table:style-name="ce17">
            <text:p>427142</text:p>
          </table:table-cell>
          <table:table-cell office:value-type="float" office:value="121281" table:formula="of:=[.$C$10]-[.V3]" table:style-name="ce17">
            <text:p>121281</text:p>
          </table:table-cell>
          <table:table-cell office:value-type="float" office:value="124074" table:formula="of:=[.$C$10]-[.W3]" table:style-name="ce17">
            <text:p>124074</text:p>
          </table:table-cell>
          <table:table-cell office:value-type="float" office:value="301621" table:formula="of:=[.$C$10]-[.X3]" table:style-name="ce17">
            <text:p>301621</text:p>
          </table:table-cell>
          <table:table-cell office:value-type="float" office:value="185111" table:formula="of:=[.$C$10]-[.Y3]" table:style-name="ce17">
            <text:p>185111</text:p>
          </table:table-cell>
          <table:table-cell office:value-type="float" office:value="390964" table:formula="of:=[.$C$10]-[.Z3]" table:style-name="ce17">
            <text:p>390964</text:p>
          </table:table-cell>
          <table:table-cell office:value-type="float" office:value="205750" table:formula="of:=[.$C$10]-[.AA3]" table:style-name="ce17">
            <text:p>205750</text:p>
          </table:table-cell>
          <table:table-cell office:value-type="float" office:value="348618" table:formula="of:=[.$C$10]-[.AB3]" table:style-name="ce17">
            <text:p>348618</text:p>
          </table:table-cell>
          <table:table-cell office:value-type="float" office:value="272820" table:formula="of:=[.$C$10]-[.AC3]" table:style-name="ce17">
            <text:p>272820</text:p>
          </table:table-cell>
          <table:table-cell office:value-type="float" office:value="478485" table:formula="of:=[.$C$10]-[.AD3]" table:style-name="ce17">
            <text:p>478485</text:p>
          </table:table-cell>
          <table:table-cell office:value-type="float" office:value="319189" table:formula="of:=[.$C$10]-[.AE3]" table:style-name="ce17">
            <text:p>319189</text:p>
          </table:table-cell>
          <table:table-cell office:value-type="float" office:value="423439" table:formula="of:=[.$C$10]-[.AF3]" table:style-name="ce17">
            <text:p>423439</text:p>
          </table:table-cell>
          <table:table-cell office:value-type="float" office:value="547227" table:formula="of:=[.$C$10]-[.AG3]" table:style-name="ce17">
            <text:p>547227</text:p>
          </table:table-cell>
          <table:table-cell office:value-type="float" office:value="446555" table:formula="of:=[.$C$10]-[.AH3]" table:style-name="ce17">
            <text:p>446555</text:p>
          </table:table-cell>
          <table:table-cell office:value-type="float" office:value="622697" table:formula="of:=[.$C$10]-[.AI3]" table:style-name="ce17">
            <text:p>622697</text:p>
          </table:table-cell>
          <table:table-cell office:value-type="float" office:value="579630" table:formula="of:=[.$C$10]-[.AJ3]" table:style-name="ce17">
            <text:p>579630</text:p>
          </table:table-cell>
          <table:table-cell office:value-type="float" office:value="628100" table:formula="of:=[.$C$10]-[.AK3]" table:style-name="ce17">
            <text:p>628100</text:p>
          </table:table-cell>
          <table:table-cell office:value-type="float" office:value="626811" table:formula="of:=[.$C$10]-[.AL3]" table:style-name="ce17">
            <text:p>626811</text:p>
          </table:table-cell>
          <table:table-cell office:value-type="float" office:value="757069" table:formula="of:=[.$C$10]-[.AM3]" table:style-name="ce17">
            <text:p>757069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3">
            <text:p>multifurc∼taxa * min.height</text:p>
          </table:table-cell>
          <table:table-cell table:style-name="ce23"/>
          <table:table-cell office:value-type="float" office:value="8214030" table:style-name="ce8">
            <text:p>8214030</text:p>
          </table:table-cell>
          <table:table-cell office:value-type="float" office:value="-59303" table:formula="of:=[.$C$11]-[.D3]" table:style-name="ce17">
            <text:p>-59303</text:p>
          </table:table-cell>
          <table:table-cell office:value-type="float" office:value="-59288" table:formula="of:=[.$C$11]-[.E3]" table:style-name="ce17">
            <text:p>-59288</text:p>
          </table:table-cell>
          <table:table-cell office:value-type="float" office:value="220515" table:formula="of:=[.$C$11]-[.F3]" table:style-name="ce17">
            <text:p>220515</text:p>
          </table:table-cell>
          <table:table-cell office:value-type="float" office:value="-37181" table:formula="of:=[.$C$11]-[.G3]" table:style-name="ce17">
            <text:p>-37181</text:p>
          </table:table-cell>
          <table:table-cell office:value-type="float" office:value="388613" table:formula="of:=[.$C$11]-[.H3]" table:style-name="ce17">
            <text:p>388613</text:p>
          </table:table-cell>
          <table:table-cell office:value-type="float" office:value="-21902" table:formula="of:=[.$C$11]-[.I3]" table:style-name="ce17">
            <text:p>-21902</text:p>
          </table:table-cell>
          <table:table-cell office:value-type="float" office:value="250592" table:formula="of:=[.$C$11]-[.J3]" table:style-name="ce17">
            <text:p>250592</text:p>
          </table:table-cell>
          <table:table-cell office:value-type="float" office:value="0" table:formula="of:=[.$C$11]-[.K3]" table:style-name="ce17">
            <text:p>0</text:p>
          </table:table-cell>
          <table:table-cell office:value-type="float" office:value="445670" table:formula="of:=[.$C$11]-[.L3]" table:style-name="ce17">
            <text:p>445670</text:p>
          </table:table-cell>
          <table:table-cell office:value-type="float" office:value="276202" table:formula="of:=[.$C$11]-[.M3]" table:style-name="ce17">
            <text:p>276202</text:p>
          </table:table-cell>
          <table:table-cell office:value-type="float" office:value="279708" table:formula="of:=[.$C$11]-[.N3]" table:style-name="ce17">
            <text:p>279708</text:p>
          </table:table-cell>
          <table:table-cell office:value-type="float" office:value="464909" table:formula="of:=[.$C$11]-[.O3]" table:style-name="ce17">
            <text:p>464909</text:p>
          </table:table-cell>
          <table:table-cell office:value-type="float" office:value="338509" table:formula="of:=[.$C$11]-[.P3]" table:style-name="ce17">
            <text:p>338509</text:p>
          </table:table-cell>
          <table:table-cell office:value-type="float" office:value="569781" table:formula="of:=[.$C$11]-[.Q3]" table:style-name="ce17">
            <text:p>569781</text:p>
          </table:table-cell>
          <table:table-cell office:value-type="float" office:value="377275" table:formula="of:=[.$C$11]-[.R3]" table:style-name="ce17">
            <text:p>377275</text:p>
          </table:table-cell>
          <table:table-cell office:value-type="float" office:value="520475" table:formula="of:=[.$C$11]-[.S3]" table:style-name="ce17">
            <text:p>520475</text:p>
          </table:table-cell>
          <table:table-cell office:value-type="float" office:value="405090" table:formula="of:=[.$C$11]-[.T3]" table:style-name="ce17">
            <text:p>405090</text:p>
          </table:table-cell>
          <table:table-cell office:value-type="float" office:value="677734" table:formula="of:=[.$C$11]-[.U3]" table:style-name="ce17">
            <text:p>677734</text:p>
          </table:table-cell>
          <table:table-cell office:value-type="float" office:value="371873" table:formula="of:=[.$C$11]-[.V3]" table:style-name="ce17">
            <text:p>371873</text:p>
          </table:table-cell>
          <table:table-cell office:value-type="float" office:value="374666" table:formula="of:=[.$C$11]-[.W3]" table:style-name="ce17">
            <text:p>374666</text:p>
          </table:table-cell>
          <table:table-cell office:value-type="float" office:value="552213" table:formula="of:=[.$C$11]-[.X3]" table:style-name="ce17">
            <text:p>552213</text:p>
          </table:table-cell>
          <table:table-cell office:value-type="float" office:value="435703" table:formula="of:=[.$C$11]-[.Y3]" table:style-name="ce17">
            <text:p>435703</text:p>
          </table:table-cell>
          <table:table-cell office:value-type="float" office:value="641556" table:formula="of:=[.$C$11]-[.Z3]" table:style-name="ce17">
            <text:p>641556</text:p>
          </table:table-cell>
          <table:table-cell office:value-type="float" office:value="456342" table:formula="of:=[.$C$11]-[.AA3]" table:style-name="ce17">
            <text:p>456342</text:p>
          </table:table-cell>
          <table:table-cell office:value-type="float" office:value="599210" table:formula="of:=[.$C$11]-[.AB3]" table:style-name="ce17">
            <text:p>599210</text:p>
          </table:table-cell>
          <table:table-cell office:value-type="float" office:value="523412" table:formula="of:=[.$C$11]-[.AC3]" table:style-name="ce17">
            <text:p>523412</text:p>
          </table:table-cell>
          <table:table-cell office:value-type="float" office:value="729077" table:formula="of:=[.$C$11]-[.AD3]" table:style-name="ce17">
            <text:p>729077</text:p>
          </table:table-cell>
          <table:table-cell office:value-type="float" office:value="569781" table:formula="of:=[.$C$11]-[.AE3]" table:style-name="ce17">
            <text:p>569781</text:p>
          </table:table-cell>
          <table:table-cell office:value-type="float" office:value="674031" table:formula="of:=[.$C$11]-[.AF3]" table:style-name="ce17">
            <text:p>674031</text:p>
          </table:table-cell>
          <table:table-cell office:value-type="float" office:value="797819" table:formula="of:=[.$C$11]-[.AG3]" table:style-name="ce17">
            <text:p>797819</text:p>
          </table:table-cell>
          <table:table-cell office:value-type="float" office:value="697147" table:formula="of:=[.$C$11]-[.AH3]" table:style-name="ce17">
            <text:p>697147</text:p>
          </table:table-cell>
          <table:table-cell office:value-type="float" office:value="873289" table:formula="of:=[.$C$11]-[.AI3]" table:style-name="ce17">
            <text:p>873289</text:p>
          </table:table-cell>
          <table:table-cell office:value-type="float" office:value="830222" table:formula="of:=[.$C$11]-[.AJ3]" table:style-name="ce17">
            <text:p>830222</text:p>
          </table:table-cell>
          <table:table-cell office:value-type="float" office:value="878692" table:formula="of:=[.$C$11]-[.AK3]" table:style-name="ce17">
            <text:p>878692</text:p>
          </table:table-cell>
          <table:table-cell office:value-type="float" office:value="877403" table:formula="of:=[.$C$11]-[.AL3]" table:style-name="ce17">
            <text:p>877403</text:p>
          </table:table-cell>
          <table:table-cell office:value-type="float" office:value="1007661" table:formula="of:=[.$C$11]-[.AM3]" table:style-name="ce17">
            <text:p>1007661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4">
            <text:p>multifurc∼taxa * mean.height</text:p>
          </table:table-cell>
          <table:table-cell table:style-name="ce24"/>
          <table:table-cell office:value-type="float" office:value="7768360" table:style-name="ce10">
            <text:p>7768360</text:p>
          </table:table-cell>
          <table:table-cell office:value-type="float" office:value="-504973" table:formula="of:=[.$C$12]-[.D3]" table:style-name="ce17">
            <text:p>-504973</text:p>
          </table:table-cell>
          <table:table-cell office:value-type="float" office:value="-504958" table:formula="of:=[.$C$12]-[.E3]" table:style-name="ce17">
            <text:p>-504958</text:p>
          </table:table-cell>
          <table:table-cell office:value-type="float" office:value="-225155" table:formula="of:=[.$C$12]-[.F3]" table:style-name="ce17">
            <text:p>-225155</text:p>
          </table:table-cell>
          <table:table-cell office:value-type="float" office:value="-482851" table:formula="of:=[.$C$12]-[.G3]" table:style-name="ce17">
            <text:p>-482851</text:p>
          </table:table-cell>
          <table:table-cell office:value-type="float" office:value="-57057" table:formula="of:=[.$C$12]-[.H3]" table:style-name="ce17">
            <text:p>-57057</text:p>
          </table:table-cell>
          <table:table-cell office:value-type="float" office:value="-467572" table:formula="of:=[.$C$12]-[.I3]" table:style-name="ce17">
            <text:p>-467572</text:p>
          </table:table-cell>
          <table:table-cell office:value-type="float" office:value="-195078" table:formula="of:=[.$C$12]-[.J3]" table:style-name="ce17">
            <text:p>-195078</text:p>
          </table:table-cell>
          <table:table-cell office:value-type="float" office:value="-445670" table:formula="of:=[.$C$12]-[.K3]" table:style-name="ce17">
            <text:p>-445670</text:p>
          </table:table-cell>
          <table:table-cell office:value-type="float" office:value="0" table:formula="of:=[.$C$12]-[.L3]" table:style-name="ce17">
            <text:p>0</text:p>
          </table:table-cell>
          <table:table-cell office:value-type="float" office:value="-169468" table:formula="of:=[.$C$12]-[.M3]" table:style-name="ce17">
            <text:p>-169468</text:p>
          </table:table-cell>
          <table:table-cell office:value-type="float" office:value="-165962" table:formula="of:=[.$C$12]-[.N3]" table:style-name="ce17">
            <text:p>-165962</text:p>
          </table:table-cell>
          <table:table-cell office:value-type="float" office:value="19239" table:formula="of:=[.$C$12]-[.O3]" table:style-name="ce17">
            <text:p>19239</text:p>
          </table:table-cell>
          <table:table-cell office:value-type="float" office:value="-107161" table:formula="of:=[.$C$12]-[.P3]" table:style-name="ce17">
            <text:p>-107161</text:p>
          </table:table-cell>
          <table:table-cell office:value-type="float" office:value="124111" table:formula="of:=[.$C$12]-[.Q3]" table:style-name="ce17">
            <text:p>124111</text:p>
          </table:table-cell>
          <table:table-cell office:value-type="float" office:value="-68395" table:formula="of:=[.$C$12]-[.R3]" table:style-name="ce17">
            <text:p>-68395</text:p>
          </table:table-cell>
          <table:table-cell office:value-type="float" office:value="74805" table:formula="of:=[.$C$12]-[.S3]" table:style-name="ce17">
            <text:p>74805</text:p>
          </table:table-cell>
          <table:table-cell office:value-type="float" office:value="-40580" table:formula="of:=[.$C$12]-[.T3]" table:style-name="ce17">
            <text:p>-40580</text:p>
          </table:table-cell>
          <table:table-cell office:value-type="float" office:value="232064" table:formula="of:=[.$C$12]-[.U3]" table:style-name="ce17">
            <text:p>232064</text:p>
          </table:table-cell>
          <table:table-cell office:value-type="float" office:value="-73797" table:formula="of:=[.$C$12]-[.V3]" table:style-name="ce17">
            <text:p>-73797</text:p>
          </table:table-cell>
          <table:table-cell office:value-type="float" office:value="-71004" table:formula="of:=[.$C$12]-[.W3]" table:style-name="ce17">
            <text:p>-71004</text:p>
          </table:table-cell>
          <table:table-cell office:value-type="float" office:value="106543" table:formula="of:=[.$C$12]-[.X3]" table:style-name="ce17">
            <text:p>106543</text:p>
          </table:table-cell>
          <table:table-cell office:value-type="float" office:value="-9967" table:formula="of:=[.$C$12]-[.Y3]" table:style-name="ce17">
            <text:p>-9967</text:p>
          </table:table-cell>
          <table:table-cell office:value-type="float" office:value="195886" table:formula="of:=[.$C$12]-[.Z3]" table:style-name="ce17">
            <text:p>195886</text:p>
          </table:table-cell>
          <table:table-cell office:value-type="float" office:value="10672" table:formula="of:=[.$C$12]-[.AA3]" table:style-name="ce17">
            <text:p>10672</text:p>
          </table:table-cell>
          <table:table-cell office:value-type="float" office:value="153540" table:formula="of:=[.$C$12]-[.AB3]" table:style-name="ce17">
            <text:p>153540</text:p>
          </table:table-cell>
          <table:table-cell office:value-type="float" office:value="77742" table:formula="of:=[.$C$12]-[.AC3]" table:style-name="ce17">
            <text:p>77742</text:p>
          </table:table-cell>
          <table:table-cell office:value-type="float" office:value="283407" table:formula="of:=[.$C$12]-[.AD3]" table:style-name="ce17">
            <text:p>283407</text:p>
          </table:table-cell>
          <table:table-cell office:value-type="float" office:value="124111" table:formula="of:=[.$C$12]-[.AE3]" table:style-name="ce17">
            <text:p>124111</text:p>
          </table:table-cell>
          <table:table-cell office:value-type="float" office:value="228361" table:formula="of:=[.$C$12]-[.AF3]" table:style-name="ce17">
            <text:p>228361</text:p>
          </table:table-cell>
          <table:table-cell office:value-type="float" office:value="352149" table:formula="of:=[.$C$12]-[.AG3]" table:style-name="ce17">
            <text:p>352149</text:p>
          </table:table-cell>
          <table:table-cell office:value-type="float" office:value="251477" table:formula="of:=[.$C$12]-[.AH3]" table:style-name="ce17">
            <text:p>251477</text:p>
          </table:table-cell>
          <table:table-cell office:value-type="float" office:value="427619" table:formula="of:=[.$C$12]-[.AI3]" table:style-name="ce17">
            <text:p>427619</text:p>
          </table:table-cell>
          <table:table-cell office:value-type="float" office:value="384552" table:formula="of:=[.$C$12]-[.AJ3]" table:style-name="ce17">
            <text:p>384552</text:p>
          </table:table-cell>
          <table:table-cell office:value-type="float" office:value="433022" table:formula="of:=[.$C$12]-[.AK3]" table:style-name="ce17">
            <text:p>433022</text:p>
          </table:table-cell>
          <table:table-cell office:value-type="float" office:value="431733" table:formula="of:=[.$C$12]-[.AL3]" table:style-name="ce17">
            <text:p>431733</text:p>
          </table:table-cell>
          <table:table-cell office:value-type="float" office:value="561991" table:formula="of:=[.$C$12]-[.AM3]" table:style-name="ce17">
            <text:p>561991</text:p>
          </table:table-cell>
          <table:table-cell table:number-columns-repeated="16345" table:style-name="ce9"/>
        </table:table-row>
        <table:table-row table:style-name="ro2">
          <table:table-cell office:value-type="string" table:style-name="ce22">
            <text:p>multifurc∼taxa</text:p>
          </table:table-cell>
          <table:table-cell office:value-type="string" table:style-name="ce22">
            <text:p>Phylum</text:p>
          </table:table-cell>
          <table:table-cell office:value-type="float" office:value="7937828" table:style-name="ce5">
            <text:p>7937828</text:p>
          </table:table-cell>
          <table:table-cell office:value-type="float" office:value="-335505" table:formula="of:=[.$C$13]-[.D3]" table:style-name="ce16">
            <text:p>-335505</text:p>
          </table:table-cell>
          <table:table-cell office:value-type="float" office:value="-335490" table:formula="of:=[.$C$13]-[.E3]" table:style-name="ce16">
            <text:p>-335490</text:p>
          </table:table-cell>
          <table:table-cell office:value-type="float" office:value="-55687" table:formula="of:=[.$C$13]-[.F3]" table:style-name="ce16">
            <text:p>-55687</text:p>
          </table:table-cell>
          <table:table-cell office:value-type="float" office:value="-313383" table:formula="of:=[.$C$13]-[.G3]" table:style-name="ce16">
            <text:p>-313383</text:p>
          </table:table-cell>
          <table:table-cell office:value-type="float" office:value="112411" table:formula="of:=[.$C$13]-[.H3]" table:style-name="ce16">
            <text:p>112411</text:p>
          </table:table-cell>
          <table:table-cell office:value-type="float" office:value="-298104" table:formula="of:=[.$C$13]-[.I3]" table:style-name="ce16">
            <text:p>-298104</text:p>
          </table:table-cell>
          <table:table-cell office:value-type="float" office:value="-25610" table:formula="of:=[.$C$13]-[.J3]" table:style-name="ce16">
            <text:p>-25610</text:p>
          </table:table-cell>
          <table:table-cell office:value-type="float" office:value="-276202" table:formula="of:=[.$C$13]-[.K3]" table:style-name="ce16">
            <text:p>-276202</text:p>
          </table:table-cell>
          <table:table-cell office:value-type="float" office:value="169468" table:formula="of:=[.$C$13]-[.L3]" table:style-name="ce16">
            <text:p>169468</text:p>
          </table:table-cell>
          <table:table-cell office:value-type="float" office:value="0" table:formula="of:=[.$C$13]-[.M3]" table:style-name="ce16">
            <text:p>0</text:p>
          </table:table-cell>
          <table:table-cell office:value-type="float" office:value="3506" table:formula="of:=[.$C$13]-[.N3]" table:style-name="ce16">
            <text:p>3506</text:p>
          </table:table-cell>
          <table:table-cell office:value-type="float" office:value="188707" table:formula="of:=[.$C$13]-[.O3]" table:style-name="ce16">
            <text:p>188707</text:p>
          </table:table-cell>
          <table:table-cell office:value-type="float" office:value="62307" table:formula="of:=[.$C$13]-[.P3]" table:style-name="ce16">
            <text:p>62307</text:p>
          </table:table-cell>
          <table:table-cell office:value-type="float" office:value="293579" table:formula="of:=[.$C$13]-[.Q3]" table:style-name="ce16">
            <text:p>293579</text:p>
          </table:table-cell>
          <table:table-cell office:value-type="float" office:value="101073" table:formula="of:=[.$C$13]-[.R3]" table:style-name="ce16">
            <text:p>101073</text:p>
          </table:table-cell>
          <table:table-cell office:value-type="float" office:value="244273" table:formula="of:=[.$C$13]-[.S3]" table:style-name="ce16">
            <text:p>244273</text:p>
          </table:table-cell>
          <table:table-cell office:value-type="float" office:value="128888" table:formula="of:=[.$C$13]-[.T3]" table:style-name="ce16">
            <text:p>128888</text:p>
          </table:table-cell>
          <table:table-cell office:value-type="float" office:value="401532" table:formula="of:=[.$C$13]-[.U3]" table:style-name="ce16">
            <text:p>401532</text:p>
          </table:table-cell>
          <table:table-cell office:value-type="float" office:value="95671" table:formula="of:=[.$C$13]-[.V3]" table:style-name="ce16">
            <text:p>95671</text:p>
          </table:table-cell>
          <table:table-cell office:value-type="float" office:value="98464" table:formula="of:=[.$C$13]-[.W3]" table:style-name="ce16">
            <text:p>98464</text:p>
          </table:table-cell>
          <table:table-cell office:value-type="float" office:value="276011" table:formula="of:=[.$C$13]-[.X3]" table:style-name="ce16">
            <text:p>276011</text:p>
          </table:table-cell>
          <table:table-cell office:value-type="float" office:value="159501" table:formula="of:=[.$C$13]-[.Y3]" table:style-name="ce16">
            <text:p>159501</text:p>
          </table:table-cell>
          <table:table-cell office:value-type="float" office:value="365354" table:formula="of:=[.$C$13]-[.Z3]" table:style-name="ce16">
            <text:p>365354</text:p>
          </table:table-cell>
          <table:table-cell office:value-type="float" office:value="180140" table:formula="of:=[.$C$13]-[.AA3]" table:style-name="ce16">
            <text:p>180140</text:p>
          </table:table-cell>
          <table:table-cell office:value-type="float" office:value="323008" table:formula="of:=[.$C$13]-[.AB3]" table:style-name="ce16">
            <text:p>323008</text:p>
          </table:table-cell>
          <table:table-cell office:value-type="float" office:value="247210" table:formula="of:=[.$C$13]-[.AC3]" table:style-name="ce16">
            <text:p>247210</text:p>
          </table:table-cell>
          <table:table-cell office:value-type="float" office:value="452875" table:formula="of:=[.$C$13]-[.AD3]" table:style-name="ce16">
            <text:p>452875</text:p>
          </table:table-cell>
          <table:table-cell office:value-type="float" office:value="293579" table:formula="of:=[.$C$13]-[.AE3]" table:style-name="ce16">
            <text:p>293579</text:p>
          </table:table-cell>
          <table:table-cell office:value-type="float" office:value="397829" table:formula="of:=[.$C$13]-[.AF3]" table:style-name="ce16">
            <text:p>397829</text:p>
          </table:table-cell>
          <table:table-cell office:value-type="float" office:value="521617" table:formula="of:=[.$C$13]-[.AG3]" table:style-name="ce16">
            <text:p>521617</text:p>
          </table:table-cell>
          <table:table-cell office:value-type="float" office:value="420945" table:formula="of:=[.$C$13]-[.AH3]" table:style-name="ce16">
            <text:p>420945</text:p>
          </table:table-cell>
          <table:table-cell office:value-type="float" office:value="597087" table:formula="of:=[.$C$13]-[.AI3]" table:style-name="ce16">
            <text:p>597087</text:p>
          </table:table-cell>
          <table:table-cell office:value-type="float" office:value="554020" table:formula="of:=[.$C$13]-[.AJ3]" table:style-name="ce16">
            <text:p>554020</text:p>
          </table:table-cell>
          <table:table-cell office:value-type="float" office:value="602490" table:formula="of:=[.$C$13]-[.AK3]" table:style-name="ce16">
            <text:p>602490</text:p>
          </table:table-cell>
          <table:table-cell office:value-type="float" office:value="601201" table:formula="of:=[.$C$13]-[.AL3]" table:style-name="ce16">
            <text:p>601201</text:p>
          </table:table-cell>
          <table:table-cell office:value-type="float" office:value="731459" table:formula="of:=[.$C$13]-[.AM3]" table:style-name="ce16">
            <text:p>731459</text:p>
          </table:table-cell>
          <table:table-cell table:number-columns-repeated="16345" table:style-name="ce4"/>
        </table:table-row>
        <table:table-row table:style-name="ro2">
          <table:table-cell office:value-type="string" table:style-name="ce23">
            <text:p>multifurc∼taxa + depth</text:p>
          </table:table-cell>
          <table:table-cell table:style-name="ce23"/>
          <table:table-cell office:value-type="float" office:value="7934322" table:style-name="ce8">
            <text:p>7934322</text:p>
          </table:table-cell>
          <table:table-cell office:value-type="float" office:value="-339011" table:formula="of:=[.$C$14]-[.D3]" table:style-name="ce17">
            <text:p>-339011</text:p>
          </table:table-cell>
          <table:table-cell office:value-type="float" office:value="-338996" table:formula="of:=[.$C$14]-[.E3]" table:style-name="ce17">
            <text:p>-338996</text:p>
          </table:table-cell>
          <table:table-cell office:value-type="float" office:value="-59193" table:formula="of:=[.$C$14]-[.F3]" table:style-name="ce17">
            <text:p>-59193</text:p>
          </table:table-cell>
          <table:table-cell office:value-type="float" office:value="-316889" table:formula="of:=[.$C$14]-[.G3]" table:style-name="ce17">
            <text:p>-316889</text:p>
          </table:table-cell>
          <table:table-cell office:value-type="float" office:value="108905" table:formula="of:=[.$C$14]-[.H3]" table:style-name="ce17">
            <text:p>108905</text:p>
          </table:table-cell>
          <table:table-cell office:value-type="float" office:value="-301610" table:formula="of:=[.$C$14]-[.I3]" table:style-name="ce17">
            <text:p>-301610</text:p>
          </table:table-cell>
          <table:table-cell office:value-type="float" office:value="-29116" table:formula="of:=[.$C$14]-[.J3]" table:style-name="ce17">
            <text:p>-29116</text:p>
          </table:table-cell>
          <table:table-cell office:value-type="float" office:value="-279708" table:formula="of:=[.$C$14]-[.K3]" table:style-name="ce17">
            <text:p>-279708</text:p>
          </table:table-cell>
          <table:table-cell office:value-type="float" office:value="165962" table:formula="of:=[.$C$14]-[.L3]" table:style-name="ce17">
            <text:p>165962</text:p>
          </table:table-cell>
          <table:table-cell office:value-type="float" office:value="-3506" table:formula="of:=[.$C$14]-[.M3]" table:style-name="ce17">
            <text:p>-3506</text:p>
          </table:table-cell>
          <table:table-cell office:value-type="float" office:value="0" table:formula="of:=[.$C$14]-[.N3]" table:style-name="ce17">
            <text:p>0</text:p>
          </table:table-cell>
          <table:table-cell office:value-type="float" office:value="185201" table:formula="of:=[.$C$14]-[.O3]" table:style-name="ce17">
            <text:p>185201</text:p>
          </table:table-cell>
          <table:table-cell office:value-type="float" office:value="58801" table:formula="of:=[.$C$14]-[.P3]" table:style-name="ce17">
            <text:p>58801</text:p>
          </table:table-cell>
          <table:table-cell office:value-type="float" office:value="290073" table:formula="of:=[.$C$14]-[.Q3]" table:style-name="ce17">
            <text:p>290073</text:p>
          </table:table-cell>
          <table:table-cell office:value-type="float" office:value="97567" table:formula="of:=[.$C$14]-[.R3]" table:style-name="ce17">
            <text:p>97567</text:p>
          </table:table-cell>
          <table:table-cell office:value-type="float" office:value="240767" table:formula="of:=[.$C$14]-[.S3]" table:style-name="ce17">
            <text:p>240767</text:p>
          </table:table-cell>
          <table:table-cell office:value-type="float" office:value="125382" table:formula="of:=[.$C$14]-[.T3]" table:style-name="ce17">
            <text:p>125382</text:p>
          </table:table-cell>
          <table:table-cell office:value-type="float" office:value="398026" table:formula="of:=[.$C$14]-[.U3]" table:style-name="ce17">
            <text:p>398026</text:p>
          </table:table-cell>
          <table:table-cell office:value-type="float" office:value="92165" table:formula="of:=[.$C$14]-[.V3]" table:style-name="ce17">
            <text:p>92165</text:p>
          </table:table-cell>
          <table:table-cell office:value-type="float" office:value="94958" table:formula="of:=[.$C$14]-[.W3]" table:style-name="ce17">
            <text:p>94958</text:p>
          </table:table-cell>
          <table:table-cell office:value-type="float" office:value="272505" table:formula="of:=[.$C$14]-[.X3]" table:style-name="ce17">
            <text:p>272505</text:p>
          </table:table-cell>
          <table:table-cell office:value-type="float" office:value="155995" table:formula="of:=[.$C$14]-[.Y3]" table:style-name="ce17">
            <text:p>155995</text:p>
          </table:table-cell>
          <table:table-cell office:value-type="float" office:value="361848" table:formula="of:=[.$C$14]-[.Z3]" table:style-name="ce17">
            <text:p>361848</text:p>
          </table:table-cell>
          <table:table-cell office:value-type="float" office:value="176634" table:formula="of:=[.$C$14]-[.AA3]" table:style-name="ce17">
            <text:p>176634</text:p>
          </table:table-cell>
          <table:table-cell office:value-type="float" office:value="319502" table:formula="of:=[.$C$14]-[.AB3]" table:style-name="ce17">
            <text:p>319502</text:p>
          </table:table-cell>
          <table:table-cell office:value-type="float" office:value="243704" table:formula="of:=[.$C$14]-[.AC3]" table:style-name="ce17">
            <text:p>243704</text:p>
          </table:table-cell>
          <table:table-cell office:value-type="float" office:value="449369" table:formula="of:=[.$C$14]-[.AD3]" table:style-name="ce17">
            <text:p>449369</text:p>
          </table:table-cell>
          <table:table-cell office:value-type="float" office:value="290073" table:formula="of:=[.$C$14]-[.AE3]" table:style-name="ce17">
            <text:p>290073</text:p>
          </table:table-cell>
          <table:table-cell office:value-type="float" office:value="394323" table:formula="of:=[.$C$14]-[.AF3]" table:style-name="ce17">
            <text:p>394323</text:p>
          </table:table-cell>
          <table:table-cell office:value-type="float" office:value="518111" table:formula="of:=[.$C$14]-[.AG3]" table:style-name="ce17">
            <text:p>518111</text:p>
          </table:table-cell>
          <table:table-cell office:value-type="float" office:value="417439" table:formula="of:=[.$C$14]-[.AH3]" table:style-name="ce17">
            <text:p>417439</text:p>
          </table:table-cell>
          <table:table-cell office:value-type="float" office:value="593581" table:formula="of:=[.$C$14]-[.AI3]" table:style-name="ce17">
            <text:p>593581</text:p>
          </table:table-cell>
          <table:table-cell office:value-type="float" office:value="550514" table:formula="of:=[.$C$14]-[.AJ3]" table:style-name="ce17">
            <text:p>550514</text:p>
          </table:table-cell>
          <table:table-cell office:value-type="float" office:value="598984" table:formula="of:=[.$C$14]-[.AK3]" table:style-name="ce17">
            <text:p>598984</text:p>
          </table:table-cell>
          <table:table-cell office:value-type="float" office:value="597695" table:formula="of:=[.$C$14]-[.AL3]" table:style-name="ce17">
            <text:p>597695</text:p>
          </table:table-cell>
          <table:table-cell office:value-type="float" office:value="727953" table:formula="of:=[.$C$14]-[.AM3]" table:style-name="ce17">
            <text:p>727953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3">
            <text:p>multifurc∼taxa + max.height</text:p>
          </table:table-cell>
          <table:table-cell table:style-name="ce23"/>
          <table:table-cell office:value-type="float" office:value="7749121" table:style-name="ce8">
            <text:p>7749121</text:p>
          </table:table-cell>
          <table:table-cell office:value-type="float" office:value="-524212" table:formula="of:=[.$C$15]-[.D3]" table:style-name="ce17">
            <text:p>-524212</text:p>
          </table:table-cell>
          <table:table-cell office:value-type="float" office:value="-524197" table:formula="of:=[.$C$15]-[.E3]" table:style-name="ce17">
            <text:p>-524197</text:p>
          </table:table-cell>
          <table:table-cell office:value-type="float" office:value="-244394" table:formula="of:=[.$C$15]-[.F3]" table:style-name="ce17">
            <text:p>-244394</text:p>
          </table:table-cell>
          <table:table-cell office:value-type="float" office:value="-502090" table:formula="of:=[.$C$15]-[.G3]" table:style-name="ce17">
            <text:p>-502090</text:p>
          </table:table-cell>
          <table:table-cell office:value-type="float" office:value="-76296" table:formula="of:=[.$C$15]-[.H3]" table:style-name="ce17">
            <text:p>-76296</text:p>
          </table:table-cell>
          <table:table-cell office:value-type="float" office:value="-486811" table:formula="of:=[.$C$15]-[.I3]" table:style-name="ce17">
            <text:p>-486811</text:p>
          </table:table-cell>
          <table:table-cell office:value-type="float" office:value="-214317" table:formula="of:=[.$C$15]-[.J3]" table:style-name="ce17">
            <text:p>-214317</text:p>
          </table:table-cell>
          <table:table-cell office:value-type="float" office:value="-464909" table:formula="of:=[.$C$15]-[.K3]" table:style-name="ce17">
            <text:p>-464909</text:p>
          </table:table-cell>
          <table:table-cell office:value-type="float" office:value="-19239" table:formula="of:=[.$C$15]-[.L3]" table:style-name="ce17">
            <text:p>-19239</text:p>
          </table:table-cell>
          <table:table-cell office:value-type="float" office:value="-188707" table:formula="of:=[.$C$15]-[.M3]" table:style-name="ce17">
            <text:p>-188707</text:p>
          </table:table-cell>
          <table:table-cell office:value-type="float" office:value="-185201" table:formula="of:=[.$C$15]-[.N3]" table:style-name="ce17">
            <text:p>-185201</text:p>
          </table:table-cell>
          <table:table-cell office:value-type="float" office:value="0" table:formula="of:=[.$C$15]-[.O3]" table:style-name="ce17">
            <text:p>0</text:p>
          </table:table-cell>
          <table:table-cell office:value-type="float" office:value="-126400" table:formula="of:=[.$C$15]-[.P3]" table:style-name="ce17">
            <text:p>-126400</text:p>
          </table:table-cell>
          <table:table-cell office:value-type="float" office:value="104872" table:formula="of:=[.$C$15]-[.Q3]" table:style-name="ce17">
            <text:p>104872</text:p>
          </table:table-cell>
          <table:table-cell office:value-type="float" office:value="-87634" table:formula="of:=[.$C$15]-[.R3]" table:style-name="ce17">
            <text:p>-87634</text:p>
          </table:table-cell>
          <table:table-cell office:value-type="float" office:value="55566" table:formula="of:=[.$C$15]-[.S3]" table:style-name="ce17">
            <text:p>55566</text:p>
          </table:table-cell>
          <table:table-cell office:value-type="float" office:value="-59819" table:formula="of:=[.$C$15]-[.T3]" table:style-name="ce17">
            <text:p>-59819</text:p>
          </table:table-cell>
          <table:table-cell office:value-type="float" office:value="212825" table:formula="of:=[.$C$15]-[.U3]" table:style-name="ce17">
            <text:p>212825</text:p>
          </table:table-cell>
          <table:table-cell office:value-type="float" office:value="-93036" table:formula="of:=[.$C$15]-[.V3]" table:style-name="ce17">
            <text:p>-93036</text:p>
          </table:table-cell>
          <table:table-cell office:value-type="float" office:value="-90243" table:formula="of:=[.$C$15]-[.W3]" table:style-name="ce17">
            <text:p>-90243</text:p>
          </table:table-cell>
          <table:table-cell office:value-type="float" office:value="87304" table:formula="of:=[.$C$15]-[.X3]" table:style-name="ce17">
            <text:p>87304</text:p>
          </table:table-cell>
          <table:table-cell office:value-type="float" office:value="-29206" table:formula="of:=[.$C$15]-[.Y3]" table:style-name="ce17">
            <text:p>-29206</text:p>
          </table:table-cell>
          <table:table-cell office:value-type="float" office:value="176647" table:formula="of:=[.$C$15]-[.Z3]" table:style-name="ce17">
            <text:p>176647</text:p>
          </table:table-cell>
          <table:table-cell office:value-type="float" office:value="-8567" table:formula="of:=[.$C$15]-[.AA3]" table:style-name="ce17">
            <text:p>-8567</text:p>
          </table:table-cell>
          <table:table-cell office:value-type="float" office:value="134301" table:formula="of:=[.$C$15]-[.AB3]" table:style-name="ce17">
            <text:p>134301</text:p>
          </table:table-cell>
          <table:table-cell office:value-type="float" office:value="58503" table:formula="of:=[.$C$15]-[.AC3]" table:style-name="ce17">
            <text:p>58503</text:p>
          </table:table-cell>
          <table:table-cell office:value-type="float" office:value="264168" table:formula="of:=[.$C$15]-[.AD3]" table:style-name="ce17">
            <text:p>264168</text:p>
          </table:table-cell>
          <table:table-cell office:value-type="float" office:value="104872" table:formula="of:=[.$C$15]-[.AE3]" table:style-name="ce17">
            <text:p>104872</text:p>
          </table:table-cell>
          <table:table-cell office:value-type="float" office:value="209122" table:formula="of:=[.$C$15]-[.AF3]" table:style-name="ce17">
            <text:p>209122</text:p>
          </table:table-cell>
          <table:table-cell office:value-type="float" office:value="332910" table:formula="of:=[.$C$15]-[.AG3]" table:style-name="ce17">
            <text:p>332910</text:p>
          </table:table-cell>
          <table:table-cell office:value-type="float" office:value="232238" table:formula="of:=[.$C$15]-[.AH3]" table:style-name="ce17">
            <text:p>232238</text:p>
          </table:table-cell>
          <table:table-cell office:value-type="float" office:value="408380" table:formula="of:=[.$C$15]-[.AI3]" table:style-name="ce17">
            <text:p>408380</text:p>
          </table:table-cell>
          <table:table-cell office:value-type="float" office:value="365313" table:formula="of:=[.$C$15]-[.AJ3]" table:style-name="ce17">
            <text:p>365313</text:p>
          </table:table-cell>
          <table:table-cell office:value-type="float" office:value="413783" table:formula="of:=[.$C$15]-[.AK3]" table:style-name="ce17">
            <text:p>413783</text:p>
          </table:table-cell>
          <table:table-cell office:value-type="float" office:value="412494" table:formula="of:=[.$C$15]-[.AL3]" table:style-name="ce17">
            <text:p>412494</text:p>
          </table:table-cell>
          <table:table-cell office:value-type="float" office:value="542752" table:formula="of:=[.$C$15]-[.AM3]" table:style-name="ce17">
            <text:p>542752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3">
            <text:p>multifurc∼taxa + min.height</text:p>
          </table:table-cell>
          <table:table-cell table:style-name="ce23"/>
          <table:table-cell office:value-type="float" office:value="7875521" table:style-name="ce8">
            <text:p>7875521</text:p>
          </table:table-cell>
          <table:table-cell office:value-type="float" office:value="-397812" table:formula="of:=[.$C$16]-[.D3]" table:style-name="ce17">
            <text:p>-397812</text:p>
          </table:table-cell>
          <table:table-cell office:value-type="float" office:value="-397797" table:formula="of:=[.$C$16]-[.E3]" table:style-name="ce17">
            <text:p>-397797</text:p>
          </table:table-cell>
          <table:table-cell office:value-type="float" office:value="-117994" table:formula="of:=[.$C$16]-[.F3]" table:style-name="ce17">
            <text:p>-117994</text:p>
          </table:table-cell>
          <table:table-cell office:value-type="float" office:value="-375690" table:formula="of:=[.$C$16]-[.G3]" table:style-name="ce17">
            <text:p>-375690</text:p>
          </table:table-cell>
          <table:table-cell office:value-type="float" office:value="50104" table:formula="of:=[.$C$16]-[.H3]" table:style-name="ce17">
            <text:p>50104</text:p>
          </table:table-cell>
          <table:table-cell office:value-type="float" office:value="-360411" table:formula="of:=[.$C$16]-[.I3]" table:style-name="ce17">
            <text:p>-360411</text:p>
          </table:table-cell>
          <table:table-cell office:value-type="float" office:value="-87917" table:formula="of:=[.$C$16]-[.J3]" table:style-name="ce17">
            <text:p>-87917</text:p>
          </table:table-cell>
          <table:table-cell office:value-type="float" office:value="-338509" table:formula="of:=[.$C$16]-[.K3]" table:style-name="ce17">
            <text:p>-338509</text:p>
          </table:table-cell>
          <table:table-cell office:value-type="float" office:value="107161" table:formula="of:=[.$C$16]-[.L3]" table:style-name="ce17">
            <text:p>107161</text:p>
          </table:table-cell>
          <table:table-cell office:value-type="float" office:value="-62307" table:formula="of:=[.$C$16]-[.M3]" table:style-name="ce17">
            <text:p>-62307</text:p>
          </table:table-cell>
          <table:table-cell office:value-type="float" office:value="-58801" table:formula="of:=[.$C$16]-[.N3]" table:style-name="ce17">
            <text:p>-58801</text:p>
          </table:table-cell>
          <table:table-cell office:value-type="float" office:value="126400" table:formula="of:=[.$C$16]-[.O3]" table:style-name="ce17">
            <text:p>126400</text:p>
          </table:table-cell>
          <table:table-cell office:value-type="float" office:value="0" table:formula="of:=[.$C$16]-[.P3]" table:style-name="ce17">
            <text:p>0</text:p>
          </table:table-cell>
          <table:table-cell office:value-type="float" office:value="231272" table:formula="of:=[.$C$16]-[.Q3]" table:style-name="ce17">
            <text:p>231272</text:p>
          </table:table-cell>
          <table:table-cell office:value-type="float" office:value="38766" table:formula="of:=[.$C$16]-[.R3]" table:style-name="ce17">
            <text:p>38766</text:p>
          </table:table-cell>
          <table:table-cell office:value-type="float" office:value="181966" table:formula="of:=[.$C$16]-[.S3]" table:style-name="ce17">
            <text:p>181966</text:p>
          </table:table-cell>
          <table:table-cell office:value-type="float" office:value="66581" table:formula="of:=[.$C$16]-[.T3]" table:style-name="ce17">
            <text:p>66581</text:p>
          </table:table-cell>
          <table:table-cell office:value-type="float" office:value="339225" table:formula="of:=[.$C$16]-[.U3]" table:style-name="ce17">
            <text:p>339225</text:p>
          </table:table-cell>
          <table:table-cell office:value-type="float" office:value="33364" table:formula="of:=[.$C$16]-[.V3]" table:style-name="ce17">
            <text:p>33364</text:p>
          </table:table-cell>
          <table:table-cell office:value-type="float" office:value="36157" table:formula="of:=[.$C$16]-[.W3]" table:style-name="ce17">
            <text:p>36157</text:p>
          </table:table-cell>
          <table:table-cell office:value-type="float" office:value="213704" table:formula="of:=[.$C$16]-[.X3]" table:style-name="ce17">
            <text:p>213704</text:p>
          </table:table-cell>
          <table:table-cell office:value-type="float" office:value="97194" table:formula="of:=[.$C$16]-[.Y3]" table:style-name="ce17">
            <text:p>97194</text:p>
          </table:table-cell>
          <table:table-cell office:value-type="float" office:value="303047" table:formula="of:=[.$C$16]-[.Z3]" table:style-name="ce17">
            <text:p>303047</text:p>
          </table:table-cell>
          <table:table-cell office:value-type="float" office:value="117833" table:formula="of:=[.$C$16]-[.AA3]" table:style-name="ce17">
            <text:p>117833</text:p>
          </table:table-cell>
          <table:table-cell office:value-type="float" office:value="260701" table:formula="of:=[.$C$16]-[.AB3]" table:style-name="ce17">
            <text:p>260701</text:p>
          </table:table-cell>
          <table:table-cell office:value-type="float" office:value="184903" table:formula="of:=[.$C$16]-[.AC3]" table:style-name="ce17">
            <text:p>184903</text:p>
          </table:table-cell>
          <table:table-cell office:value-type="float" office:value="390568" table:formula="of:=[.$C$16]-[.AD3]" table:style-name="ce17">
            <text:p>390568</text:p>
          </table:table-cell>
          <table:table-cell office:value-type="float" office:value="231272" table:formula="of:=[.$C$16]-[.AE3]" table:style-name="ce17">
            <text:p>231272</text:p>
          </table:table-cell>
          <table:table-cell office:value-type="float" office:value="335522" table:formula="of:=[.$C$16]-[.AF3]" table:style-name="ce17">
            <text:p>335522</text:p>
          </table:table-cell>
          <table:table-cell office:value-type="float" office:value="459310" table:formula="of:=[.$C$16]-[.AG3]" table:style-name="ce17">
            <text:p>459310</text:p>
          </table:table-cell>
          <table:table-cell office:value-type="float" office:value="358638" table:formula="of:=[.$C$16]-[.AH3]" table:style-name="ce17">
            <text:p>358638</text:p>
          </table:table-cell>
          <table:table-cell office:value-type="float" office:value="534780" table:formula="of:=[.$C$16]-[.AI3]" table:style-name="ce17">
            <text:p>534780</text:p>
          </table:table-cell>
          <table:table-cell office:value-type="float" office:value="491713" table:formula="of:=[.$C$16]-[.AJ3]" table:style-name="ce17">
            <text:p>491713</text:p>
          </table:table-cell>
          <table:table-cell office:value-type="float" office:value="540183" table:formula="of:=[.$C$16]-[.AK3]" table:style-name="ce17">
            <text:p>540183</text:p>
          </table:table-cell>
          <table:table-cell office:value-type="float" office:value="538894" table:formula="of:=[.$C$16]-[.AL3]" table:style-name="ce17">
            <text:p>538894</text:p>
          </table:table-cell>
          <table:table-cell office:value-type="float" office:value="669152" table:formula="of:=[.$C$16]-[.AM3]" table:style-name="ce17">
            <text:p>669152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3">
            <text:p>multifurc∼taxa + mean.height</text:p>
          </table:table-cell>
          <table:table-cell table:style-name="ce23"/>
          <table:table-cell office:value-type="float" office:value="7644249" table:style-name="ce8">
            <text:p>7644249</text:p>
          </table:table-cell>
          <table:table-cell office:value-type="float" office:value="-629084" table:formula="of:=[.$C$17]-[.D3]" table:style-name="ce17">
            <text:p>-629084</text:p>
          </table:table-cell>
          <table:table-cell office:value-type="float" office:value="-629069" table:formula="of:=[.$C$17]-[.E3]" table:style-name="ce17">
            <text:p>-629069</text:p>
          </table:table-cell>
          <table:table-cell office:value-type="float" office:value="-349266" table:formula="of:=[.$C$17]-[.F3]" table:style-name="ce17">
            <text:p>-349266</text:p>
          </table:table-cell>
          <table:table-cell office:value-type="float" office:value="-606962" table:formula="of:=[.$C$17]-[.G3]" table:style-name="ce17">
            <text:p>-606962</text:p>
          </table:table-cell>
          <table:table-cell office:value-type="float" office:value="-181168" table:formula="of:=[.$C$17]-[.H3]" table:style-name="ce17">
            <text:p>-181168</text:p>
          </table:table-cell>
          <table:table-cell office:value-type="float" office:value="-591683" table:formula="of:=[.$C$17]-[.I3]" table:style-name="ce17">
            <text:p>-591683</text:p>
          </table:table-cell>
          <table:table-cell office:value-type="float" office:value="-319189" table:formula="of:=[.$C$17]-[.J3]" table:style-name="ce17">
            <text:p>-319189</text:p>
          </table:table-cell>
          <table:table-cell office:value-type="float" office:value="-569781" table:formula="of:=[.$C$17]-[.K3]" table:style-name="ce17">
            <text:p>-569781</text:p>
          </table:table-cell>
          <table:table-cell office:value-type="float" office:value="-124111" table:formula="of:=[.$C$17]-[.L3]" table:style-name="ce17">
            <text:p>-124111</text:p>
          </table:table-cell>
          <table:table-cell office:value-type="float" office:value="-293579" table:formula="of:=[.$C$17]-[.M3]" table:style-name="ce17">
            <text:p>-293579</text:p>
          </table:table-cell>
          <table:table-cell office:value-type="float" office:value="-290073" table:formula="of:=[.$C$17]-[.N3]" table:style-name="ce17">
            <text:p>-290073</text:p>
          </table:table-cell>
          <table:table-cell office:value-type="float" office:value="-104872" table:formula="of:=[.$C$17]-[.O3]" table:style-name="ce17">
            <text:p>-104872</text:p>
          </table:table-cell>
          <table:table-cell office:value-type="float" office:value="-231272" table:formula="of:=[.$C$17]-[.P3]" table:style-name="ce17">
            <text:p>-231272</text:p>
          </table:table-cell>
          <table:table-cell office:value-type="float" office:value="0" table:formula="of:=[.$C$17]-[.Q3]" table:style-name="ce17">
            <text:p>0</text:p>
          </table:table-cell>
          <table:table-cell office:value-type="float" office:value="-192506" table:formula="of:=[.$C$17]-[.R3]" table:style-name="ce17">
            <text:p>-192506</text:p>
          </table:table-cell>
          <table:table-cell office:value-type="float" office:value="-49306" table:formula="of:=[.$C$17]-[.S3]" table:style-name="ce17">
            <text:p>-49306</text:p>
          </table:table-cell>
          <table:table-cell office:value-type="float" office:value="-164691" table:formula="of:=[.$C$17]-[.T3]" table:style-name="ce17">
            <text:p>-164691</text:p>
          </table:table-cell>
          <table:table-cell office:value-type="float" office:value="107953" table:formula="of:=[.$C$17]-[.U3]" table:style-name="ce17">
            <text:p>107953</text:p>
          </table:table-cell>
          <table:table-cell office:value-type="float" office:value="-197908" table:formula="of:=[.$C$17]-[.V3]" table:style-name="ce17">
            <text:p>-197908</text:p>
          </table:table-cell>
          <table:table-cell office:value-type="float" office:value="-195115" table:formula="of:=[.$C$17]-[.W3]" table:style-name="ce17">
            <text:p>-195115</text:p>
          </table:table-cell>
          <table:table-cell office:value-type="float" office:value="-17568" table:formula="of:=[.$C$17]-[.X3]" table:style-name="ce17">
            <text:p>-17568</text:p>
          </table:table-cell>
          <table:table-cell office:value-type="float" office:value="-134078" table:formula="of:=[.$C$17]-[.Y3]" table:style-name="ce17">
            <text:p>-134078</text:p>
          </table:table-cell>
          <table:table-cell office:value-type="float" office:value="71775" table:formula="of:=[.$C$17]-[.Z3]" table:style-name="ce17">
            <text:p>71775</text:p>
          </table:table-cell>
          <table:table-cell office:value-type="float" office:value="-113439" table:formula="of:=[.$C$17]-[.AA3]" table:style-name="ce17">
            <text:p>-113439</text:p>
          </table:table-cell>
          <table:table-cell office:value-type="float" office:value="29429" table:formula="of:=[.$C$17]-[.AB3]" table:style-name="ce17">
            <text:p>29429</text:p>
          </table:table-cell>
          <table:table-cell office:value-type="float" office:value="-46369" table:formula="of:=[.$C$17]-[.AC3]" table:style-name="ce17">
            <text:p>-46369</text:p>
          </table:table-cell>
          <table:table-cell office:value-type="float" office:value="159296" table:formula="of:=[.$C$17]-[.AD3]" table:style-name="ce17">
            <text:p>159296</text:p>
          </table:table-cell>
          <table:table-cell office:value-type="float" office:value="0" table:formula="of:=[.$C$17]-[.AE3]" table:style-name="ce17">
            <text:p>0</text:p>
          </table:table-cell>
          <table:table-cell office:value-type="float" office:value="104250" table:formula="of:=[.$C$17]-[.AF3]" table:style-name="ce17">
            <text:p>104250</text:p>
          </table:table-cell>
          <table:table-cell office:value-type="float" office:value="228038" table:formula="of:=[.$C$17]-[.AG3]" table:style-name="ce17">
            <text:p>228038</text:p>
          </table:table-cell>
          <table:table-cell office:value-type="float" office:value="127366" table:formula="of:=[.$C$17]-[.AH3]" table:style-name="ce17">
            <text:p>127366</text:p>
          </table:table-cell>
          <table:table-cell office:value-type="float" office:value="303508" table:formula="of:=[.$C$17]-[.AI3]" table:style-name="ce17">
            <text:p>303508</text:p>
          </table:table-cell>
          <table:table-cell office:value-type="float" office:value="260441" table:formula="of:=[.$C$17]-[.AJ3]" table:style-name="ce17">
            <text:p>260441</text:p>
          </table:table-cell>
          <table:table-cell office:value-type="float" office:value="308911" table:formula="of:=[.$C$17]-[.AK3]" table:style-name="ce17">
            <text:p>308911</text:p>
          </table:table-cell>
          <table:table-cell office:value-type="float" office:value="307622" table:formula="of:=[.$C$17]-[.AL3]" table:style-name="ce17">
            <text:p>307622</text:p>
          </table:table-cell>
          <table:table-cell office:value-type="float" office:value="437880" table:formula="of:=[.$C$17]-[.AM3]" table:style-name="ce17">
            <text:p>437880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3">
            <text:p>multifurc∼taxa * depth</text:p>
          </table:table-cell>
          <table:table-cell table:style-name="ce23"/>
          <table:table-cell office:value-type="float" office:value="7836755" table:style-name="ce8">
            <text:p>7836755</text:p>
          </table:table-cell>
          <table:table-cell office:value-type="float" office:value="-436578" table:formula="of:=[.$C$18]-[.D3]" table:style-name="ce17">
            <text:p>-436578</text:p>
          </table:table-cell>
          <table:table-cell office:value-type="float" office:value="-436563" table:formula="of:=[.$C$18]-[.E3]" table:style-name="ce17">
            <text:p>-436563</text:p>
          </table:table-cell>
          <table:table-cell office:value-type="float" office:value="-156760" table:formula="of:=[.$C$18]-[.F3]" table:style-name="ce17">
            <text:p>-156760</text:p>
          </table:table-cell>
          <table:table-cell office:value-type="float" office:value="-414456" table:formula="of:=[.$C$18]-[.G3]" table:style-name="ce17">
            <text:p>-414456</text:p>
          </table:table-cell>
          <table:table-cell office:value-type="float" office:value="11338" table:formula="of:=[.$C$18]-[.H3]" table:style-name="ce17">
            <text:p>11338</text:p>
          </table:table-cell>
          <table:table-cell office:value-type="float" office:value="-399177" table:formula="of:=[.$C$18]-[.I3]" table:style-name="ce17">
            <text:p>-399177</text:p>
          </table:table-cell>
          <table:table-cell office:value-type="float" office:value="-126683" table:formula="of:=[.$C$18]-[.J3]" table:style-name="ce17">
            <text:p>-126683</text:p>
          </table:table-cell>
          <table:table-cell office:value-type="float" office:value="-377275" table:formula="of:=[.$C$18]-[.K3]" table:style-name="ce17">
            <text:p>-377275</text:p>
          </table:table-cell>
          <table:table-cell office:value-type="float" office:value="68395" table:formula="of:=[.$C$18]-[.L3]" table:style-name="ce17">
            <text:p>68395</text:p>
          </table:table-cell>
          <table:table-cell office:value-type="float" office:value="-101073" table:formula="of:=[.$C$18]-[.M3]" table:style-name="ce17">
            <text:p>-101073</text:p>
          </table:table-cell>
          <table:table-cell office:value-type="float" office:value="-97567" table:formula="of:=[.$C$18]-[.N3]" table:style-name="ce17">
            <text:p>-97567</text:p>
          </table:table-cell>
          <table:table-cell office:value-type="float" office:value="87634" table:formula="of:=[.$C$18]-[.O3]" table:style-name="ce17">
            <text:p>87634</text:p>
          </table:table-cell>
          <table:table-cell office:value-type="float" office:value="-38766" table:formula="of:=[.$C$18]-[.P3]" table:style-name="ce17">
            <text:p>-38766</text:p>
          </table:table-cell>
          <table:table-cell office:value-type="float" office:value="192506" table:formula="of:=[.$C$18]-[.Q3]" table:style-name="ce17">
            <text:p>192506</text:p>
          </table:table-cell>
          <table:table-cell office:value-type="float" office:value="0" table:formula="of:=[.$C$18]-[.R3]" table:style-name="ce17">
            <text:p>0</text:p>
          </table:table-cell>
          <table:table-cell office:value-type="float" office:value="143200" table:formula="of:=[.$C$18]-[.S3]" table:style-name="ce17">
            <text:p>143200</text:p>
          </table:table-cell>
          <table:table-cell office:value-type="float" office:value="27815" table:formula="of:=[.$C$18]-[.T3]" table:style-name="ce17">
            <text:p>27815</text:p>
          </table:table-cell>
          <table:table-cell office:value-type="float" office:value="300459" table:formula="of:=[.$C$18]-[.U3]" table:style-name="ce17">
            <text:p>300459</text:p>
          </table:table-cell>
          <table:table-cell office:value-type="float" office:value="-5402" table:formula="of:=[.$C$18]-[.V3]" table:style-name="ce17">
            <text:p>-5402</text:p>
          </table:table-cell>
          <table:table-cell office:value-type="float" office:value="-2609" table:formula="of:=[.$C$18]-[.W3]" table:style-name="ce17">
            <text:p>-2609</text:p>
          </table:table-cell>
          <table:table-cell office:value-type="float" office:value="174938" table:formula="of:=[.$C$18]-[.X3]" table:style-name="ce17">
            <text:p>174938</text:p>
          </table:table-cell>
          <table:table-cell office:value-type="float" office:value="58428" table:formula="of:=[.$C$18]-[.Y3]" table:style-name="ce17">
            <text:p>58428</text:p>
          </table:table-cell>
          <table:table-cell office:value-type="float" office:value="264281" table:formula="of:=[.$C$18]-[.Z3]" table:style-name="ce17">
            <text:p>264281</text:p>
          </table:table-cell>
          <table:table-cell office:value-type="float" office:value="79067" table:formula="of:=[.$C$18]-[.AA3]" table:style-name="ce17">
            <text:p>79067</text:p>
          </table:table-cell>
          <table:table-cell office:value-type="float" office:value="221935" table:formula="of:=[.$C$18]-[.AB3]" table:style-name="ce17">
            <text:p>221935</text:p>
          </table:table-cell>
          <table:table-cell office:value-type="float" office:value="146137" table:formula="of:=[.$C$18]-[.AC3]" table:style-name="ce17">
            <text:p>146137</text:p>
          </table:table-cell>
          <table:table-cell office:value-type="float" office:value="351802" table:formula="of:=[.$C$18]-[.AD3]" table:style-name="ce17">
            <text:p>351802</text:p>
          </table:table-cell>
          <table:table-cell office:value-type="float" office:value="192506" table:formula="of:=[.$C$18]-[.AE3]" table:style-name="ce17">
            <text:p>192506</text:p>
          </table:table-cell>
          <table:table-cell office:value-type="float" office:value="296756" table:formula="of:=[.$C$18]-[.AF3]" table:style-name="ce17">
            <text:p>296756</text:p>
          </table:table-cell>
          <table:table-cell office:value-type="float" office:value="420544" table:formula="of:=[.$C$18]-[.AG3]" table:style-name="ce17">
            <text:p>420544</text:p>
          </table:table-cell>
          <table:table-cell office:value-type="float" office:value="319872" table:formula="of:=[.$C$18]-[.AH3]" table:style-name="ce17">
            <text:p>319872</text:p>
          </table:table-cell>
          <table:table-cell office:value-type="float" office:value="496014" table:formula="of:=[.$C$18]-[.AI3]" table:style-name="ce17">
            <text:p>496014</text:p>
          </table:table-cell>
          <table:table-cell office:value-type="float" office:value="452947" table:formula="of:=[.$C$18]-[.AJ3]" table:style-name="ce17">
            <text:p>452947</text:p>
          </table:table-cell>
          <table:table-cell office:value-type="float" office:value="501417" table:formula="of:=[.$C$18]-[.AK3]" table:style-name="ce17">
            <text:p>501417</text:p>
          </table:table-cell>
          <table:table-cell office:value-type="float" office:value="500128" table:formula="of:=[.$C$18]-[.AL3]" table:style-name="ce17">
            <text:p>500128</text:p>
          </table:table-cell>
          <table:table-cell office:value-type="float" office:value="630386" table:formula="of:=[.$C$18]-[.AM3]" table:style-name="ce17">
            <text:p>630386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3">
            <text:p>multifurc∼taxa * max.height</text:p>
          </table:table-cell>
          <table:table-cell table:style-name="ce23"/>
          <table:table-cell office:value-type="float" office:value="7693555" table:style-name="ce8">
            <text:p>7693555</text:p>
          </table:table-cell>
          <table:table-cell office:value-type="float" office:value="-579778" table:formula="of:=[.$C$19]-[.D3]" table:style-name="ce17">
            <text:p>-579778</text:p>
          </table:table-cell>
          <table:table-cell office:value-type="float" office:value="-579763" table:formula="of:=[.$C$19]-[.E3]" table:style-name="ce17">
            <text:p>-579763</text:p>
          </table:table-cell>
          <table:table-cell office:value-type="float" office:value="-299960" table:formula="of:=[.$C$19]-[.F3]" table:style-name="ce17">
            <text:p>-299960</text:p>
          </table:table-cell>
          <table:table-cell office:value-type="float" office:value="-557656" table:formula="of:=[.$C$19]-[.G3]" table:style-name="ce17">
            <text:p>-557656</text:p>
          </table:table-cell>
          <table:table-cell office:value-type="float" office:value="-131862" table:formula="of:=[.$C$19]-[.H3]" table:style-name="ce17">
            <text:p>-131862</text:p>
          </table:table-cell>
          <table:table-cell office:value-type="float" office:value="-542377" table:formula="of:=[.$C$19]-[.I3]" table:style-name="ce17">
            <text:p>-542377</text:p>
          </table:table-cell>
          <table:table-cell office:value-type="float" office:value="-269883" table:formula="of:=[.$C$19]-[.J3]" table:style-name="ce17">
            <text:p>-269883</text:p>
          </table:table-cell>
          <table:table-cell office:value-type="float" office:value="-520475" table:formula="of:=[.$C$19]-[.K3]" table:style-name="ce17">
            <text:p>-520475</text:p>
          </table:table-cell>
          <table:table-cell office:value-type="float" office:value="-74805" table:formula="of:=[.$C$19]-[.L3]" table:style-name="ce17">
            <text:p>-74805</text:p>
          </table:table-cell>
          <table:table-cell office:value-type="float" office:value="-244273" table:formula="of:=[.$C$19]-[.M3]" table:style-name="ce17">
            <text:p>-244273</text:p>
          </table:table-cell>
          <table:table-cell office:value-type="float" office:value="-240767" table:formula="of:=[.$C$19]-[.N3]" table:style-name="ce17">
            <text:p>-240767</text:p>
          </table:table-cell>
          <table:table-cell office:value-type="float" office:value="-55566" table:formula="of:=[.$C$19]-[.O3]" table:style-name="ce17">
            <text:p>-55566</text:p>
          </table:table-cell>
          <table:table-cell office:value-type="float" office:value="-181966" table:formula="of:=[.$C$19]-[.P3]" table:style-name="ce17">
            <text:p>-181966</text:p>
          </table:table-cell>
          <table:table-cell office:value-type="float" office:value="49306" table:formula="of:=[.$C$19]-[.Q3]" table:style-name="ce17">
            <text:p>49306</text:p>
          </table:table-cell>
          <table:table-cell office:value-type="float" office:value="-143200" table:formula="of:=[.$C$19]-[.R3]" table:style-name="ce17">
            <text:p>-143200</text:p>
          </table:table-cell>
          <table:table-cell office:value-type="float" office:value="0" table:formula="of:=[.$C$19]-[.S3]" table:style-name="ce17">
            <text:p>0</text:p>
          </table:table-cell>
          <table:table-cell office:value-type="float" office:value="-115385" table:formula="of:=[.$C$19]-[.T3]" table:style-name="ce17">
            <text:p>-115385</text:p>
          </table:table-cell>
          <table:table-cell office:value-type="float" office:value="157259" table:formula="of:=[.$C$19]-[.U3]" table:style-name="ce17">
            <text:p>157259</text:p>
          </table:table-cell>
          <table:table-cell office:value-type="float" office:value="-148602" table:formula="of:=[.$C$19]-[.V3]" table:style-name="ce17">
            <text:p>-148602</text:p>
          </table:table-cell>
          <table:table-cell office:value-type="float" office:value="-145809" table:formula="of:=[.$C$19]-[.W3]" table:style-name="ce17">
            <text:p>-145809</text:p>
          </table:table-cell>
          <table:table-cell office:value-type="float" office:value="31738" table:formula="of:=[.$C$19]-[.X3]" table:style-name="ce17">
            <text:p>31738</text:p>
          </table:table-cell>
          <table:table-cell office:value-type="float" office:value="-84772" table:formula="of:=[.$C$19]-[.Y3]" table:style-name="ce17">
            <text:p>-84772</text:p>
          </table:table-cell>
          <table:table-cell office:value-type="float" office:value="121081" table:formula="of:=[.$C$19]-[.Z3]" table:style-name="ce17">
            <text:p>121081</text:p>
          </table:table-cell>
          <table:table-cell office:value-type="float" office:value="-64133" table:formula="of:=[.$C$19]-[.AA3]" table:style-name="ce17">
            <text:p>-64133</text:p>
          </table:table-cell>
          <table:table-cell office:value-type="float" office:value="78735" table:formula="of:=[.$C$19]-[.AB3]" table:style-name="ce17">
            <text:p>78735</text:p>
          </table:table-cell>
          <table:table-cell office:value-type="float" office:value="2937" table:formula="of:=[.$C$19]-[.AC3]" table:style-name="ce17">
            <text:p>2937</text:p>
          </table:table-cell>
          <table:table-cell office:value-type="float" office:value="208602" table:formula="of:=[.$C$19]-[.AD3]" table:style-name="ce17">
            <text:p>208602</text:p>
          </table:table-cell>
          <table:table-cell office:value-type="float" office:value="49306" table:formula="of:=[.$C$19]-[.AE3]" table:style-name="ce17">
            <text:p>49306</text:p>
          </table:table-cell>
          <table:table-cell office:value-type="float" office:value="153556" table:formula="of:=[.$C$19]-[.AF3]" table:style-name="ce17">
            <text:p>153556</text:p>
          </table:table-cell>
          <table:table-cell office:value-type="float" office:value="277344" table:formula="of:=[.$C$19]-[.AG3]" table:style-name="ce17">
            <text:p>277344</text:p>
          </table:table-cell>
          <table:table-cell office:value-type="float" office:value="176672" table:formula="of:=[.$C$19]-[.AH3]" table:style-name="ce17">
            <text:p>176672</text:p>
          </table:table-cell>
          <table:table-cell office:value-type="float" office:value="352814" table:formula="of:=[.$C$19]-[.AI3]" table:style-name="ce17">
            <text:p>352814</text:p>
          </table:table-cell>
          <table:table-cell office:value-type="float" office:value="309747" table:formula="of:=[.$C$19]-[.AJ3]" table:style-name="ce17">
            <text:p>309747</text:p>
          </table:table-cell>
          <table:table-cell office:value-type="float" office:value="358217" table:formula="of:=[.$C$19]-[.AK3]" table:style-name="ce17">
            <text:p>358217</text:p>
          </table:table-cell>
          <table:table-cell office:value-type="float" office:value="356928" table:formula="of:=[.$C$19]-[.AL3]" table:style-name="ce17">
            <text:p>356928</text:p>
          </table:table-cell>
          <table:table-cell office:value-type="float" office:value="487186" table:formula="of:=[.$C$19]-[.AM3]" table:style-name="ce17">
            <text:p>487186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3">
            <text:p>multifurc∼taxa * min.height</text:p>
          </table:table-cell>
          <table:table-cell table:style-name="ce23"/>
          <table:table-cell office:value-type="float" office:value="7808940" table:style-name="ce8">
            <text:p>7808940</text:p>
          </table:table-cell>
          <table:table-cell office:value-type="float" office:value="-464393" table:formula="of:=[.$C$20]-[.D3]" table:style-name="ce17">
            <text:p>-464393</text:p>
          </table:table-cell>
          <table:table-cell office:value-type="float" office:value="-464378" table:formula="of:=[.$C$20]-[.E3]" table:style-name="ce17">
            <text:p>-464378</text:p>
          </table:table-cell>
          <table:table-cell office:value-type="float" office:value="-184575" table:formula="of:=[.$C$20]-[.F3]" table:style-name="ce17">
            <text:p>-184575</text:p>
          </table:table-cell>
          <table:table-cell office:value-type="float" office:value="-442271" table:formula="of:=[.$C$20]-[.G3]" table:style-name="ce17">
            <text:p>-442271</text:p>
          </table:table-cell>
          <table:table-cell office:value-type="float" office:value="-16477" table:formula="of:=[.$C$20]-[.H3]" table:style-name="ce17">
            <text:p>-16477</text:p>
          </table:table-cell>
          <table:table-cell office:value-type="float" office:value="-426992" table:formula="of:=[.$C$20]-[.I3]" table:style-name="ce17">
            <text:p>-426992</text:p>
          </table:table-cell>
          <table:table-cell office:value-type="float" office:value="-154498" table:formula="of:=[.$C$20]-[.J3]" table:style-name="ce17">
            <text:p>-154498</text:p>
          </table:table-cell>
          <table:table-cell office:value-type="float" office:value="-405090" table:formula="of:=[.$C$20]-[.K3]" table:style-name="ce17">
            <text:p>-405090</text:p>
          </table:table-cell>
          <table:table-cell office:value-type="float" office:value="40580" table:formula="of:=[.$C$20]-[.L3]" table:style-name="ce17">
            <text:p>40580</text:p>
          </table:table-cell>
          <table:table-cell office:value-type="float" office:value="-128888" table:formula="of:=[.$C$20]-[.M3]" table:style-name="ce17">
            <text:p>-128888</text:p>
          </table:table-cell>
          <table:table-cell office:value-type="float" office:value="-125382" table:formula="of:=[.$C$20]-[.N3]" table:style-name="ce17">
            <text:p>-125382</text:p>
          </table:table-cell>
          <table:table-cell office:value-type="float" office:value="59819" table:formula="of:=[.$C$20]-[.O3]" table:style-name="ce17">
            <text:p>59819</text:p>
          </table:table-cell>
          <table:table-cell office:value-type="float" office:value="-66581" table:formula="of:=[.$C$20]-[.P3]" table:style-name="ce17">
            <text:p>-66581</text:p>
          </table:table-cell>
          <table:table-cell office:value-type="float" office:value="164691" table:formula="of:=[.$C$20]-[.Q3]" table:style-name="ce17">
            <text:p>164691</text:p>
          </table:table-cell>
          <table:table-cell office:value-type="float" office:value="-27815" table:formula="of:=[.$C$20]-[.R3]" table:style-name="ce17">
            <text:p>-27815</text:p>
          </table:table-cell>
          <table:table-cell office:value-type="float" office:value="115385" table:formula="of:=[.$C$20]-[.S3]" table:style-name="ce17">
            <text:p>115385</text:p>
          </table:table-cell>
          <table:table-cell office:value-type="float" office:value="0" table:formula="of:=[.$C$20]-[.T3]" table:style-name="ce17">
            <text:p>0</text:p>
          </table:table-cell>
          <table:table-cell office:value-type="float" office:value="272644" table:formula="of:=[.$C$20]-[.U3]" table:style-name="ce17">
            <text:p>272644</text:p>
          </table:table-cell>
          <table:table-cell office:value-type="float" office:value="-33217" table:formula="of:=[.$C$20]-[.V3]" table:style-name="ce17">
            <text:p>-33217</text:p>
          </table:table-cell>
          <table:table-cell office:value-type="float" office:value="-30424" table:formula="of:=[.$C$20]-[.W3]" table:style-name="ce17">
            <text:p>-30424</text:p>
          </table:table-cell>
          <table:table-cell office:value-type="float" office:value="147123" table:formula="of:=[.$C$20]-[.X3]" table:style-name="ce17">
            <text:p>147123</text:p>
          </table:table-cell>
          <table:table-cell office:value-type="float" office:value="30613" table:formula="of:=[.$C$20]-[.Y3]" table:style-name="ce17">
            <text:p>30613</text:p>
          </table:table-cell>
          <table:table-cell office:value-type="float" office:value="236466" table:formula="of:=[.$C$20]-[.Z3]" table:style-name="ce17">
            <text:p>236466</text:p>
          </table:table-cell>
          <table:table-cell office:value-type="float" office:value="51252" table:formula="of:=[.$C$20]-[.AA3]" table:style-name="ce17">
            <text:p>51252</text:p>
          </table:table-cell>
          <table:table-cell office:value-type="float" office:value="194120" table:formula="of:=[.$C$20]-[.AB3]" table:style-name="ce17">
            <text:p>194120</text:p>
          </table:table-cell>
          <table:table-cell office:value-type="float" office:value="118322" table:formula="of:=[.$C$20]-[.AC3]" table:style-name="ce17">
            <text:p>118322</text:p>
          </table:table-cell>
          <table:table-cell office:value-type="float" office:value="323987" table:formula="of:=[.$C$20]-[.AD3]" table:style-name="ce17">
            <text:p>323987</text:p>
          </table:table-cell>
          <table:table-cell office:value-type="float" office:value="164691" table:formula="of:=[.$C$20]-[.AE3]" table:style-name="ce17">
            <text:p>164691</text:p>
          </table:table-cell>
          <table:table-cell office:value-type="float" office:value="268941" table:formula="of:=[.$C$20]-[.AF3]" table:style-name="ce17">
            <text:p>268941</text:p>
          </table:table-cell>
          <table:table-cell office:value-type="float" office:value="392729" table:formula="of:=[.$C$20]-[.AG3]" table:style-name="ce17">
            <text:p>392729</text:p>
          </table:table-cell>
          <table:table-cell office:value-type="float" office:value="292057" table:formula="of:=[.$C$20]-[.AH3]" table:style-name="ce17">
            <text:p>292057</text:p>
          </table:table-cell>
          <table:table-cell office:value-type="float" office:value="468199" table:formula="of:=[.$C$20]-[.AI3]" table:style-name="ce17">
            <text:p>468199</text:p>
          </table:table-cell>
          <table:table-cell office:value-type="float" office:value="425132" table:formula="of:=[.$C$20]-[.AJ3]" table:style-name="ce17">
            <text:p>425132</text:p>
          </table:table-cell>
          <table:table-cell office:value-type="float" office:value="473602" table:formula="of:=[.$C$20]-[.AK3]" table:style-name="ce17">
            <text:p>473602</text:p>
          </table:table-cell>
          <table:table-cell office:value-type="float" office:value="472313" table:formula="of:=[.$C$20]-[.AL3]" table:style-name="ce17">
            <text:p>472313</text:p>
          </table:table-cell>
          <table:table-cell office:value-type="float" office:value="602571" table:formula="of:=[.$C$20]-[.AM3]" table:style-name="ce17">
            <text:p>602571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4">
            <text:p>multifurc∼taxa * mean.height</text:p>
          </table:table-cell>
          <table:table-cell table:style-name="ce24"/>
          <table:table-cell office:value-type="float" office:value="7536296" table:style-name="ce10">
            <text:p>7536296</text:p>
          </table:table-cell>
          <table:table-cell office:value-type="float" office:value="-737037" table:formula="of:=[.$C$21]-[.D3]" table:style-name="ce18">
            <text:p>-737037</text:p>
          </table:table-cell>
          <table:table-cell office:value-type="float" office:value="-737022" table:formula="of:=[.$C$21]-[.E3]" table:style-name="ce18">
            <text:p>-737022</text:p>
          </table:table-cell>
          <table:table-cell office:value-type="float" office:value="-457219" table:formula="of:=[.$C$21]-[.F3]" table:style-name="ce18">
            <text:p>-457219</text:p>
          </table:table-cell>
          <table:table-cell office:value-type="float" office:value="-714915" table:formula="of:=[.$C$21]-[.G3]" table:style-name="ce18">
            <text:p>-714915</text:p>
          </table:table-cell>
          <table:table-cell office:value-type="float" office:value="-289121" table:formula="of:=[.$C$21]-[.H3]" table:style-name="ce18">
            <text:p>-289121</text:p>
          </table:table-cell>
          <table:table-cell office:value-type="float" office:value="-699636" table:formula="of:=[.$C$21]-[.I3]" table:style-name="ce18">
            <text:p>-699636</text:p>
          </table:table-cell>
          <table:table-cell office:value-type="float" office:value="-427142" table:formula="of:=[.$C$21]-[.J3]" table:style-name="ce18">
            <text:p>-427142</text:p>
          </table:table-cell>
          <table:table-cell office:value-type="float" office:value="-677734" table:formula="of:=[.$C$21]-[.K3]" table:style-name="ce18">
            <text:p>-677734</text:p>
          </table:table-cell>
          <table:table-cell office:value-type="float" office:value="-232064" table:formula="of:=[.$C$21]-[.L3]" table:style-name="ce18">
            <text:p>-232064</text:p>
          </table:table-cell>
          <table:table-cell office:value-type="float" office:value="-401532" table:formula="of:=[.$C$21]-[.M3]" table:style-name="ce18">
            <text:p>-401532</text:p>
          </table:table-cell>
          <table:table-cell office:value-type="float" office:value="-398026" table:formula="of:=[.$C$21]-[.N3]" table:style-name="ce18">
            <text:p>-398026</text:p>
          </table:table-cell>
          <table:table-cell office:value-type="float" office:value="-212825" table:formula="of:=[.$C$21]-[.O3]" table:style-name="ce18">
            <text:p>-212825</text:p>
          </table:table-cell>
          <table:table-cell office:value-type="float" office:value="-339225" table:formula="of:=[.$C$21]-[.P3]" table:style-name="ce18">
            <text:p>-339225</text:p>
          </table:table-cell>
          <table:table-cell office:value-type="float" office:value="-107953" table:formula="of:=[.$C$21]-[.Q3]" table:style-name="ce18">
            <text:p>-107953</text:p>
          </table:table-cell>
          <table:table-cell office:value-type="float" office:value="-300459" table:formula="of:=[.$C$21]-[.R3]" table:style-name="ce18">
            <text:p>-300459</text:p>
          </table:table-cell>
          <table:table-cell office:value-type="float" office:value="-157259" table:formula="of:=[.$C$21]-[.S3]" table:style-name="ce18">
            <text:p>-157259</text:p>
          </table:table-cell>
          <table:table-cell office:value-type="float" office:value="-272644" table:formula="of:=[.$C$21]-[.T3]" table:style-name="ce18">
            <text:p>-272644</text:p>
          </table:table-cell>
          <table:table-cell office:value-type="float" office:value="0" table:formula="of:=[.$C$21]-[.U3]" table:style-name="ce18">
            <text:p>0</text:p>
          </table:table-cell>
          <table:table-cell office:value-type="float" office:value="-305861" table:formula="of:=[.$C$21]-[.V3]" table:style-name="ce18">
            <text:p>-305861</text:p>
          </table:table-cell>
          <table:table-cell office:value-type="float" office:value="-303068" table:formula="of:=[.$C$21]-[.W3]" table:style-name="ce18">
            <text:p>-303068</text:p>
          </table:table-cell>
          <table:table-cell office:value-type="float" office:value="-125521" table:formula="of:=[.$C$21]-[.X3]" table:style-name="ce18">
            <text:p>-125521</text:p>
          </table:table-cell>
          <table:table-cell office:value-type="float" office:value="-242031" table:formula="of:=[.$C$21]-[.Y3]" table:style-name="ce18">
            <text:p>-242031</text:p>
          </table:table-cell>
          <table:table-cell office:value-type="float" office:value="-36178" table:formula="of:=[.$C$21]-[.Z3]" table:style-name="ce18">
            <text:p>-36178</text:p>
          </table:table-cell>
          <table:table-cell office:value-type="float" office:value="-221392" table:formula="of:=[.$C$21]-[.AA3]" table:style-name="ce18">
            <text:p>-221392</text:p>
          </table:table-cell>
          <table:table-cell office:value-type="float" office:value="-78524" table:formula="of:=[.$C$21]-[.AB3]" table:style-name="ce18">
            <text:p>-78524</text:p>
          </table:table-cell>
          <table:table-cell office:value-type="float" office:value="-154322" table:formula="of:=[.$C$21]-[.AC3]" table:style-name="ce18">
            <text:p>-154322</text:p>
          </table:table-cell>
          <table:table-cell office:value-type="float" office:value="51343" table:formula="of:=[.$C$21]-[.AD3]" table:style-name="ce18">
            <text:p>51343</text:p>
          </table:table-cell>
          <table:table-cell office:value-type="float" office:value="-107953" table:formula="of:=[.$C$21]-[.AE3]" table:style-name="ce18">
            <text:p>-107953</text:p>
          </table:table-cell>
          <table:table-cell office:value-type="float" office:value="-3703" table:formula="of:=[.$C$21]-[.AF3]" table:style-name="ce18">
            <text:p>-3703</text:p>
          </table:table-cell>
          <table:table-cell office:value-type="float" office:value="120085" table:formula="of:=[.$C$21]-[.AG3]" table:style-name="ce18">
            <text:p>120085</text:p>
          </table:table-cell>
          <table:table-cell office:value-type="float" office:value="19413" table:formula="of:=[.$C$21]-[.AH3]" table:style-name="ce18">
            <text:p>19413</text:p>
          </table:table-cell>
          <table:table-cell office:value-type="float" office:value="195555" table:formula="of:=[.$C$21]-[.AI3]" table:style-name="ce18">
            <text:p>195555</text:p>
          </table:table-cell>
          <table:table-cell office:value-type="float" office:value="152488" table:formula="of:=[.$C$21]-[.AJ3]" table:style-name="ce18">
            <text:p>152488</text:p>
          </table:table-cell>
          <table:table-cell office:value-type="float" office:value="200958" table:formula="of:=[.$C$21]-[.AK3]" table:style-name="ce18">
            <text:p>200958</text:p>
          </table:table-cell>
          <table:table-cell office:value-type="float" office:value="199669" table:formula="of:=[.$C$21]-[.AL3]" table:style-name="ce18">
            <text:p>199669</text:p>
          </table:table-cell>
          <table:table-cell office:value-type="float" office:value="329927" table:formula="of:=[.$C$21]-[.AM3]" table:style-name="ce18">
            <text:p>329927</text:p>
          </table:table-cell>
          <table:table-cell table:number-columns-repeated="16345" table:style-name="ce9"/>
        </table:table-row>
        <table:table-row table:style-name="ro2">
          <table:table-cell office:value-type="string" table:style-name="ce22">
            <text:p>multifurc∼taxa</text:p>
          </table:table-cell>
          <table:table-cell office:value-type="string" table:style-name="ce22">
            <text:p>Class</text:p>
          </table:table-cell>
          <table:table-cell office:value-type="float" office:value="7842157" table:style-name="ce5">
            <text:p>7842157</text:p>
          </table:table-cell>
          <table:table-cell office:value-type="float" office:value="-431176" table:formula="of:=[.$C$22]-[.D3]" table:style-name="ce17">
            <text:p>-431176</text:p>
          </table:table-cell>
          <table:table-cell office:value-type="float" office:value="-431161" table:formula="of:=[.$C$22]-[.E3]" table:style-name="ce17">
            <text:p>-431161</text:p>
          </table:table-cell>
          <table:table-cell office:value-type="float" office:value="-151358" table:formula="of:=[.$C$22]-[.F3]" table:style-name="ce17">
            <text:p>-151358</text:p>
          </table:table-cell>
          <table:table-cell office:value-type="float" office:value="-409054" table:formula="of:=[.$C$22]-[.G3]" table:style-name="ce17">
            <text:p>-409054</text:p>
          </table:table-cell>
          <table:table-cell office:value-type="float" office:value="16740" table:formula="of:=[.$C$22]-[.H3]" table:style-name="ce17">
            <text:p>16740</text:p>
          </table:table-cell>
          <table:table-cell office:value-type="float" office:value="-393775" table:formula="of:=[.$C$22]-[.I3]" table:style-name="ce17">
            <text:p>-393775</text:p>
          </table:table-cell>
          <table:table-cell office:value-type="float" office:value="-121281" table:formula="of:=[.$C$22]-[.J3]" table:style-name="ce17">
            <text:p>-121281</text:p>
          </table:table-cell>
          <table:table-cell office:value-type="float" office:value="-371873" table:formula="of:=[.$C$22]-[.K3]" table:style-name="ce17">
            <text:p>-371873</text:p>
          </table:table-cell>
          <table:table-cell office:value-type="float" office:value="73797" table:formula="of:=[.$C$22]-[.L3]" table:style-name="ce17">
            <text:p>73797</text:p>
          </table:table-cell>
          <table:table-cell office:value-type="float" office:value="-95671" table:formula="of:=[.$C$22]-[.M3]" table:style-name="ce17">
            <text:p>-95671</text:p>
          </table:table-cell>
          <table:table-cell office:value-type="float" office:value="-92165" table:formula="of:=[.$C$22]-[.N3]" table:style-name="ce17">
            <text:p>-92165</text:p>
          </table:table-cell>
          <table:table-cell office:value-type="float" office:value="93036" table:formula="of:=[.$C$22]-[.O3]" table:style-name="ce17">
            <text:p>93036</text:p>
          </table:table-cell>
          <table:table-cell office:value-type="float" office:value="-33364" table:formula="of:=[.$C$22]-[.P3]" table:style-name="ce17">
            <text:p>-33364</text:p>
          </table:table-cell>
          <table:table-cell office:value-type="float" office:value="197908" table:formula="of:=[.$C$22]-[.Q3]" table:style-name="ce17">
            <text:p>197908</text:p>
          </table:table-cell>
          <table:table-cell office:value-type="float" office:value="5402" table:formula="of:=[.$C$22]-[.R3]" table:style-name="ce17">
            <text:p>5402</text:p>
          </table:table-cell>
          <table:table-cell office:value-type="float" office:value="148602" table:formula="of:=[.$C$22]-[.S3]" table:style-name="ce17">
            <text:p>148602</text:p>
          </table:table-cell>
          <table:table-cell office:value-type="float" office:value="33217" table:formula="of:=[.$C$22]-[.T3]" table:style-name="ce17">
            <text:p>33217</text:p>
          </table:table-cell>
          <table:table-cell office:value-type="float" office:value="305861" table:formula="of:=[.$C$22]-[.U3]" table:style-name="ce17">
            <text:p>305861</text:p>
          </table:table-cell>
          <table:table-cell office:value-type="float" office:value="0" table:formula="of:=[.$C$22]-[.V3]" table:style-name="ce17">
            <text:p>0</text:p>
          </table:table-cell>
          <table:table-cell office:value-type="float" office:value="2793" table:formula="of:=[.$C$22]-[.W3]" table:style-name="ce17">
            <text:p>2793</text:p>
          </table:table-cell>
          <table:table-cell office:value-type="float" office:value="180340" table:formula="of:=[.$C$22]-[.X3]" table:style-name="ce17">
            <text:p>180340</text:p>
          </table:table-cell>
          <table:table-cell office:value-type="float" office:value="63830" table:formula="of:=[.$C$22]-[.Y3]" table:style-name="ce17">
            <text:p>63830</text:p>
          </table:table-cell>
          <table:table-cell office:value-type="float" office:value="269683" table:formula="of:=[.$C$22]-[.Z3]" table:style-name="ce17">
            <text:p>269683</text:p>
          </table:table-cell>
          <table:table-cell office:value-type="float" office:value="84469" table:formula="of:=[.$C$22]-[.AA3]" table:style-name="ce17">
            <text:p>84469</text:p>
          </table:table-cell>
          <table:table-cell office:value-type="float" office:value="227337" table:formula="of:=[.$C$22]-[.AB3]" table:style-name="ce17">
            <text:p>227337</text:p>
          </table:table-cell>
          <table:table-cell office:value-type="float" office:value="151539" table:formula="of:=[.$C$22]-[.AC3]" table:style-name="ce17">
            <text:p>151539</text:p>
          </table:table-cell>
          <table:table-cell office:value-type="float" office:value="357204" table:formula="of:=[.$C$22]-[.AD3]" table:style-name="ce17">
            <text:p>357204</text:p>
          </table:table-cell>
          <table:table-cell office:value-type="float" office:value="197908" table:formula="of:=[.$C$22]-[.AE3]" table:style-name="ce17">
            <text:p>197908</text:p>
          </table:table-cell>
          <table:table-cell office:value-type="float" office:value="302158" table:formula="of:=[.$C$22]-[.AF3]" table:style-name="ce17">
            <text:p>302158</text:p>
          </table:table-cell>
          <table:table-cell office:value-type="float" office:value="425946" table:formula="of:=[.$C$22]-[.AG3]" table:style-name="ce17">
            <text:p>425946</text:p>
          </table:table-cell>
          <table:table-cell office:value-type="float" office:value="325274" table:formula="of:=[.$C$22]-[.AH3]" table:style-name="ce17">
            <text:p>325274</text:p>
          </table:table-cell>
          <table:table-cell office:value-type="float" office:value="501416" table:formula="of:=[.$C$22]-[.AI3]" table:style-name="ce17">
            <text:p>501416</text:p>
          </table:table-cell>
          <table:table-cell office:value-type="float" office:value="458349" table:formula="of:=[.$C$22]-[.AJ3]" table:style-name="ce17">
            <text:p>458349</text:p>
          </table:table-cell>
          <table:table-cell office:value-type="float" office:value="506819" table:formula="of:=[.$C$22]-[.AK3]" table:style-name="ce17">
            <text:p>506819</text:p>
          </table:table-cell>
          <table:table-cell office:value-type="float" office:value="505530" table:formula="of:=[.$C$22]-[.AL3]" table:style-name="ce17">
            <text:p>505530</text:p>
          </table:table-cell>
          <table:table-cell office:value-type="float" office:value="635788" table:formula="of:=[.$C$22]-[.AM3]" table:style-name="ce17">
            <text:p>635788</text:p>
          </table:table-cell>
          <table:table-cell table:number-columns-repeated="16345" table:style-name="ce4"/>
        </table:table-row>
        <table:table-row table:style-name="ro2">
          <table:table-cell office:value-type="string" table:style-name="ce23">
            <text:p>multifurc∼taxa + depth</text:p>
          </table:table-cell>
          <table:table-cell table:style-name="ce23"/>
          <table:table-cell office:value-type="float" office:value="7839364" table:style-name="ce8">
            <text:p>7839364</text:p>
          </table:table-cell>
          <table:table-cell office:value-type="float" office:value="-433969" table:formula="of:=[.$C$23]-[.D3]" table:style-name="ce17">
            <text:p>-433969</text:p>
          </table:table-cell>
          <table:table-cell office:value-type="float" office:value="-433954" table:formula="of:=[.$C$23]-[.E3]" table:style-name="ce17">
            <text:p>-433954</text:p>
          </table:table-cell>
          <table:table-cell office:value-type="float" office:value="-154151" table:formula="of:=[.$C$23]-[.F3]" table:style-name="ce17">
            <text:p>-154151</text:p>
          </table:table-cell>
          <table:table-cell office:value-type="float" office:value="-411847" table:formula="of:=[.$C$23]-[.G3]" table:style-name="ce17">
            <text:p>-411847</text:p>
          </table:table-cell>
          <table:table-cell office:value-type="float" office:value="13947" table:formula="of:=[.$C$23]-[.H3]" table:style-name="ce17">
            <text:p>13947</text:p>
          </table:table-cell>
          <table:table-cell office:value-type="float" office:value="-396568" table:formula="of:=[.$C$23]-[.I3]" table:style-name="ce17">
            <text:p>-396568</text:p>
          </table:table-cell>
          <table:table-cell office:value-type="float" office:value="-124074" table:formula="of:=[.$C$23]-[.J3]" table:style-name="ce17">
            <text:p>-124074</text:p>
          </table:table-cell>
          <table:table-cell office:value-type="float" office:value="-374666" table:formula="of:=[.$C$23]-[.K3]" table:style-name="ce17">
            <text:p>-374666</text:p>
          </table:table-cell>
          <table:table-cell office:value-type="float" office:value="71004" table:formula="of:=[.$C$23]-[.L3]" table:style-name="ce17">
            <text:p>71004</text:p>
          </table:table-cell>
          <table:table-cell office:value-type="float" office:value="-98464" table:formula="of:=[.$C$23]-[.M3]" table:style-name="ce17">
            <text:p>-98464</text:p>
          </table:table-cell>
          <table:table-cell office:value-type="float" office:value="-94958" table:formula="of:=[.$C$23]-[.N3]" table:style-name="ce17">
            <text:p>-94958</text:p>
          </table:table-cell>
          <table:table-cell office:value-type="float" office:value="90243" table:formula="of:=[.$C$23]-[.O3]" table:style-name="ce17">
            <text:p>90243</text:p>
          </table:table-cell>
          <table:table-cell office:value-type="float" office:value="-36157" table:formula="of:=[.$C$23]-[.P3]" table:style-name="ce17">
            <text:p>-36157</text:p>
          </table:table-cell>
          <table:table-cell office:value-type="float" office:value="195115" table:formula="of:=[.$C$23]-[.Q3]" table:style-name="ce17">
            <text:p>195115</text:p>
          </table:table-cell>
          <table:table-cell office:value-type="float" office:value="2609" table:formula="of:=[.$C$23]-[.R3]" table:style-name="ce17">
            <text:p>2609</text:p>
          </table:table-cell>
          <table:table-cell office:value-type="float" office:value="145809" table:formula="of:=[.$C$23]-[.S3]" table:style-name="ce17">
            <text:p>145809</text:p>
          </table:table-cell>
          <table:table-cell office:value-type="float" office:value="30424" table:formula="of:=[.$C$23]-[.T3]" table:style-name="ce17">
            <text:p>30424</text:p>
          </table:table-cell>
          <table:table-cell office:value-type="float" office:value="303068" table:formula="of:=[.$C$23]-[.U3]" table:style-name="ce17">
            <text:p>303068</text:p>
          </table:table-cell>
          <table:table-cell office:value-type="float" office:value="-2793" table:formula="of:=[.$C$23]-[.V3]" table:style-name="ce17">
            <text:p>-2793</text:p>
          </table:table-cell>
          <table:table-cell office:value-type="float" office:value="0" table:formula="of:=[.$C$23]-[.W3]" table:style-name="ce17">
            <text:p>0</text:p>
          </table:table-cell>
          <table:table-cell office:value-type="float" office:value="177547" table:formula="of:=[.$C$23]-[.X3]" table:style-name="ce17">
            <text:p>177547</text:p>
          </table:table-cell>
          <table:table-cell office:value-type="float" office:value="61037" table:formula="of:=[.$C$23]-[.Y3]" table:style-name="ce17">
            <text:p>61037</text:p>
          </table:table-cell>
          <table:table-cell office:value-type="float" office:value="266890" table:formula="of:=[.$C$23]-[.Z3]" table:style-name="ce17">
            <text:p>266890</text:p>
          </table:table-cell>
          <table:table-cell office:value-type="float" office:value="81676" table:formula="of:=[.$C$23]-[.AA3]" table:style-name="ce17">
            <text:p>81676</text:p>
          </table:table-cell>
          <table:table-cell office:value-type="float" office:value="224544" table:formula="of:=[.$C$23]-[.AB3]" table:style-name="ce17">
            <text:p>224544</text:p>
          </table:table-cell>
          <table:table-cell office:value-type="float" office:value="148746" table:formula="of:=[.$C$23]-[.AC3]" table:style-name="ce17">
            <text:p>148746</text:p>
          </table:table-cell>
          <table:table-cell office:value-type="float" office:value="354411" table:formula="of:=[.$C$23]-[.AD3]" table:style-name="ce17">
            <text:p>354411</text:p>
          </table:table-cell>
          <table:table-cell office:value-type="float" office:value="195115" table:formula="of:=[.$C$23]-[.AE3]" table:style-name="ce17">
            <text:p>195115</text:p>
          </table:table-cell>
          <table:table-cell office:value-type="float" office:value="299365" table:formula="of:=[.$C$23]-[.AF3]" table:style-name="ce17">
            <text:p>299365</text:p>
          </table:table-cell>
          <table:table-cell office:value-type="float" office:value="423153" table:formula="of:=[.$C$23]-[.AG3]" table:style-name="ce17">
            <text:p>423153</text:p>
          </table:table-cell>
          <table:table-cell office:value-type="float" office:value="322481" table:formula="of:=[.$C$23]-[.AH3]" table:style-name="ce17">
            <text:p>322481</text:p>
          </table:table-cell>
          <table:table-cell office:value-type="float" office:value="498623" table:formula="of:=[.$C$23]-[.AI3]" table:style-name="ce17">
            <text:p>498623</text:p>
          </table:table-cell>
          <table:table-cell office:value-type="float" office:value="455556" table:formula="of:=[.$C$23]-[.AJ3]" table:style-name="ce17">
            <text:p>455556</text:p>
          </table:table-cell>
          <table:table-cell office:value-type="float" office:value="504026" table:formula="of:=[.$C$23]-[.AK3]" table:style-name="ce17">
            <text:p>504026</text:p>
          </table:table-cell>
          <table:table-cell office:value-type="float" office:value="502737" table:formula="of:=[.$C$23]-[.AL3]" table:style-name="ce17">
            <text:p>502737</text:p>
          </table:table-cell>
          <table:table-cell office:value-type="float" office:value="632995" table:formula="of:=[.$C$23]-[.AM3]" table:style-name="ce17">
            <text:p>632995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3">
            <text:p>multifurc∼taxa + max.height</text:p>
          </table:table-cell>
          <table:table-cell table:style-name="ce23"/>
          <table:table-cell office:value-type="float" office:value="7661817" table:style-name="ce8">
            <text:p>7661817</text:p>
          </table:table-cell>
          <table:table-cell office:value-type="float" office:value="-611516" table:formula="of:=[.$C$24]-[.D3]" table:style-name="ce17">
            <text:p>-611516</text:p>
          </table:table-cell>
          <table:table-cell office:value-type="float" office:value="-611501" table:formula="of:=[.$C$24]-[.E3]" table:style-name="ce17">
            <text:p>-611501</text:p>
          </table:table-cell>
          <table:table-cell office:value-type="float" office:value="-331698" table:formula="of:=[.$C$24]-[.F3]" table:style-name="ce17">
            <text:p>-331698</text:p>
          </table:table-cell>
          <table:table-cell office:value-type="float" office:value="-589394" table:formula="of:=[.$C$24]-[.G3]" table:style-name="ce17">
            <text:p>-589394</text:p>
          </table:table-cell>
          <table:table-cell office:value-type="float" office:value="-163600" table:formula="of:=[.$C$24]-[.H3]" table:style-name="ce17">
            <text:p>-163600</text:p>
          </table:table-cell>
          <table:table-cell office:value-type="float" office:value="-574115" table:formula="of:=[.$C$24]-[.I3]" table:style-name="ce17">
            <text:p>-574115</text:p>
          </table:table-cell>
          <table:table-cell office:value-type="float" office:value="-301621" table:formula="of:=[.$C$24]-[.J3]" table:style-name="ce17">
            <text:p>-301621</text:p>
          </table:table-cell>
          <table:table-cell office:value-type="float" office:value="-552213" table:formula="of:=[.$C$24]-[.K3]" table:style-name="ce17">
            <text:p>-552213</text:p>
          </table:table-cell>
          <table:table-cell office:value-type="float" office:value="-106543" table:formula="of:=[.$C$24]-[.L3]" table:style-name="ce17">
            <text:p>-106543</text:p>
          </table:table-cell>
          <table:table-cell office:value-type="float" office:value="-276011" table:formula="of:=[.$C$24]-[.M3]" table:style-name="ce17">
            <text:p>-276011</text:p>
          </table:table-cell>
          <table:table-cell office:value-type="float" office:value="-272505" table:formula="of:=[.$C$24]-[.N3]" table:style-name="ce17">
            <text:p>-272505</text:p>
          </table:table-cell>
          <table:table-cell office:value-type="float" office:value="-87304" table:formula="of:=[.$C$24]-[.O3]" table:style-name="ce17">
            <text:p>-87304</text:p>
          </table:table-cell>
          <table:table-cell office:value-type="float" office:value="-213704" table:formula="of:=[.$C$24]-[.P3]" table:style-name="ce17">
            <text:p>-213704</text:p>
          </table:table-cell>
          <table:table-cell office:value-type="float" office:value="17568" table:formula="of:=[.$C$24]-[.Q3]" table:style-name="ce17">
            <text:p>17568</text:p>
          </table:table-cell>
          <table:table-cell office:value-type="float" office:value="-174938" table:formula="of:=[.$C$24]-[.R3]" table:style-name="ce17">
            <text:p>-174938</text:p>
          </table:table-cell>
          <table:table-cell office:value-type="float" office:value="-31738" table:formula="of:=[.$C$24]-[.S3]" table:style-name="ce17">
            <text:p>-31738</text:p>
          </table:table-cell>
          <table:table-cell office:value-type="float" office:value="-147123" table:formula="of:=[.$C$24]-[.T3]" table:style-name="ce17">
            <text:p>-147123</text:p>
          </table:table-cell>
          <table:table-cell office:value-type="float" office:value="125521" table:formula="of:=[.$C$24]-[.U3]" table:style-name="ce17">
            <text:p>125521</text:p>
          </table:table-cell>
          <table:table-cell office:value-type="float" office:value="-180340" table:formula="of:=[.$C$24]-[.V3]" table:style-name="ce17">
            <text:p>-180340</text:p>
          </table:table-cell>
          <table:table-cell office:value-type="float" office:value="-177547" table:formula="of:=[.$C$24]-[.W3]" table:style-name="ce17">
            <text:p>-177547</text:p>
          </table:table-cell>
          <table:table-cell office:value-type="float" office:value="0" table:formula="of:=[.$C$24]-[.X3]" table:style-name="ce17">
            <text:p>0</text:p>
          </table:table-cell>
          <table:table-cell office:value-type="float" office:value="-116510" table:formula="of:=[.$C$24]-[.Y3]" table:style-name="ce17">
            <text:p>-116510</text:p>
          </table:table-cell>
          <table:table-cell office:value-type="float" office:value="89343" table:formula="of:=[.$C$24]-[.Z3]" table:style-name="ce17">
            <text:p>89343</text:p>
          </table:table-cell>
          <table:table-cell office:value-type="float" office:value="-95871" table:formula="of:=[.$C$24]-[.AA3]" table:style-name="ce17">
            <text:p>-95871</text:p>
          </table:table-cell>
          <table:table-cell office:value-type="float" office:value="46997" table:formula="of:=[.$C$24]-[.AB3]" table:style-name="ce17">
            <text:p>46997</text:p>
          </table:table-cell>
          <table:table-cell office:value-type="float" office:value="-28801" table:formula="of:=[.$C$24]-[.AC3]" table:style-name="ce17">
            <text:p>-28801</text:p>
          </table:table-cell>
          <table:table-cell office:value-type="float" office:value="176864" table:formula="of:=[.$C$24]-[.AD3]" table:style-name="ce17">
            <text:p>176864</text:p>
          </table:table-cell>
          <table:table-cell office:value-type="float" office:value="17568" table:formula="of:=[.$C$24]-[.AE3]" table:style-name="ce17">
            <text:p>17568</text:p>
          </table:table-cell>
          <table:table-cell office:value-type="float" office:value="121818" table:formula="of:=[.$C$24]-[.AF3]" table:style-name="ce17">
            <text:p>121818</text:p>
          </table:table-cell>
          <table:table-cell office:value-type="float" office:value="245606" table:formula="of:=[.$C$24]-[.AG3]" table:style-name="ce17">
            <text:p>245606</text:p>
          </table:table-cell>
          <table:table-cell office:value-type="float" office:value="144934" table:formula="of:=[.$C$24]-[.AH3]" table:style-name="ce17">
            <text:p>144934</text:p>
          </table:table-cell>
          <table:table-cell office:value-type="float" office:value="321076" table:formula="of:=[.$C$24]-[.AI3]" table:style-name="ce17">
            <text:p>321076</text:p>
          </table:table-cell>
          <table:table-cell office:value-type="float" office:value="278009" table:formula="of:=[.$C$24]-[.AJ3]" table:style-name="ce17">
            <text:p>278009</text:p>
          </table:table-cell>
          <table:table-cell office:value-type="float" office:value="326479" table:formula="of:=[.$C$24]-[.AK3]" table:style-name="ce17">
            <text:p>326479</text:p>
          </table:table-cell>
          <table:table-cell office:value-type="float" office:value="325190" table:formula="of:=[.$C$24]-[.AL3]" table:style-name="ce17">
            <text:p>325190</text:p>
          </table:table-cell>
          <table:table-cell office:value-type="float" office:value="455448" table:formula="of:=[.$C$24]-[.AM3]" table:style-name="ce17">
            <text:p>455448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3">
            <text:p>multifurc∼taxa + min.height</text:p>
          </table:table-cell>
          <table:table-cell table:style-name="ce23"/>
          <table:table-cell office:value-type="float" office:value="7778327" table:style-name="ce8">
            <text:p>7778327</text:p>
          </table:table-cell>
          <table:table-cell office:value-type="float" office:value="-495006" table:formula="of:=[.$C$25]-[.D3]" table:style-name="ce17">
            <text:p>-495006</text:p>
          </table:table-cell>
          <table:table-cell office:value-type="float" office:value="-494991" table:formula="of:=[.$C$25]-[.E3]" table:style-name="ce17">
            <text:p>-494991</text:p>
          </table:table-cell>
          <table:table-cell office:value-type="float" office:value="-215188" table:formula="of:=[.$C$25]-[.F3]" table:style-name="ce17">
            <text:p>-215188</text:p>
          </table:table-cell>
          <table:table-cell office:value-type="float" office:value="-472884" table:formula="of:=[.$C$25]-[.G3]" table:style-name="ce17">
            <text:p>-472884</text:p>
          </table:table-cell>
          <table:table-cell office:value-type="float" office:value="-47090" table:formula="of:=[.$C$25]-[.H3]" table:style-name="ce17">
            <text:p>-47090</text:p>
          </table:table-cell>
          <table:table-cell office:value-type="float" office:value="-457605" table:formula="of:=[.$C$25]-[.I3]" table:style-name="ce17">
            <text:p>-457605</text:p>
          </table:table-cell>
          <table:table-cell office:value-type="float" office:value="-185111" table:formula="of:=[.$C$25]-[.J3]" table:style-name="ce17">
            <text:p>-185111</text:p>
          </table:table-cell>
          <table:table-cell office:value-type="float" office:value="-435703" table:formula="of:=[.$C$25]-[.K3]" table:style-name="ce17">
            <text:p>-435703</text:p>
          </table:table-cell>
          <table:table-cell office:value-type="float" office:value="9967" table:formula="of:=[.$C$25]-[.L3]" table:style-name="ce17">
            <text:p>9967</text:p>
          </table:table-cell>
          <table:table-cell office:value-type="float" office:value="-159501" table:formula="of:=[.$C$25]-[.M3]" table:style-name="ce17">
            <text:p>-159501</text:p>
          </table:table-cell>
          <table:table-cell office:value-type="float" office:value="-155995" table:formula="of:=[.$C$25]-[.N3]" table:style-name="ce17">
            <text:p>-155995</text:p>
          </table:table-cell>
          <table:table-cell office:value-type="float" office:value="29206" table:formula="of:=[.$C$25]-[.O3]" table:style-name="ce17">
            <text:p>29206</text:p>
          </table:table-cell>
          <table:table-cell office:value-type="float" office:value="-97194" table:formula="of:=[.$C$25]-[.P3]" table:style-name="ce17">
            <text:p>-97194</text:p>
          </table:table-cell>
          <table:table-cell office:value-type="float" office:value="134078" table:formula="of:=[.$C$25]-[.Q3]" table:style-name="ce17">
            <text:p>134078</text:p>
          </table:table-cell>
          <table:table-cell office:value-type="float" office:value="-58428" table:formula="of:=[.$C$25]-[.R3]" table:style-name="ce17">
            <text:p>-58428</text:p>
          </table:table-cell>
          <table:table-cell office:value-type="float" office:value="84772" table:formula="of:=[.$C$25]-[.S3]" table:style-name="ce17">
            <text:p>84772</text:p>
          </table:table-cell>
          <table:table-cell office:value-type="float" office:value="-30613" table:formula="of:=[.$C$25]-[.T3]" table:style-name="ce17">
            <text:p>-30613</text:p>
          </table:table-cell>
          <table:table-cell office:value-type="float" office:value="242031" table:formula="of:=[.$C$25]-[.U3]" table:style-name="ce17">
            <text:p>242031</text:p>
          </table:table-cell>
          <table:table-cell office:value-type="float" office:value="-63830" table:formula="of:=[.$C$25]-[.V3]" table:style-name="ce17">
            <text:p>-63830</text:p>
          </table:table-cell>
          <table:table-cell office:value-type="float" office:value="-61037" table:formula="of:=[.$C$25]-[.W3]" table:style-name="ce17">
            <text:p>-61037</text:p>
          </table:table-cell>
          <table:table-cell office:value-type="float" office:value="116510" table:formula="of:=[.$C$25]-[.X3]" table:style-name="ce17">
            <text:p>116510</text:p>
          </table:table-cell>
          <table:table-cell office:value-type="float" office:value="0" table:formula="of:=[.$C$25]-[.Y3]" table:style-name="ce17">
            <text:p>0</text:p>
          </table:table-cell>
          <table:table-cell office:value-type="float" office:value="205853" table:formula="of:=[.$C$25]-[.Z3]" table:style-name="ce17">
            <text:p>205853</text:p>
          </table:table-cell>
          <table:table-cell office:value-type="float" office:value="20639" table:formula="of:=[.$C$25]-[.AA3]" table:style-name="ce17">
            <text:p>20639</text:p>
          </table:table-cell>
          <table:table-cell office:value-type="float" office:value="163507" table:formula="of:=[.$C$25]-[.AB3]" table:style-name="ce17">
            <text:p>163507</text:p>
          </table:table-cell>
          <table:table-cell office:value-type="float" office:value="87709" table:formula="of:=[.$C$25]-[.AC3]" table:style-name="ce17">
            <text:p>87709</text:p>
          </table:table-cell>
          <table:table-cell office:value-type="float" office:value="293374" table:formula="of:=[.$C$25]-[.AD3]" table:style-name="ce17">
            <text:p>293374</text:p>
          </table:table-cell>
          <table:table-cell office:value-type="float" office:value="134078" table:formula="of:=[.$C$25]-[.AE3]" table:style-name="ce17">
            <text:p>134078</text:p>
          </table:table-cell>
          <table:table-cell office:value-type="float" office:value="238328" table:formula="of:=[.$C$25]-[.AF3]" table:style-name="ce17">
            <text:p>238328</text:p>
          </table:table-cell>
          <table:table-cell office:value-type="float" office:value="362116" table:formula="of:=[.$C$25]-[.AG3]" table:style-name="ce17">
            <text:p>362116</text:p>
          </table:table-cell>
          <table:table-cell office:value-type="float" office:value="261444" table:formula="of:=[.$C$25]-[.AH3]" table:style-name="ce17">
            <text:p>261444</text:p>
          </table:table-cell>
          <table:table-cell office:value-type="float" office:value="437586" table:formula="of:=[.$C$25]-[.AI3]" table:style-name="ce17">
            <text:p>437586</text:p>
          </table:table-cell>
          <table:table-cell office:value-type="float" office:value="394519" table:formula="of:=[.$C$25]-[.AJ3]" table:style-name="ce17">
            <text:p>394519</text:p>
          </table:table-cell>
          <table:table-cell office:value-type="float" office:value="442989" table:formula="of:=[.$C$25]-[.AK3]" table:style-name="ce17">
            <text:p>442989</text:p>
          </table:table-cell>
          <table:table-cell office:value-type="float" office:value="441700" table:formula="of:=[.$C$25]-[.AL3]" table:style-name="ce17">
            <text:p>441700</text:p>
          </table:table-cell>
          <table:table-cell office:value-type="float" office:value="571958" table:formula="of:=[.$C$25]-[.AM3]" table:style-name="ce17">
            <text:p>571958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3">
            <text:p>multifurc∼taxa + mean.height</text:p>
          </table:table-cell>
          <table:table-cell table:style-name="ce23"/>
          <table:table-cell office:value-type="float" office:value="7572474" table:style-name="ce8">
            <text:p>7572474</text:p>
          </table:table-cell>
          <table:table-cell office:value-type="float" office:value="-700859" table:formula="of:=[.$C$26]-[.D3]" table:style-name="ce17">
            <text:p>-700859</text:p>
          </table:table-cell>
          <table:table-cell office:value-type="float" office:value="-700844" table:formula="of:=[.$C$26]-[.E3]" table:style-name="ce17">
            <text:p>-700844</text:p>
          </table:table-cell>
          <table:table-cell office:value-type="float" office:value="-421041" table:formula="of:=[.$C$26]-[.F3]" table:style-name="ce17">
            <text:p>-421041</text:p>
          </table:table-cell>
          <table:table-cell office:value-type="float" office:value="-678737" table:formula="of:=[.$C$26]-[.G3]" table:style-name="ce17">
            <text:p>-678737</text:p>
          </table:table-cell>
          <table:table-cell office:value-type="float" office:value="-252943" table:formula="of:=[.$C$26]-[.H3]" table:style-name="ce17">
            <text:p>-252943</text:p>
          </table:table-cell>
          <table:table-cell office:value-type="float" office:value="-663458" table:formula="of:=[.$C$26]-[.I3]" table:style-name="ce17">
            <text:p>-663458</text:p>
          </table:table-cell>
          <table:table-cell office:value-type="float" office:value="-390964" table:formula="of:=[.$C$26]-[.J3]" table:style-name="ce17">
            <text:p>-390964</text:p>
          </table:table-cell>
          <table:table-cell office:value-type="float" office:value="-641556" table:formula="of:=[.$C$26]-[.K3]" table:style-name="ce17">
            <text:p>-641556</text:p>
          </table:table-cell>
          <table:table-cell office:value-type="float" office:value="-195886" table:formula="of:=[.$C$26]-[.L3]" table:style-name="ce17">
            <text:p>-195886</text:p>
          </table:table-cell>
          <table:table-cell office:value-type="float" office:value="-365354" table:formula="of:=[.$C$26]-[.M3]" table:style-name="ce17">
            <text:p>-365354</text:p>
          </table:table-cell>
          <table:table-cell office:value-type="float" office:value="-361848" table:formula="of:=[.$C$26]-[.N3]" table:style-name="ce17">
            <text:p>-361848</text:p>
          </table:table-cell>
          <table:table-cell office:value-type="float" office:value="-176647" table:formula="of:=[.$C$26]-[.O3]" table:style-name="ce17">
            <text:p>-176647</text:p>
          </table:table-cell>
          <table:table-cell office:value-type="float" office:value="-303047" table:formula="of:=[.$C$26]-[.P3]" table:style-name="ce17">
            <text:p>-303047</text:p>
          </table:table-cell>
          <table:table-cell office:value-type="float" office:value="-71775" table:formula="of:=[.$C$26]-[.Q3]" table:style-name="ce17">
            <text:p>-71775</text:p>
          </table:table-cell>
          <table:table-cell office:value-type="float" office:value="-264281" table:formula="of:=[.$C$26]-[.R3]" table:style-name="ce17">
            <text:p>-264281</text:p>
          </table:table-cell>
          <table:table-cell office:value-type="float" office:value="-121081" table:formula="of:=[.$C$26]-[.S3]" table:style-name="ce17">
            <text:p>-121081</text:p>
          </table:table-cell>
          <table:table-cell office:value-type="float" office:value="-236466" table:formula="of:=[.$C$26]-[.T3]" table:style-name="ce17">
            <text:p>-236466</text:p>
          </table:table-cell>
          <table:table-cell office:value-type="float" office:value="36178" table:formula="of:=[.$C$26]-[.U3]" table:style-name="ce17">
            <text:p>36178</text:p>
          </table:table-cell>
          <table:table-cell office:value-type="float" office:value="-269683" table:formula="of:=[.$C$26]-[.V3]" table:style-name="ce17">
            <text:p>-269683</text:p>
          </table:table-cell>
          <table:table-cell office:value-type="float" office:value="-266890" table:formula="of:=[.$C$26]-[.W3]" table:style-name="ce17">
            <text:p>-266890</text:p>
          </table:table-cell>
          <table:table-cell office:value-type="float" office:value="-89343" table:formula="of:=[.$C$26]-[.X3]" table:style-name="ce17">
            <text:p>-89343</text:p>
          </table:table-cell>
          <table:table-cell office:value-type="float" office:value="-205853" table:formula="of:=[.$C$26]-[.Y3]" table:style-name="ce17">
            <text:p>-205853</text:p>
          </table:table-cell>
          <table:table-cell office:value-type="float" office:value="0" table:formula="of:=[.$C$26]-[.Z3]" table:style-name="ce17">
            <text:p>0</text:p>
          </table:table-cell>
          <table:table-cell office:value-type="float" office:value="-185214" table:formula="of:=[.$C$26]-[.AA3]" table:style-name="ce17">
            <text:p>-185214</text:p>
          </table:table-cell>
          <table:table-cell office:value-type="float" office:value="-42346" table:formula="of:=[.$C$26]-[.AB3]" table:style-name="ce17">
            <text:p>-42346</text:p>
          </table:table-cell>
          <table:table-cell office:value-type="float" office:value="-118144" table:formula="of:=[.$C$26]-[.AC3]" table:style-name="ce17">
            <text:p>-118144</text:p>
          </table:table-cell>
          <table:table-cell office:value-type="float" office:value="87521" table:formula="of:=[.$C$26]-[.AD3]" table:style-name="ce17">
            <text:p>87521</text:p>
          </table:table-cell>
          <table:table-cell office:value-type="float" office:value="-71775" table:formula="of:=[.$C$26]-[.AE3]" table:style-name="ce17">
            <text:p>-71775</text:p>
          </table:table-cell>
          <table:table-cell office:value-type="float" office:value="32475" table:formula="of:=[.$C$26]-[.AF3]" table:style-name="ce17">
            <text:p>32475</text:p>
          </table:table-cell>
          <table:table-cell office:value-type="float" office:value="156263" table:formula="of:=[.$C$26]-[.AG3]" table:style-name="ce17">
            <text:p>156263</text:p>
          </table:table-cell>
          <table:table-cell office:value-type="float" office:value="55591" table:formula="of:=[.$C$26]-[.AH3]" table:style-name="ce17">
            <text:p>55591</text:p>
          </table:table-cell>
          <table:table-cell office:value-type="float" office:value="231733" table:formula="of:=[.$C$26]-[.AI3]" table:style-name="ce17">
            <text:p>231733</text:p>
          </table:table-cell>
          <table:table-cell office:value-type="float" office:value="188666" table:formula="of:=[.$C$26]-[.AJ3]" table:style-name="ce17">
            <text:p>188666</text:p>
          </table:table-cell>
          <table:table-cell office:value-type="float" office:value="237136" table:formula="of:=[.$C$26]-[.AK3]" table:style-name="ce17">
            <text:p>237136</text:p>
          </table:table-cell>
          <table:table-cell office:value-type="float" office:value="235847" table:formula="of:=[.$C$26]-[.AL3]" table:style-name="ce17">
            <text:p>235847</text:p>
          </table:table-cell>
          <table:table-cell office:value-type="float" office:value="366105" table:formula="of:=[.$C$26]-[.AM3]" table:style-name="ce17">
            <text:p>366105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3">
            <text:p>multifurc∼taxa * depth</text:p>
          </table:table-cell>
          <table:table-cell table:style-name="ce23"/>
          <table:table-cell office:value-type="float" office:value="7757688" table:style-name="ce8">
            <text:p>7757688</text:p>
          </table:table-cell>
          <table:table-cell office:value-type="float" office:value="-515645" table:formula="of:=[.$C$27]-[.D3]" table:style-name="ce17">
            <text:p>-515645</text:p>
          </table:table-cell>
          <table:table-cell office:value-type="float" office:value="-515630" table:formula="of:=[.$C$27]-[.E3]" table:style-name="ce17">
            <text:p>-515630</text:p>
          </table:table-cell>
          <table:table-cell office:value-type="float" office:value="-235827" table:formula="of:=[.$C$27]-[.F3]" table:style-name="ce17">
            <text:p>-235827</text:p>
          </table:table-cell>
          <table:table-cell office:value-type="float" office:value="-493523" table:formula="of:=[.$C$27]-[.G3]" table:style-name="ce17">
            <text:p>-493523</text:p>
          </table:table-cell>
          <table:table-cell office:value-type="float" office:value="-67729" table:formula="of:=[.$C$27]-[.H3]" table:style-name="ce17">
            <text:p>-67729</text:p>
          </table:table-cell>
          <table:table-cell office:value-type="float" office:value="-478244" table:formula="of:=[.$C$27]-[.I3]" table:style-name="ce17">
            <text:p>-478244</text:p>
          </table:table-cell>
          <table:table-cell office:value-type="float" office:value="-205750" table:formula="of:=[.$C$27]-[.J3]" table:style-name="ce17">
            <text:p>-205750</text:p>
          </table:table-cell>
          <table:table-cell office:value-type="float" office:value="-456342" table:formula="of:=[.$C$27]-[.K3]" table:style-name="ce17">
            <text:p>-456342</text:p>
          </table:table-cell>
          <table:table-cell office:value-type="float" office:value="-10672" table:formula="of:=[.$C$27]-[.L3]" table:style-name="ce17">
            <text:p>-10672</text:p>
          </table:table-cell>
          <table:table-cell office:value-type="float" office:value="-180140" table:formula="of:=[.$C$27]-[.M3]" table:style-name="ce17">
            <text:p>-180140</text:p>
          </table:table-cell>
          <table:table-cell office:value-type="float" office:value="-176634" table:formula="of:=[.$C$27]-[.N3]" table:style-name="ce17">
            <text:p>-176634</text:p>
          </table:table-cell>
          <table:table-cell office:value-type="float" office:value="8567" table:formula="of:=[.$C$27]-[.O3]" table:style-name="ce17">
            <text:p>8567</text:p>
          </table:table-cell>
          <table:table-cell office:value-type="float" office:value="-117833" table:formula="of:=[.$C$27]-[.P3]" table:style-name="ce17">
            <text:p>-117833</text:p>
          </table:table-cell>
          <table:table-cell office:value-type="float" office:value="113439" table:formula="of:=[.$C$27]-[.Q3]" table:style-name="ce17">
            <text:p>113439</text:p>
          </table:table-cell>
          <table:table-cell office:value-type="float" office:value="-79067" table:formula="of:=[.$C$27]-[.R3]" table:style-name="ce17">
            <text:p>-79067</text:p>
          </table:table-cell>
          <table:table-cell office:value-type="float" office:value="64133" table:formula="of:=[.$C$27]-[.S3]" table:style-name="ce17">
            <text:p>64133</text:p>
          </table:table-cell>
          <table:table-cell office:value-type="float" office:value="-51252" table:formula="of:=[.$C$27]-[.T3]" table:style-name="ce17">
            <text:p>-51252</text:p>
          </table:table-cell>
          <table:table-cell office:value-type="float" office:value="221392" table:formula="of:=[.$C$27]-[.U3]" table:style-name="ce17">
            <text:p>221392</text:p>
          </table:table-cell>
          <table:table-cell office:value-type="float" office:value="-84469" table:formula="of:=[.$C$27]-[.V3]" table:style-name="ce17">
            <text:p>-84469</text:p>
          </table:table-cell>
          <table:table-cell office:value-type="float" office:value="-81676" table:formula="of:=[.$C$27]-[.W3]" table:style-name="ce17">
            <text:p>-81676</text:p>
          </table:table-cell>
          <table:table-cell office:value-type="float" office:value="95871" table:formula="of:=[.$C$27]-[.X3]" table:style-name="ce17">
            <text:p>95871</text:p>
          </table:table-cell>
          <table:table-cell office:value-type="float" office:value="-20639" table:formula="of:=[.$C$27]-[.Y3]" table:style-name="ce17">
            <text:p>-20639</text:p>
          </table:table-cell>
          <table:table-cell office:value-type="float" office:value="185214" table:formula="of:=[.$C$27]-[.Z3]" table:style-name="ce17">
            <text:p>185214</text:p>
          </table:table-cell>
          <table:table-cell office:value-type="float" office:value="0" table:formula="of:=[.$C$27]-[.AA3]" table:style-name="ce17">
            <text:p>0</text:p>
          </table:table-cell>
          <table:table-cell office:value-type="float" office:value="142868" table:formula="of:=[.$C$27]-[.AB3]" table:style-name="ce17">
            <text:p>142868</text:p>
          </table:table-cell>
          <table:table-cell office:value-type="float" office:value="67070" table:formula="of:=[.$C$27]-[.AC3]" table:style-name="ce17">
            <text:p>67070</text:p>
          </table:table-cell>
          <table:table-cell office:value-type="float" office:value="272735" table:formula="of:=[.$C$27]-[.AD3]" table:style-name="ce17">
            <text:p>272735</text:p>
          </table:table-cell>
          <table:table-cell office:value-type="float" office:value="113439" table:formula="of:=[.$C$27]-[.AE3]" table:style-name="ce17">
            <text:p>113439</text:p>
          </table:table-cell>
          <table:table-cell office:value-type="float" office:value="217689" table:formula="of:=[.$C$27]-[.AF3]" table:style-name="ce17">
            <text:p>217689</text:p>
          </table:table-cell>
          <table:table-cell office:value-type="float" office:value="341477" table:formula="of:=[.$C$27]-[.AG3]" table:style-name="ce17">
            <text:p>341477</text:p>
          </table:table-cell>
          <table:table-cell office:value-type="float" office:value="240805" table:formula="of:=[.$C$27]-[.AH3]" table:style-name="ce17">
            <text:p>240805</text:p>
          </table:table-cell>
          <table:table-cell office:value-type="float" office:value="416947" table:formula="of:=[.$C$27]-[.AI3]" table:style-name="ce17">
            <text:p>416947</text:p>
          </table:table-cell>
          <table:table-cell office:value-type="float" office:value="373880" table:formula="of:=[.$C$27]-[.AJ3]" table:style-name="ce17">
            <text:p>373880</text:p>
          </table:table-cell>
          <table:table-cell office:value-type="float" office:value="422350" table:formula="of:=[.$C$27]-[.AK3]" table:style-name="ce17">
            <text:p>422350</text:p>
          </table:table-cell>
          <table:table-cell office:value-type="float" office:value="421061" table:formula="of:=[.$C$27]-[.AL3]" table:style-name="ce17">
            <text:p>421061</text:p>
          </table:table-cell>
          <table:table-cell office:value-type="float" office:value="551319" table:formula="of:=[.$C$27]-[.AM3]" table:style-name="ce17">
            <text:p>551319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3">
            <text:p>multifurc∼taxa * max.height</text:p>
          </table:table-cell>
          <table:table-cell table:style-name="ce23"/>
          <table:table-cell office:value-type="float" office:value="7614820" table:style-name="ce8">
            <text:p>7614820</text:p>
          </table:table-cell>
          <table:table-cell office:value-type="float" office:value="-658513" table:formula="of:=[.$C$28]-[.D3]" table:style-name="ce17">
            <text:p>-658513</text:p>
          </table:table-cell>
          <table:table-cell office:value-type="float" office:value="-658498" table:formula="of:=[.$C$28]-[.E3]" table:style-name="ce17">
            <text:p>-658498</text:p>
          </table:table-cell>
          <table:table-cell office:value-type="float" office:value="-378695" table:formula="of:=[.$C$28]-[.F3]" table:style-name="ce17">
            <text:p>-378695</text:p>
          </table:table-cell>
          <table:table-cell office:value-type="float" office:value="-636391" table:formula="of:=[.$C$28]-[.G3]" table:style-name="ce17">
            <text:p>-636391</text:p>
          </table:table-cell>
          <table:table-cell office:value-type="float" office:value="-210597" table:formula="of:=[.$C$28]-[.H3]" table:style-name="ce17">
            <text:p>-210597</text:p>
          </table:table-cell>
          <table:table-cell office:value-type="float" office:value="-621112" table:formula="of:=[.$C$28]-[.I3]" table:style-name="ce17">
            <text:p>-621112</text:p>
          </table:table-cell>
          <table:table-cell office:value-type="float" office:value="-348618" table:formula="of:=[.$C$28]-[.J3]" table:style-name="ce17">
            <text:p>-348618</text:p>
          </table:table-cell>
          <table:table-cell office:value-type="float" office:value="-599210" table:formula="of:=[.$C$28]-[.K3]" table:style-name="ce17">
            <text:p>-599210</text:p>
          </table:table-cell>
          <table:table-cell office:value-type="float" office:value="-153540" table:formula="of:=[.$C$28]-[.L3]" table:style-name="ce17">
            <text:p>-153540</text:p>
          </table:table-cell>
          <table:table-cell office:value-type="float" office:value="-323008" table:formula="of:=[.$C$28]-[.M3]" table:style-name="ce17">
            <text:p>-323008</text:p>
          </table:table-cell>
          <table:table-cell office:value-type="float" office:value="-319502" table:formula="of:=[.$C$28]-[.N3]" table:style-name="ce17">
            <text:p>-319502</text:p>
          </table:table-cell>
          <table:table-cell office:value-type="float" office:value="-134301" table:formula="of:=[.$C$28]-[.O3]" table:style-name="ce17">
            <text:p>-134301</text:p>
          </table:table-cell>
          <table:table-cell office:value-type="float" office:value="-260701" table:formula="of:=[.$C$28]-[.P3]" table:style-name="ce17">
            <text:p>-260701</text:p>
          </table:table-cell>
          <table:table-cell office:value-type="float" office:value="-29429" table:formula="of:=[.$C$28]-[.Q3]" table:style-name="ce17">
            <text:p>-29429</text:p>
          </table:table-cell>
          <table:table-cell office:value-type="float" office:value="-221935" table:formula="of:=[.$C$28]-[.R3]" table:style-name="ce17">
            <text:p>-221935</text:p>
          </table:table-cell>
          <table:table-cell office:value-type="float" office:value="-78735" table:formula="of:=[.$C$28]-[.S3]" table:style-name="ce17">
            <text:p>-78735</text:p>
          </table:table-cell>
          <table:table-cell office:value-type="float" office:value="-194120" table:formula="of:=[.$C$28]-[.T3]" table:style-name="ce17">
            <text:p>-194120</text:p>
          </table:table-cell>
          <table:table-cell office:value-type="float" office:value="78524" table:formula="of:=[.$C$28]-[.U3]" table:style-name="ce17">
            <text:p>78524</text:p>
          </table:table-cell>
          <table:table-cell office:value-type="float" office:value="-227337" table:formula="of:=[.$C$28]-[.V3]" table:style-name="ce17">
            <text:p>-227337</text:p>
          </table:table-cell>
          <table:table-cell office:value-type="float" office:value="-224544" table:formula="of:=[.$C$28]-[.W3]" table:style-name="ce17">
            <text:p>-224544</text:p>
          </table:table-cell>
          <table:table-cell office:value-type="float" office:value="-46997" table:formula="of:=[.$C$28]-[.X3]" table:style-name="ce17">
            <text:p>-46997</text:p>
          </table:table-cell>
          <table:table-cell office:value-type="float" office:value="-163507" table:formula="of:=[.$C$28]-[.Y3]" table:style-name="ce17">
            <text:p>-163507</text:p>
          </table:table-cell>
          <table:table-cell office:value-type="float" office:value="42346" table:formula="of:=[.$C$28]-[.Z3]" table:style-name="ce17">
            <text:p>42346</text:p>
          </table:table-cell>
          <table:table-cell office:value-type="float" office:value="-142868" table:formula="of:=[.$C$28]-[.AA3]" table:style-name="ce17">
            <text:p>-142868</text:p>
          </table:table-cell>
          <table:table-cell office:value-type="float" office:value="0" table:formula="of:=[.$C$28]-[.AB3]" table:style-name="ce17">
            <text:p>0</text:p>
          </table:table-cell>
          <table:table-cell office:value-type="float" office:value="-75798" table:formula="of:=[.$C$28]-[.AC3]" table:style-name="ce17">
            <text:p>-75798</text:p>
          </table:table-cell>
          <table:table-cell office:value-type="float" office:value="129867" table:formula="of:=[.$C$28]-[.AD3]" table:style-name="ce17">
            <text:p>129867</text:p>
          </table:table-cell>
          <table:table-cell office:value-type="float" office:value="-29429" table:formula="of:=[.$C$28]-[.AE3]" table:style-name="ce17">
            <text:p>-29429</text:p>
          </table:table-cell>
          <table:table-cell office:value-type="float" office:value="74821" table:formula="of:=[.$C$28]-[.AF3]" table:style-name="ce17">
            <text:p>74821</text:p>
          </table:table-cell>
          <table:table-cell office:value-type="float" office:value="198609" table:formula="of:=[.$C$28]-[.AG3]" table:style-name="ce17">
            <text:p>198609</text:p>
          </table:table-cell>
          <table:table-cell office:value-type="float" office:value="97937" table:formula="of:=[.$C$28]-[.AH3]" table:style-name="ce17">
            <text:p>97937</text:p>
          </table:table-cell>
          <table:table-cell office:value-type="float" office:value="274079" table:formula="of:=[.$C$28]-[.AI3]" table:style-name="ce17">
            <text:p>274079</text:p>
          </table:table-cell>
          <table:table-cell office:value-type="float" office:value="231012" table:formula="of:=[.$C$28]-[.AJ3]" table:style-name="ce17">
            <text:p>231012</text:p>
          </table:table-cell>
          <table:table-cell office:value-type="float" office:value="279482" table:formula="of:=[.$C$28]-[.AK3]" table:style-name="ce17">
            <text:p>279482</text:p>
          </table:table-cell>
          <table:table-cell office:value-type="float" office:value="278193" table:formula="of:=[.$C$28]-[.AL3]" table:style-name="ce17">
            <text:p>278193</text:p>
          </table:table-cell>
          <table:table-cell office:value-type="float" office:value="408451" table:formula="of:=[.$C$28]-[.AM3]" table:style-name="ce17">
            <text:p>408451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3">
            <text:p>multifurc∼taxa * min.height</text:p>
          </table:table-cell>
          <table:table-cell table:style-name="ce23"/>
          <table:table-cell office:value-type="float" office:value="7690618" table:style-name="ce8">
            <text:p>7690618</text:p>
          </table:table-cell>
          <table:table-cell office:value-type="float" office:value="-582715" table:formula="of:=[.$C$29]-[.D3]" table:style-name="ce17">
            <text:p>-582715</text:p>
          </table:table-cell>
          <table:table-cell office:value-type="float" office:value="-582700" table:formula="of:=[.$C$29]-[.E3]" table:style-name="ce17">
            <text:p>-582700</text:p>
          </table:table-cell>
          <table:table-cell office:value-type="float" office:value="-302897" table:formula="of:=[.$C$29]-[.F3]" table:style-name="ce17">
            <text:p>-302897</text:p>
          </table:table-cell>
          <table:table-cell office:value-type="float" office:value="-560593" table:formula="of:=[.$C$29]-[.G3]" table:style-name="ce17">
            <text:p>-560593</text:p>
          </table:table-cell>
          <table:table-cell office:value-type="float" office:value="-134799" table:formula="of:=[.$C$29]-[.H3]" table:style-name="ce17">
            <text:p>-134799</text:p>
          </table:table-cell>
          <table:table-cell office:value-type="float" office:value="-545314" table:formula="of:=[.$C$29]-[.I3]" table:style-name="ce17">
            <text:p>-545314</text:p>
          </table:table-cell>
          <table:table-cell office:value-type="float" office:value="-272820" table:formula="of:=[.$C$29]-[.J3]" table:style-name="ce17">
            <text:p>-272820</text:p>
          </table:table-cell>
          <table:table-cell office:value-type="float" office:value="-523412" table:formula="of:=[.$C$29]-[.K3]" table:style-name="ce17">
            <text:p>-523412</text:p>
          </table:table-cell>
          <table:table-cell office:value-type="float" office:value="-77742" table:formula="of:=[.$C$29]-[.L3]" table:style-name="ce17">
            <text:p>-77742</text:p>
          </table:table-cell>
          <table:table-cell office:value-type="float" office:value="-247210" table:formula="of:=[.$C$29]-[.M3]" table:style-name="ce17">
            <text:p>-247210</text:p>
          </table:table-cell>
          <table:table-cell office:value-type="float" office:value="-243704" table:formula="of:=[.$C$29]-[.N3]" table:style-name="ce17">
            <text:p>-243704</text:p>
          </table:table-cell>
          <table:table-cell office:value-type="float" office:value="-58503" table:formula="of:=[.$C$29]-[.O3]" table:style-name="ce17">
            <text:p>-58503</text:p>
          </table:table-cell>
          <table:table-cell office:value-type="float" office:value="-184903" table:formula="of:=[.$C$29]-[.P3]" table:style-name="ce17">
            <text:p>-184903</text:p>
          </table:table-cell>
          <table:table-cell office:value-type="float" office:value="46369" table:formula="of:=[.$C$29]-[.Q3]" table:style-name="ce17">
            <text:p>46369</text:p>
          </table:table-cell>
          <table:table-cell office:value-type="float" office:value="-146137" table:formula="of:=[.$C$29]-[.R3]" table:style-name="ce17">
            <text:p>-146137</text:p>
          </table:table-cell>
          <table:table-cell office:value-type="float" office:value="-2937" table:formula="of:=[.$C$29]-[.S3]" table:style-name="ce17">
            <text:p>-2937</text:p>
          </table:table-cell>
          <table:table-cell office:value-type="float" office:value="-118322" table:formula="of:=[.$C$29]-[.T3]" table:style-name="ce17">
            <text:p>-118322</text:p>
          </table:table-cell>
          <table:table-cell office:value-type="float" office:value="154322" table:formula="of:=[.$C$29]-[.U3]" table:style-name="ce17">
            <text:p>154322</text:p>
          </table:table-cell>
          <table:table-cell office:value-type="float" office:value="-151539" table:formula="of:=[.$C$29]-[.V3]" table:style-name="ce17">
            <text:p>-151539</text:p>
          </table:table-cell>
          <table:table-cell office:value-type="float" office:value="-148746" table:formula="of:=[.$C$29]-[.W3]" table:style-name="ce17">
            <text:p>-148746</text:p>
          </table:table-cell>
          <table:table-cell office:value-type="float" office:value="28801" table:formula="of:=[.$C$29]-[.X3]" table:style-name="ce17">
            <text:p>28801</text:p>
          </table:table-cell>
          <table:table-cell office:value-type="float" office:value="-87709" table:formula="of:=[.$C$29]-[.Y3]" table:style-name="ce17">
            <text:p>-87709</text:p>
          </table:table-cell>
          <table:table-cell office:value-type="float" office:value="118144" table:formula="of:=[.$C$29]-[.Z3]" table:style-name="ce17">
            <text:p>118144</text:p>
          </table:table-cell>
          <table:table-cell office:value-type="float" office:value="-67070" table:formula="of:=[.$C$29]-[.AA3]" table:style-name="ce17">
            <text:p>-67070</text:p>
          </table:table-cell>
          <table:table-cell office:value-type="float" office:value="75798" table:formula="of:=[.$C$29]-[.AB3]" table:style-name="ce17">
            <text:p>75798</text:p>
          </table:table-cell>
          <table:table-cell office:value-type="float" office:value="0" table:formula="of:=[.$C$29]-[.AC3]" table:style-name="ce17">
            <text:p>0</text:p>
          </table:table-cell>
          <table:table-cell office:value-type="float" office:value="205665" table:formula="of:=[.$C$29]-[.AD3]" table:style-name="ce17">
            <text:p>205665</text:p>
          </table:table-cell>
          <table:table-cell office:value-type="float" office:value="46369" table:formula="of:=[.$C$29]-[.AE3]" table:style-name="ce17">
            <text:p>46369</text:p>
          </table:table-cell>
          <table:table-cell office:value-type="float" office:value="150619" table:formula="of:=[.$C$29]-[.AF3]" table:style-name="ce17">
            <text:p>150619</text:p>
          </table:table-cell>
          <table:table-cell office:value-type="float" office:value="274407" table:formula="of:=[.$C$29]-[.AG3]" table:style-name="ce17">
            <text:p>274407</text:p>
          </table:table-cell>
          <table:table-cell office:value-type="float" office:value="173735" table:formula="of:=[.$C$29]-[.AH3]" table:style-name="ce17">
            <text:p>173735</text:p>
          </table:table-cell>
          <table:table-cell office:value-type="float" office:value="349877" table:formula="of:=[.$C$29]-[.AI3]" table:style-name="ce17">
            <text:p>349877</text:p>
          </table:table-cell>
          <table:table-cell office:value-type="float" office:value="306810" table:formula="of:=[.$C$29]-[.AJ3]" table:style-name="ce17">
            <text:p>306810</text:p>
          </table:table-cell>
          <table:table-cell office:value-type="float" office:value="355280" table:formula="of:=[.$C$29]-[.AK3]" table:style-name="ce17">
            <text:p>355280</text:p>
          </table:table-cell>
          <table:table-cell office:value-type="float" office:value="353991" table:formula="of:=[.$C$29]-[.AL3]" table:style-name="ce17">
            <text:p>353991</text:p>
          </table:table-cell>
          <table:table-cell office:value-type="float" office:value="484249" table:formula="of:=[.$C$29]-[.AM3]" table:style-name="ce17">
            <text:p>484249</text:p>
          </table:table-cell>
          <table:table-cell table:number-columns-repeated="985" table:style-name="ce7"/>
          <table:table-cell table:number-columns-repeated="15360"/>
        </table:table-row>
        <table:table-row table:style-name="ro2">
          <table:table-cell office:value-type="string" table:style-name="ce24">
            <text:p>multifurc∼taxa * mean.height</text:p>
          </table:table-cell>
          <table:table-cell table:style-name="ce24"/>
          <table:table-cell office:value-type="float" office:value="7484953" table:style-name="ce10">
            <text:p>7484953</text:p>
          </table:table-cell>
          <table:table-cell office:value-type="float" office:value="-788380" table:formula="of:=[.$C$30]-[.D3]" table:style-name="ce17">
            <text:p>-788380</text:p>
          </table:table-cell>
          <table:table-cell office:value-type="float" office:value="-788365" table:formula="of:=[.$C$30]-[.E3]" table:style-name="ce17">
            <text:p>-788365</text:p>
          </table:table-cell>
          <table:table-cell office:value-type="float" office:value="-508562" table:formula="of:=[.$C$30]-[.F3]" table:style-name="ce17">
            <text:p>-508562</text:p>
          </table:table-cell>
          <table:table-cell office:value-type="float" office:value="-766258" table:formula="of:=[.$C$30]-[.G3]" table:style-name="ce17">
            <text:p>-766258</text:p>
          </table:table-cell>
          <table:table-cell office:value-type="float" office:value="-340464" table:formula="of:=[.$C$30]-[.H3]" table:style-name="ce17">
            <text:p>-340464</text:p>
          </table:table-cell>
          <table:table-cell office:value-type="float" office:value="-750979" table:formula="of:=[.$C$30]-[.I3]" table:style-name="ce17">
            <text:p>-750979</text:p>
          </table:table-cell>
          <table:table-cell office:value-type="float" office:value="-478485" table:formula="of:=[.$C$30]-[.J3]" table:style-name="ce17">
            <text:p>-478485</text:p>
          </table:table-cell>
          <table:table-cell office:value-type="float" office:value="-729077" table:formula="of:=[.$C$30]-[.K3]" table:style-name="ce17">
            <text:p>-729077</text:p>
          </table:table-cell>
          <table:table-cell office:value-type="float" office:value="-283407" table:formula="of:=[.$C$30]-[.L3]" table:style-name="ce17">
            <text:p>-283407</text:p>
          </table:table-cell>
          <table:table-cell office:value-type="float" office:value="-452875" table:formula="of:=[.$C$30]-[.M3]" table:style-name="ce17">
            <text:p>-452875</text:p>
          </table:table-cell>
          <table:table-cell office:value-type="float" office:value="-449369" table:formula="of:=[.$C$30]-[.N3]" table:style-name="ce17">
            <text:p>-449369</text:p>
          </table:table-cell>
          <table:table-cell office:value-type="float" office:value="-264168" table:formula="of:=[.$C$30]-[.O3]" table:style-name="ce17">
            <text:p>-264168</text:p>
          </table:table-cell>
          <table:table-cell office:value-type="float" office:value="-390568" table:formula="of:=[.$C$30]-[.P3]" table:style-name="ce17">
            <text:p>-390568</text:p>
          </table:table-cell>
          <table:table-cell office:value-type="float" office:value="-159296" table:formula="of:=[.$C$30]-[.Q3]" table:style-name="ce17">
            <text:p>-159296</text:p>
          </table:table-cell>
          <table:table-cell office:value-type="float" office:value="-351802" table:formula="of:=[.$C$30]-[.R3]" table:style-name="ce17">
            <text:p>-351802</text:p>
          </table:table-cell>
          <table:table-cell office:value-type="float" office:value="-208602" table:formula="of:=[.$C$30]-[.S3]" table:style-name="ce17">
            <text:p>-208602</text:p>
          </table:table-cell>
          <table:table-cell office:value-type="float" office:value="-323987" table:formula="of:=[.$C$30]-[.T3]" table:style-name="ce17">
            <text:p>-323987</text:p>
          </table:table-cell>
          <table:table-cell office:value-type="float" office:value="-51343" table:formula="of:=[.$C$30]-[.U3]" table:style-name="ce17">
            <text:p>-51343</text:p>
          </table:table-cell>
          <table:table-cell office:value-type="float" office:value="-357204" table:formula="of:=[.$C$30]-[.V3]" table:style-name="ce17">
            <text:p>-357204</text:p>
          </table:table-cell>
          <table:table-cell office:value-type="float" office:value="-354411" table:formula="of:=[.$C$30]-[.W3]" table:style-name="ce17">
            <text:p>-354411</text:p>
          </table:table-cell>
          <table:table-cell office:value-type="float" office:value="-176864" table:formula="of:=[.$C$30]-[.X3]" table:style-name="ce17">
            <text:p>-176864</text:p>
          </table:table-cell>
          <table:table-cell office:value-type="float" office:value="-293374" table:formula="of:=[.$C$30]-[.Y3]" table:style-name="ce17">
            <text:p>-293374</text:p>
          </table:table-cell>
          <table:table-cell office:value-type="float" office:value="-87521" table:formula="of:=[.$C$30]-[.Z3]" table:style-name="ce17">
            <text:p>-87521</text:p>
          </table:table-cell>
          <table:table-cell office:value-type="float" office:value="-272735" table:formula="of:=[.$C$30]-[.AA3]" table:style-name="ce17">
            <text:p>-272735</text:p>
          </table:table-cell>
          <table:table-cell office:value-type="float" office:value="-129867" table:formula="of:=[.$C$30]-[.AB3]" table:style-name="ce17">
            <text:p>-129867</text:p>
          </table:table-cell>
          <table:table-cell office:value-type="float" office:value="-205665" table:formula="of:=[.$C$30]-[.AC3]" table:style-name="ce17">
            <text:p>-205665</text:p>
          </table:table-cell>
          <table:table-cell office:value-type="float" office:value="0" table:formula="of:=[.$C$30]-[.AD3]" table:style-name="ce17">
            <text:p>0</text:p>
          </table:table-cell>
          <table:table-cell office:value-type="float" office:value="-159296" table:formula="of:=[.$C$30]-[.AE3]" table:style-name="ce17">
            <text:p>-159296</text:p>
          </table:table-cell>
          <table:table-cell office:value-type="float" office:value="-55046" table:formula="of:=[.$C$30]-[.AF3]" table:style-name="ce17">
            <text:p>-55046</text:p>
          </table:table-cell>
          <table:table-cell office:value-type="float" office:value="68742" table:formula="of:=[.$C$30]-[.AG3]" table:style-name="ce17">
            <text:p>68742</text:p>
          </table:table-cell>
          <table:table-cell office:value-type="float" office:value="-31930" table:formula="of:=[.$C$30]-[.AH3]" table:style-name="ce17">
            <text:p>-31930</text:p>
          </table:table-cell>
          <table:table-cell office:value-type="float" office:value="144212" table:formula="of:=[.$C$30]-[.AI3]" table:style-name="ce17">
            <text:p>144212</text:p>
          </table:table-cell>
          <table:table-cell office:value-type="float" office:value="101145" table:formula="of:=[.$C$30]-[.AJ3]" table:style-name="ce17">
            <text:p>101145</text:p>
          </table:table-cell>
          <table:table-cell office:value-type="float" office:value="149615" table:formula="of:=[.$C$30]-[.AK3]" table:style-name="ce17">
            <text:p>149615</text:p>
          </table:table-cell>
          <table:table-cell office:value-type="float" office:value="148326" table:formula="of:=[.$C$30]-[.AL3]" table:style-name="ce17">
            <text:p>148326</text:p>
          </table:table-cell>
          <table:table-cell office:value-type="float" office:value="278584" table:formula="of:=[.$C$30]-[.AM3]" table:style-name="ce17">
            <text:p>278584</text:p>
          </table:table-cell>
          <table:table-cell table:number-columns-repeated="16345" table:style-name="ce9"/>
        </table:table-row>
        <table:table-row table:style-name="ro2">
          <table:table-cell office:value-type="string" table:style-name="ce25">
            <text:p>multifurc∼taxa</text:p>
          </table:table-cell>
          <table:table-cell office:value-type="string" table:style-name="ce22">
            <text:p>Order</text:p>
          </table:table-cell>
          <table:table-cell office:value-type="float" office:value="7644249" table:style-name="ce5">
            <text:p>7644249</text:p>
          </table:table-cell>
          <table:table-cell office:value-type="float" office:value="-629084" table:formula="of:=[.$C$31]-[.D3]" table:style-name="ce16">
            <text:p>-629084</text:p>
          </table:table-cell>
          <table:table-cell office:value-type="float" office:value="-629069" table:formula="of:=[.$C$31]-[.E3]" table:style-name="ce16">
            <text:p>-629069</text:p>
          </table:table-cell>
          <table:table-cell office:value-type="float" office:value="-349266" table:formula="of:=[.$C$31]-[.F3]" table:style-name="ce16">
            <text:p>-349266</text:p>
          </table:table-cell>
          <table:table-cell office:value-type="float" office:value="-606962" table:formula="of:=[.$C$31]-[.G3]" table:style-name="ce16">
            <text:p>-606962</text:p>
          </table:table-cell>
          <table:table-cell office:value-type="float" office:value="-181168" table:formula="of:=[.$C$31]-[.H3]" table:style-name="ce16">
            <text:p>-181168</text:p>
          </table:table-cell>
          <table:table-cell office:value-type="float" office:value="-591683" table:formula="of:=[.$C$31]-[.I3]" table:style-name="ce16">
            <text:p>-591683</text:p>
          </table:table-cell>
          <table:table-cell office:value-type="float" office:value="-319189" table:formula="of:=[.$C$31]-[.J3]" table:style-name="ce16">
            <text:p>-319189</text:p>
          </table:table-cell>
          <table:table-cell office:value-type="float" office:value="-569781" table:formula="of:=[.$C$31]-[.K3]" table:style-name="ce16">
            <text:p>-569781</text:p>
          </table:table-cell>
          <table:table-cell office:value-type="float" office:value="-124111" table:formula="of:=[.$C$31]-[.L3]" table:style-name="ce16">
            <text:p>-124111</text:p>
          </table:table-cell>
          <table:table-cell office:value-type="float" office:value="-293579" table:formula="of:=[.$C$31]-[.M3]" table:style-name="ce16">
            <text:p>-293579</text:p>
          </table:table-cell>
          <table:table-cell office:value-type="float" office:value="-290073" table:formula="of:=[.$C$31]-[.N3]" table:style-name="ce16">
            <text:p>-290073</text:p>
          </table:table-cell>
          <table:table-cell office:value-type="float" office:value="-104872" table:formula="of:=[.$C$31]-[.O3]" table:style-name="ce16">
            <text:p>-104872</text:p>
          </table:table-cell>
          <table:table-cell office:value-type="float" office:value="-231272" table:formula="of:=[.$C$31]-[.P3]" table:style-name="ce16">
            <text:p>-231272</text:p>
          </table:table-cell>
          <table:table-cell office:value-type="float" office:value="0" table:formula="of:=[.$C$31]-[.Q3]" table:style-name="ce16">
            <text:p>0</text:p>
          </table:table-cell>
          <table:table-cell office:value-type="float" office:value="-192506" table:formula="of:=[.$C$31]-[.R3]" table:style-name="ce16">
            <text:p>-192506</text:p>
          </table:table-cell>
          <table:table-cell office:value-type="float" office:value="-49306" table:formula="of:=[.$C$31]-[.S3]" table:style-name="ce16">
            <text:p>-49306</text:p>
          </table:table-cell>
          <table:table-cell office:value-type="float" office:value="-164691" table:formula="of:=[.$C$31]-[.T3]" table:style-name="ce16">
            <text:p>-164691</text:p>
          </table:table-cell>
          <table:table-cell office:value-type="float" office:value="107953" table:formula="of:=[.$C$31]-[.U3]" table:style-name="ce16">
            <text:p>107953</text:p>
          </table:table-cell>
          <table:table-cell office:value-type="float" office:value="-197908" table:formula="of:=[.$C$31]-[.V3]" table:style-name="ce16">
            <text:p>-197908</text:p>
          </table:table-cell>
          <table:table-cell office:value-type="float" office:value="-195115" table:formula="of:=[.$C$31]-[.W3]" table:style-name="ce16">
            <text:p>-195115</text:p>
          </table:table-cell>
          <table:table-cell office:value-type="float" office:value="-17568" table:formula="of:=[.$C$31]-[.X3]" table:style-name="ce16">
            <text:p>-17568</text:p>
          </table:table-cell>
          <table:table-cell office:value-type="float" office:value="-134078" table:formula="of:=[.$C$31]-[.Y3]" table:style-name="ce16">
            <text:p>-134078</text:p>
          </table:table-cell>
          <table:table-cell office:value-type="float" office:value="71775" table:formula="of:=[.$C$31]-[.Z3]" table:style-name="ce16">
            <text:p>71775</text:p>
          </table:table-cell>
          <table:table-cell office:value-type="float" office:value="-113439" table:formula="of:=[.$C$31]-[.AA3]" table:style-name="ce16">
            <text:p>-113439</text:p>
          </table:table-cell>
          <table:table-cell office:value-type="float" office:value="29429" table:formula="of:=[.$C$31]-[.AB3]" table:style-name="ce16">
            <text:p>29429</text:p>
          </table:table-cell>
          <table:table-cell office:value-type="float" office:value="-46369" table:formula="of:=[.$C$31]-[.AC3]" table:style-name="ce16">
            <text:p>-46369</text:p>
          </table:table-cell>
          <table:table-cell office:value-type="float" office:value="159296" table:formula="of:=[.$C$31]-[.AD3]" table:style-name="ce16">
            <text:p>159296</text:p>
          </table:table-cell>
          <table:table-cell office:value-type="float" office:value="0" table:formula="of:=[.$C$31]-[.AE3]" table:style-name="ce16">
            <text:p>0</text:p>
          </table:table-cell>
          <table:table-cell office:value-type="float" office:value="104250" table:formula="of:=[.$C$31]-[.AF3]" table:style-name="ce16">
            <text:p>104250</text:p>
          </table:table-cell>
          <table:table-cell office:value-type="float" office:value="228038" table:formula="of:=[.$C$31]-[.AG3]" table:style-name="ce16">
            <text:p>228038</text:p>
          </table:table-cell>
          <table:table-cell office:value-type="float" office:value="127366" table:formula="of:=[.$C$31]-[.AH3]" table:style-name="ce16">
            <text:p>127366</text:p>
          </table:table-cell>
          <table:table-cell office:value-type="float" office:value="303508" table:formula="of:=[.$C$31]-[.AI3]" table:style-name="ce16">
            <text:p>303508</text:p>
          </table:table-cell>
          <table:table-cell office:value-type="float" office:value="260441" table:formula="of:=[.$C$31]-[.AJ3]" table:style-name="ce16">
            <text:p>260441</text:p>
          </table:table-cell>
          <table:table-cell office:value-type="float" office:value="308911" table:formula="of:=[.$C$31]-[.AK3]" table:style-name="ce16">
            <text:p>308911</text:p>
          </table:table-cell>
          <table:table-cell office:value-type="float" office:value="307622" table:formula="of:=[.$C$31]-[.AL3]" table:style-name="ce16">
            <text:p>307622</text:p>
          </table:table-cell>
          <table:table-cell office:value-type="float" office:value="437880" table:formula="of:=[.$C$31]-[.AM3]" table:style-name="ce16">
            <text:p>437880</text:p>
          </table:table-cell>
          <table:table-cell table:number-columns-repeated="984" table:style-name="ce4"/>
          <table:table-cell table:style-name="ce11"/>
          <table:table-cell table:number-columns-repeated="15360"/>
        </table:table-row>
        <table:table-row table:style-name="ro2">
          <table:table-cell office:value-type="string" table:style-name="ce26">
            <text:p>multifurc∼taxa + depth</text:p>
          </table:table-cell>
          <table:table-cell table:style-name="ce23"/>
          <table:table-cell office:value-type="float" office:value="7539999" table:style-name="ce8">
            <text:p>7539999</text:p>
          </table:table-cell>
          <table:table-cell office:value-type="float" office:value="-733334" table:formula="of:=[.$C$32]-[.D3]" table:style-name="ce17">
            <text:p>-733334</text:p>
          </table:table-cell>
          <table:table-cell office:value-type="float" office:value="-733319" table:formula="of:=[.$C$32]-[.E3]" table:style-name="ce17">
            <text:p>-733319</text:p>
          </table:table-cell>
          <table:table-cell office:value-type="float" office:value="-453516" table:formula="of:=[.$C$32]-[.F3]" table:style-name="ce17">
            <text:p>-453516</text:p>
          </table:table-cell>
          <table:table-cell office:value-type="float" office:value="-711212" table:formula="of:=[.$C$32]-[.G3]" table:style-name="ce17">
            <text:p>-711212</text:p>
          </table:table-cell>
          <table:table-cell office:value-type="float" office:value="-285418" table:formula="of:=[.$C$32]-[.H3]" table:style-name="ce17">
            <text:p>-285418</text:p>
          </table:table-cell>
          <table:table-cell office:value-type="float" office:value="-695933" table:formula="of:=[.$C$32]-[.I3]" table:style-name="ce17">
            <text:p>-695933</text:p>
          </table:table-cell>
          <table:table-cell office:value-type="float" office:value="-423439" table:formula="of:=[.$C$32]-[.J3]" table:style-name="ce17">
            <text:p>-423439</text:p>
          </table:table-cell>
          <table:table-cell office:value-type="float" office:value="-674031" table:formula="of:=[.$C$32]-[.K3]" table:style-name="ce17">
            <text:p>-674031</text:p>
          </table:table-cell>
          <table:table-cell office:value-type="float" office:value="-228361" table:formula="of:=[.$C$32]-[.L3]" table:style-name="ce17">
            <text:p>-228361</text:p>
          </table:table-cell>
          <table:table-cell office:value-type="float" office:value="-397829" table:formula="of:=[.$C$32]-[.M3]" table:style-name="ce17">
            <text:p>-397829</text:p>
          </table:table-cell>
          <table:table-cell office:value-type="float" office:value="-394323" table:formula="of:=[.$C$32]-[.N3]" table:style-name="ce17">
            <text:p>-394323</text:p>
          </table:table-cell>
          <table:table-cell office:value-type="float" office:value="-209122" table:formula="of:=[.$C$32]-[.O3]" table:style-name="ce17">
            <text:p>-209122</text:p>
          </table:table-cell>
          <table:table-cell office:value-type="float" office:value="-335522" table:formula="of:=[.$C$32]-[.P3]" table:style-name="ce17">
            <text:p>-335522</text:p>
          </table:table-cell>
          <table:table-cell office:value-type="float" office:value="-104250" table:formula="of:=[.$C$32]-[.Q3]" table:style-name="ce17">
            <text:p>-104250</text:p>
          </table:table-cell>
          <table:table-cell office:value-type="float" office:value="-296756" table:formula="of:=[.$C$32]-[.R3]" table:style-name="ce17">
            <text:p>-296756</text:p>
          </table:table-cell>
          <table:table-cell office:value-type="float" office:value="-153556" table:formula="of:=[.$C$32]-[.S3]" table:style-name="ce17">
            <text:p>-153556</text:p>
          </table:table-cell>
          <table:table-cell office:value-type="float" office:value="-268941" table:formula="of:=[.$C$32]-[.T3]" table:style-name="ce17">
            <text:p>-268941</text:p>
          </table:table-cell>
          <table:table-cell office:value-type="float" office:value="3703" table:formula="of:=[.$C$32]-[.U3]" table:style-name="ce17">
            <text:p>3703</text:p>
          </table:table-cell>
          <table:table-cell office:value-type="float" office:value="-302158" table:formula="of:=[.$C$32]-[.V3]" table:style-name="ce17">
            <text:p>-302158</text:p>
          </table:table-cell>
          <table:table-cell office:value-type="float" office:value="-299365" table:formula="of:=[.$C$32]-[.W3]" table:style-name="ce17">
            <text:p>-299365</text:p>
          </table:table-cell>
          <table:table-cell office:value-type="float" office:value="-121818" table:formula="of:=[.$C$32]-[.X3]" table:style-name="ce17">
            <text:p>-121818</text:p>
          </table:table-cell>
          <table:table-cell office:value-type="float" office:value="-238328" table:formula="of:=[.$C$32]-[.Y3]" table:style-name="ce17">
            <text:p>-238328</text:p>
          </table:table-cell>
          <table:table-cell office:value-type="float" office:value="-32475" table:formula="of:=[.$C$32]-[.Z3]" table:style-name="ce17">
            <text:p>-32475</text:p>
          </table:table-cell>
          <table:table-cell office:value-type="float" office:value="-217689" table:formula="of:=[.$C$32]-[.AA3]" table:style-name="ce17">
            <text:p>-217689</text:p>
          </table:table-cell>
          <table:table-cell office:value-type="float" office:value="-74821" table:formula="of:=[.$C$32]-[.AB3]" table:style-name="ce17">
            <text:p>-74821</text:p>
          </table:table-cell>
          <table:table-cell office:value-type="float" office:value="-150619" table:formula="of:=[.$C$32]-[.AC3]" table:style-name="ce17">
            <text:p>-150619</text:p>
          </table:table-cell>
          <table:table-cell office:value-type="float" office:value="55046" table:formula="of:=[.$C$32]-[.AD3]" table:style-name="ce17">
            <text:p>55046</text:p>
          </table:table-cell>
          <table:table-cell office:value-type="float" office:value="-104250" table:formula="of:=[.$C$32]-[.AE3]" table:style-name="ce17">
            <text:p>-104250</text:p>
          </table:table-cell>
          <table:table-cell office:value-type="float" office:value="0" table:formula="of:=[.$C$32]-[.AF3]" table:style-name="ce17">
            <text:p>0</text:p>
          </table:table-cell>
          <table:table-cell office:value-type="float" office:value="123788" table:formula="of:=[.$C$32]-[.AG3]" table:style-name="ce17">
            <text:p>123788</text:p>
          </table:table-cell>
          <table:table-cell office:value-type="float" office:value="23116" table:formula="of:=[.$C$32]-[.AH3]" table:style-name="ce17">
            <text:p>23116</text:p>
          </table:table-cell>
          <table:table-cell office:value-type="float" office:value="199258" table:formula="of:=[.$C$32]-[.AI3]" table:style-name="ce17">
            <text:p>199258</text:p>
          </table:table-cell>
          <table:table-cell office:value-type="float" office:value="156191" table:formula="of:=[.$C$32]-[.AJ3]" table:style-name="ce17">
            <text:p>156191</text:p>
          </table:table-cell>
          <table:table-cell office:value-type="float" office:value="204661" table:formula="of:=[.$C$32]-[.AK3]" table:style-name="ce17">
            <text:p>204661</text:p>
          </table:table-cell>
          <table:table-cell office:value-type="float" office:value="203372" table:formula="of:=[.$C$32]-[.AL3]" table:style-name="ce17">
            <text:p>203372</text:p>
          </table:table-cell>
          <table:table-cell office:value-type="float" office:value="333630" table:formula="of:=[.$C$32]-[.AM3]" table:style-name="ce17">
            <text:p>333630</text:p>
          </table:table-cell>
          <table:table-cell table:number-columns-repeated="984" table:style-name="ce7"/>
          <table:table-cell table:style-name="ce12"/>
          <table:table-cell table:number-columns-repeated="15360"/>
        </table:table-row>
        <table:table-row table:style-name="ro2">
          <table:table-cell office:value-type="string" table:style-name="ce26">
            <text:p>multifurc∼taxa + max.height</text:p>
          </table:table-cell>
          <table:table-cell table:style-name="ce23"/>
          <table:table-cell office:value-type="float" office:value="7416211" table:style-name="ce8">
            <text:p>7416211</text:p>
          </table:table-cell>
          <table:table-cell office:value-type="float" office:value="-857122" table:formula="of:=[.$C$33]-[.D3]" table:style-name="ce17">
            <text:p>-857122</text:p>
          </table:table-cell>
          <table:table-cell office:value-type="float" office:value="-857107" table:formula="of:=[.$C$33]-[.E3]" table:style-name="ce17">
            <text:p>-857107</text:p>
          </table:table-cell>
          <table:table-cell office:value-type="float" office:value="-577304" table:formula="of:=[.$C$33]-[.F3]" table:style-name="ce17">
            <text:p>-577304</text:p>
          </table:table-cell>
          <table:table-cell office:value-type="float" office:value="-835000" table:formula="of:=[.$C$33]-[.G3]" table:style-name="ce17">
            <text:p>-835000</text:p>
          </table:table-cell>
          <table:table-cell office:value-type="float" office:value="-409206" table:formula="of:=[.$C$33]-[.H3]" table:style-name="ce17">
            <text:p>-409206</text:p>
          </table:table-cell>
          <table:table-cell office:value-type="float" office:value="-819721" table:formula="of:=[.$C$33]-[.I3]" table:style-name="ce17">
            <text:p>-819721</text:p>
          </table:table-cell>
          <table:table-cell office:value-type="float" office:value="-547227" table:formula="of:=[.$C$33]-[.J3]" table:style-name="ce17">
            <text:p>-547227</text:p>
          </table:table-cell>
          <table:table-cell office:value-type="float" office:value="-797819" table:formula="of:=[.$C$33]-[.K3]" table:style-name="ce17">
            <text:p>-797819</text:p>
          </table:table-cell>
          <table:table-cell office:value-type="float" office:value="-352149" table:formula="of:=[.$C$33]-[.L3]" table:style-name="ce17">
            <text:p>-352149</text:p>
          </table:table-cell>
          <table:table-cell office:value-type="float" office:value="-521617" table:formula="of:=[.$C$33]-[.M3]" table:style-name="ce17">
            <text:p>-521617</text:p>
          </table:table-cell>
          <table:table-cell office:value-type="float" office:value="-518111" table:formula="of:=[.$C$33]-[.N3]" table:style-name="ce17">
            <text:p>-518111</text:p>
          </table:table-cell>
          <table:table-cell office:value-type="float" office:value="-332910" table:formula="of:=[.$C$33]-[.O3]" table:style-name="ce17">
            <text:p>-332910</text:p>
          </table:table-cell>
          <table:table-cell office:value-type="float" office:value="-459310" table:formula="of:=[.$C$33]-[.P3]" table:style-name="ce17">
            <text:p>-459310</text:p>
          </table:table-cell>
          <table:table-cell office:value-type="float" office:value="-228038" table:formula="of:=[.$C$33]-[.Q3]" table:style-name="ce17">
            <text:p>-228038</text:p>
          </table:table-cell>
          <table:table-cell office:value-type="float" office:value="-420544" table:formula="of:=[.$C$33]-[.R3]" table:style-name="ce17">
            <text:p>-420544</text:p>
          </table:table-cell>
          <table:table-cell office:value-type="float" office:value="-277344" table:formula="of:=[.$C$33]-[.S3]" table:style-name="ce17">
            <text:p>-277344</text:p>
          </table:table-cell>
          <table:table-cell office:value-type="float" office:value="-392729" table:formula="of:=[.$C$33]-[.T3]" table:style-name="ce17">
            <text:p>-392729</text:p>
          </table:table-cell>
          <table:table-cell office:value-type="float" office:value="-120085" table:formula="of:=[.$C$33]-[.U3]" table:style-name="ce17">
            <text:p>-120085</text:p>
          </table:table-cell>
          <table:table-cell office:value-type="float" office:value="-425946" table:formula="of:=[.$C$33]-[.V3]" table:style-name="ce17">
            <text:p>-425946</text:p>
          </table:table-cell>
          <table:table-cell office:value-type="float" office:value="-423153" table:formula="of:=[.$C$33]-[.W3]" table:style-name="ce17">
            <text:p>-423153</text:p>
          </table:table-cell>
          <table:table-cell office:value-type="float" office:value="-245606" table:formula="of:=[.$C$33]-[.X3]" table:style-name="ce17">
            <text:p>-245606</text:p>
          </table:table-cell>
          <table:table-cell office:value-type="float" office:value="-362116" table:formula="of:=[.$C$33]-[.Y3]" table:style-name="ce17">
            <text:p>-362116</text:p>
          </table:table-cell>
          <table:table-cell office:value-type="float" office:value="-156263" table:formula="of:=[.$C$33]-[.Z3]" table:style-name="ce17">
            <text:p>-156263</text:p>
          </table:table-cell>
          <table:table-cell office:value-type="float" office:value="-341477" table:formula="of:=[.$C$33]-[.AA3]" table:style-name="ce17">
            <text:p>-341477</text:p>
          </table:table-cell>
          <table:table-cell office:value-type="float" office:value="-198609" table:formula="of:=[.$C$33]-[.AB3]" table:style-name="ce17">
            <text:p>-198609</text:p>
          </table:table-cell>
          <table:table-cell office:value-type="float" office:value="-274407" table:formula="of:=[.$C$33]-[.AC3]" table:style-name="ce17">
            <text:p>-274407</text:p>
          </table:table-cell>
          <table:table-cell office:value-type="float" office:value="-68742" table:formula="of:=[.$C$33]-[.AD3]" table:style-name="ce17">
            <text:p>-68742</text:p>
          </table:table-cell>
          <table:table-cell office:value-type="float" office:value="-228038" table:formula="of:=[.$C$33]-[.AE3]" table:style-name="ce17">
            <text:p>-228038</text:p>
          </table:table-cell>
          <table:table-cell office:value-type="float" office:value="-123788" table:formula="of:=[.$C$33]-[.AF3]" table:style-name="ce17">
            <text:p>-123788</text:p>
          </table:table-cell>
          <table:table-cell office:value-type="float" office:value="0" table:formula="of:=[.$C$33]-[.AG3]" table:style-name="ce17">
            <text:p>0</text:p>
          </table:table-cell>
          <table:table-cell office:value-type="float" office:value="-100672" table:formula="of:=[.$C$33]-[.AH3]" table:style-name="ce17">
            <text:p>-100672</text:p>
          </table:table-cell>
          <table:table-cell office:value-type="float" office:value="75470" table:formula="of:=[.$C$33]-[.AI3]" table:style-name="ce17">
            <text:p>75470</text:p>
          </table:table-cell>
          <table:table-cell office:value-type="float" office:value="32403" table:formula="of:=[.$C$33]-[.AJ3]" table:style-name="ce17">
            <text:p>32403</text:p>
          </table:table-cell>
          <table:table-cell office:value-type="float" office:value="80873" table:formula="of:=[.$C$33]-[.AK3]" table:style-name="ce17">
            <text:p>80873</text:p>
          </table:table-cell>
          <table:table-cell office:value-type="float" office:value="79584" table:formula="of:=[.$C$33]-[.AL3]" table:style-name="ce17">
            <text:p>79584</text:p>
          </table:table-cell>
          <table:table-cell office:value-type="float" office:value="209842" table:formula="of:=[.$C$33]-[.AM3]" table:style-name="ce17">
            <text:p>209842</text:p>
          </table:table-cell>
          <table:table-cell table:number-columns-repeated="984" table:style-name="ce7"/>
          <table:table-cell table:style-name="ce12"/>
          <table:table-cell table:number-columns-repeated="15360"/>
        </table:table-row>
        <table:table-row table:style-name="ro2">
          <table:table-cell office:value-type="string" table:style-name="ce26">
            <text:p>multifurc∼taxa + min.height</text:p>
          </table:table-cell>
          <table:table-cell table:style-name="ce23"/>
          <table:table-cell office:value-type="float" office:value="7516883" table:style-name="ce8">
            <text:p>7516883</text:p>
          </table:table-cell>
          <table:table-cell office:value-type="float" office:value="-756450" table:formula="of:=[.$C$34]-[.D3]" table:style-name="ce17">
            <text:p>-756450</text:p>
          </table:table-cell>
          <table:table-cell office:value-type="float" office:value="-756435" table:formula="of:=[.$C$34]-[.E3]" table:style-name="ce17">
            <text:p>-756435</text:p>
          </table:table-cell>
          <table:table-cell office:value-type="float" office:value="-476632" table:formula="of:=[.$C$34]-[.F3]" table:style-name="ce17">
            <text:p>-476632</text:p>
          </table:table-cell>
          <table:table-cell office:value-type="float" office:value="-734328" table:formula="of:=[.$C$34]-[.G3]" table:style-name="ce17">
            <text:p>-734328</text:p>
          </table:table-cell>
          <table:table-cell office:value-type="float" office:value="-308534" table:formula="of:=[.$C$34]-[.H3]" table:style-name="ce17">
            <text:p>-308534</text:p>
          </table:table-cell>
          <table:table-cell office:value-type="float" office:value="-719049" table:formula="of:=[.$C$34]-[.I3]" table:style-name="ce17">
            <text:p>-719049</text:p>
          </table:table-cell>
          <table:table-cell office:value-type="float" office:value="-446555" table:formula="of:=[.$C$34]-[.J3]" table:style-name="ce17">
            <text:p>-446555</text:p>
          </table:table-cell>
          <table:table-cell office:value-type="float" office:value="-697147" table:formula="of:=[.$C$34]-[.K3]" table:style-name="ce17">
            <text:p>-697147</text:p>
          </table:table-cell>
          <table:table-cell office:value-type="float" office:value="-251477" table:formula="of:=[.$C$34]-[.L3]" table:style-name="ce17">
            <text:p>-251477</text:p>
          </table:table-cell>
          <table:table-cell office:value-type="float" office:value="-420945" table:formula="of:=[.$C$34]-[.M3]" table:style-name="ce17">
            <text:p>-420945</text:p>
          </table:table-cell>
          <table:table-cell office:value-type="float" office:value="-417439" table:formula="of:=[.$C$34]-[.N3]" table:style-name="ce17">
            <text:p>-417439</text:p>
          </table:table-cell>
          <table:table-cell office:value-type="float" office:value="-232238" table:formula="of:=[.$C$34]-[.O3]" table:style-name="ce17">
            <text:p>-232238</text:p>
          </table:table-cell>
          <table:table-cell office:value-type="float" office:value="-358638" table:formula="of:=[.$C$34]-[.P3]" table:style-name="ce17">
            <text:p>-358638</text:p>
          </table:table-cell>
          <table:table-cell office:value-type="float" office:value="-127366" table:formula="of:=[.$C$34]-[.Q3]" table:style-name="ce17">
            <text:p>-127366</text:p>
          </table:table-cell>
          <table:table-cell office:value-type="float" office:value="-319872" table:formula="of:=[.$C$34]-[.R3]" table:style-name="ce17">
            <text:p>-319872</text:p>
          </table:table-cell>
          <table:table-cell office:value-type="float" office:value="-176672" table:formula="of:=[.$C$34]-[.S3]" table:style-name="ce17">
            <text:p>-176672</text:p>
          </table:table-cell>
          <table:table-cell office:value-type="float" office:value="-292057" table:formula="of:=[.$C$34]-[.T3]" table:style-name="ce17">
            <text:p>-292057</text:p>
          </table:table-cell>
          <table:table-cell office:value-type="float" office:value="-19413" table:formula="of:=[.$C$34]-[.U3]" table:style-name="ce17">
            <text:p>-19413</text:p>
          </table:table-cell>
          <table:table-cell office:value-type="float" office:value="-325274" table:formula="of:=[.$C$34]-[.V3]" table:style-name="ce17">
            <text:p>-325274</text:p>
          </table:table-cell>
          <table:table-cell office:value-type="float" office:value="-322481" table:formula="of:=[.$C$34]-[.W3]" table:style-name="ce17">
            <text:p>-322481</text:p>
          </table:table-cell>
          <table:table-cell office:value-type="float" office:value="-144934" table:formula="of:=[.$C$34]-[.X3]" table:style-name="ce17">
            <text:p>-144934</text:p>
          </table:table-cell>
          <table:table-cell office:value-type="float" office:value="-261444" table:formula="of:=[.$C$34]-[.Y3]" table:style-name="ce17">
            <text:p>-261444</text:p>
          </table:table-cell>
          <table:table-cell office:value-type="float" office:value="-55591" table:formula="of:=[.$C$34]-[.Z3]" table:style-name="ce17">
            <text:p>-55591</text:p>
          </table:table-cell>
          <table:table-cell office:value-type="float" office:value="-240805" table:formula="of:=[.$C$34]-[.AA3]" table:style-name="ce17">
            <text:p>-240805</text:p>
          </table:table-cell>
          <table:table-cell office:value-type="float" office:value="-97937" table:formula="of:=[.$C$34]-[.AB3]" table:style-name="ce17">
            <text:p>-97937</text:p>
          </table:table-cell>
          <table:table-cell office:value-type="float" office:value="-173735" table:formula="of:=[.$C$34]-[.AC3]" table:style-name="ce17">
            <text:p>-173735</text:p>
          </table:table-cell>
          <table:table-cell office:value-type="float" office:value="31930" table:formula="of:=[.$C$34]-[.AD3]" table:style-name="ce17">
            <text:p>31930</text:p>
          </table:table-cell>
          <table:table-cell office:value-type="float" office:value="-127366" table:formula="of:=[.$C$34]-[.AE3]" table:style-name="ce17">
            <text:p>-127366</text:p>
          </table:table-cell>
          <table:table-cell office:value-type="float" office:value="-23116" table:formula="of:=[.$C$34]-[.AF3]" table:style-name="ce17">
            <text:p>-23116</text:p>
          </table:table-cell>
          <table:table-cell office:value-type="float" office:value="100672" table:formula="of:=[.$C$34]-[.AG3]" table:style-name="ce17">
            <text:p>100672</text:p>
          </table:table-cell>
          <table:table-cell office:value-type="float" office:value="0" table:formula="of:=[.$C$34]-[.AH3]" table:style-name="ce17">
            <text:p>0</text:p>
          </table:table-cell>
          <table:table-cell office:value-type="float" office:value="176142" table:formula="of:=[.$C$34]-[.AI3]" table:style-name="ce17">
            <text:p>176142</text:p>
          </table:table-cell>
          <table:table-cell office:value-type="float" office:value="133075" table:formula="of:=[.$C$34]-[.AJ3]" table:style-name="ce17">
            <text:p>133075</text:p>
          </table:table-cell>
          <table:table-cell office:value-type="float" office:value="181545" table:formula="of:=[.$C$34]-[.AK3]" table:style-name="ce17">
            <text:p>181545</text:p>
          </table:table-cell>
          <table:table-cell office:value-type="float" office:value="180256" table:formula="of:=[.$C$34]-[.AL3]" table:style-name="ce17">
            <text:p>180256</text:p>
          </table:table-cell>
          <table:table-cell office:value-type="float" office:value="310514" table:formula="of:=[.$C$34]-[.AM3]" table:style-name="ce17">
            <text:p>310514</text:p>
          </table:table-cell>
          <table:table-cell table:number-columns-repeated="984" table:style-name="ce7"/>
          <table:table-cell table:style-name="ce12"/>
          <table:table-cell table:number-columns-repeated="15360"/>
        </table:table-row>
        <table:table-row table:style-name="ro2">
          <table:table-cell office:value-type="string" table:style-name="ce26">
            <text:p>multifurc∼taxa + mean.height</text:p>
          </table:table-cell>
          <table:table-cell table:style-name="ce23"/>
          <table:table-cell office:value-type="float" office:value="7340741" table:style-name="ce8">
            <text:p>7340741</text:p>
          </table:table-cell>
          <table:table-cell office:value-type="float" office:value="-932592" table:formula="of:=[.$C$35]-[.D3]" table:style-name="ce17">
            <text:p>-932592</text:p>
          </table:table-cell>
          <table:table-cell office:value-type="float" office:value="-932577" table:formula="of:=[.$C$35]-[.E3]" table:style-name="ce17">
            <text:p>-932577</text:p>
          </table:table-cell>
          <table:table-cell office:value-type="float" office:value="-652774" table:formula="of:=[.$C$35]-[.F3]" table:style-name="ce17">
            <text:p>-652774</text:p>
          </table:table-cell>
          <table:table-cell office:value-type="float" office:value="-910470" table:formula="of:=[.$C$35]-[.G3]" table:style-name="ce17">
            <text:p>-910470</text:p>
          </table:table-cell>
          <table:table-cell office:value-type="float" office:value="-484676" table:formula="of:=[.$C$35]-[.H3]" table:style-name="ce17">
            <text:p>-484676</text:p>
          </table:table-cell>
          <table:table-cell office:value-type="float" office:value="-895191" table:formula="of:=[.$C$35]-[.I3]" table:style-name="ce17">
            <text:p>-895191</text:p>
          </table:table-cell>
          <table:table-cell office:value-type="float" office:value="-622697" table:formula="of:=[.$C$35]-[.J3]" table:style-name="ce17">
            <text:p>-622697</text:p>
          </table:table-cell>
          <table:table-cell office:value-type="float" office:value="-873289" table:formula="of:=[.$C$35]-[.K3]" table:style-name="ce17">
            <text:p>-873289</text:p>
          </table:table-cell>
          <table:table-cell office:value-type="float" office:value="-427619" table:formula="of:=[.$C$35]-[.L3]" table:style-name="ce17">
            <text:p>-427619</text:p>
          </table:table-cell>
          <table:table-cell office:value-type="float" office:value="-597087" table:formula="of:=[.$C$35]-[.M3]" table:style-name="ce17">
            <text:p>-597087</text:p>
          </table:table-cell>
          <table:table-cell office:value-type="float" office:value="-593581" table:formula="of:=[.$C$35]-[.N3]" table:style-name="ce17">
            <text:p>-593581</text:p>
          </table:table-cell>
          <table:table-cell office:value-type="float" office:value="-408380" table:formula="of:=[.$C$35]-[.O3]" table:style-name="ce17">
            <text:p>-408380</text:p>
          </table:table-cell>
          <table:table-cell office:value-type="float" office:value="-534780" table:formula="of:=[.$C$35]-[.P3]" table:style-name="ce17">
            <text:p>-534780</text:p>
          </table:table-cell>
          <table:table-cell office:value-type="float" office:value="-303508" table:formula="of:=[.$C$35]-[.Q3]" table:style-name="ce17">
            <text:p>-303508</text:p>
          </table:table-cell>
          <table:table-cell office:value-type="float" office:value="-496014" table:formula="of:=[.$C$35]-[.R3]" table:style-name="ce17">
            <text:p>-496014</text:p>
          </table:table-cell>
          <table:table-cell office:value-type="float" office:value="-352814" table:formula="of:=[.$C$35]-[.S3]" table:style-name="ce17">
            <text:p>-352814</text:p>
          </table:table-cell>
          <table:table-cell office:value-type="float" office:value="-468199" table:formula="of:=[.$C$35]-[.T3]" table:style-name="ce17">
            <text:p>-468199</text:p>
          </table:table-cell>
          <table:table-cell office:value-type="float" office:value="-195555" table:formula="of:=[.$C$35]-[.U3]" table:style-name="ce17">
            <text:p>-195555</text:p>
          </table:table-cell>
          <table:table-cell office:value-type="float" office:value="-501416" table:formula="of:=[.$C$35]-[.V3]" table:style-name="ce17">
            <text:p>-501416</text:p>
          </table:table-cell>
          <table:table-cell office:value-type="float" office:value="-498623" table:formula="of:=[.$C$35]-[.W3]" table:style-name="ce17">
            <text:p>-498623</text:p>
          </table:table-cell>
          <table:table-cell office:value-type="float" office:value="-321076" table:formula="of:=[.$C$35]-[.X3]" table:style-name="ce17">
            <text:p>-321076</text:p>
          </table:table-cell>
          <table:table-cell office:value-type="float" office:value="-437586" table:formula="of:=[.$C$35]-[.Y3]" table:style-name="ce17">
            <text:p>-437586</text:p>
          </table:table-cell>
          <table:table-cell office:value-type="float" office:value="-231733" table:formula="of:=[.$C$35]-[.Z3]" table:style-name="ce17">
            <text:p>-231733</text:p>
          </table:table-cell>
          <table:table-cell office:value-type="float" office:value="-416947" table:formula="of:=[.$C$35]-[.AA3]" table:style-name="ce17">
            <text:p>-416947</text:p>
          </table:table-cell>
          <table:table-cell office:value-type="float" office:value="-274079" table:formula="of:=[.$C$35]-[.AB3]" table:style-name="ce17">
            <text:p>-274079</text:p>
          </table:table-cell>
          <table:table-cell office:value-type="float" office:value="-349877" table:formula="of:=[.$C$35]-[.AC3]" table:style-name="ce17">
            <text:p>-349877</text:p>
          </table:table-cell>
          <table:table-cell office:value-type="float" office:value="-144212" table:formula="of:=[.$C$35]-[.AD3]" table:style-name="ce17">
            <text:p>-144212</text:p>
          </table:table-cell>
          <table:table-cell office:value-type="float" office:value="-303508" table:formula="of:=[.$C$35]-[.AE3]" table:style-name="ce17">
            <text:p>-303508</text:p>
          </table:table-cell>
          <table:table-cell office:value-type="float" office:value="-199258" table:formula="of:=[.$C$35]-[.AF3]" table:style-name="ce17">
            <text:p>-199258</text:p>
          </table:table-cell>
          <table:table-cell office:value-type="float" office:value="-75470" table:formula="of:=[.$C$35]-[.AG3]" table:style-name="ce17">
            <text:p>-75470</text:p>
          </table:table-cell>
          <table:table-cell office:value-type="float" office:value="-176142" table:formula="of:=[.$C$35]-[.AH3]" table:style-name="ce17">
            <text:p>-176142</text:p>
          </table:table-cell>
          <table:table-cell office:value-type="float" office:value="0" table:formula="of:=[.$C$35]-[.AI3]" table:style-name="ce17">
            <text:p>0</text:p>
          </table:table-cell>
          <table:table-cell office:value-type="float" office:value="-43067" table:formula="of:=[.$C$35]-[.AJ3]" table:style-name="ce17">
            <text:p>-43067</text:p>
          </table:table-cell>
          <table:table-cell office:value-type="float" office:value="5403" table:formula="of:=[.$C$35]-[.AK3]" table:style-name="ce17">
            <text:p>5403</text:p>
          </table:table-cell>
          <table:table-cell office:value-type="float" office:value="4114" table:formula="of:=[.$C$35]-[.AL3]" table:style-name="ce17">
            <text:p>4114</text:p>
          </table:table-cell>
          <table:table-cell office:value-type="float" office:value="134372" table:formula="of:=[.$C$35]-[.AM3]" table:style-name="ce17">
            <text:p>134372</text:p>
          </table:table-cell>
          <table:table-cell table:number-columns-repeated="984" table:style-name="ce7"/>
          <table:table-cell table:style-name="ce12"/>
          <table:table-cell table:number-columns-repeated="15360"/>
        </table:table-row>
        <table:table-row table:style-name="ro2">
          <table:table-cell office:value-type="string" table:style-name="ce26">
            <text:p>multifurc∼taxa * depth</text:p>
          </table:table-cell>
          <table:table-cell table:style-name="ce23"/>
          <table:table-cell office:value-type="float" office:value="7383808" table:style-name="ce8">
            <text:p>7383808</text:p>
          </table:table-cell>
          <table:table-cell office:value-type="float" office:value="-889525" table:formula="of:=[.$C$36]-[.D3]" table:style-name="ce17">
            <text:p>-889525</text:p>
          </table:table-cell>
          <table:table-cell office:value-type="float" office:value="-889510" table:formula="of:=[.$C$36]-[.E3]" table:style-name="ce17">
            <text:p>-889510</text:p>
          </table:table-cell>
          <table:table-cell office:value-type="float" office:value="-609707" table:formula="of:=[.$C$36]-[.F3]" table:style-name="ce17">
            <text:p>-609707</text:p>
          </table:table-cell>
          <table:table-cell office:value-type="float" office:value="-867403" table:formula="of:=[.$C$36]-[.G3]" table:style-name="ce17">
            <text:p>-867403</text:p>
          </table:table-cell>
          <table:table-cell office:value-type="float" office:value="-441609" table:formula="of:=[.$C$36]-[.H3]" table:style-name="ce17">
            <text:p>-441609</text:p>
          </table:table-cell>
          <table:table-cell office:value-type="float" office:value="-852124" table:formula="of:=[.$C$36]-[.I3]" table:style-name="ce17">
            <text:p>-852124</text:p>
          </table:table-cell>
          <table:table-cell office:value-type="float" office:value="-579630" table:formula="of:=[.$C$36]-[.J3]" table:style-name="ce17">
            <text:p>-579630</text:p>
          </table:table-cell>
          <table:table-cell office:value-type="float" office:value="-830222" table:formula="of:=[.$C$36]-[.K3]" table:style-name="ce17">
            <text:p>-830222</text:p>
          </table:table-cell>
          <table:table-cell office:value-type="float" office:value="-384552" table:formula="of:=[.$C$36]-[.L3]" table:style-name="ce17">
            <text:p>-384552</text:p>
          </table:table-cell>
          <table:table-cell office:value-type="float" office:value="-554020" table:formula="of:=[.$C$36]-[.M3]" table:style-name="ce17">
            <text:p>-554020</text:p>
          </table:table-cell>
          <table:table-cell office:value-type="float" office:value="-550514" table:formula="of:=[.$C$36]-[.N3]" table:style-name="ce17">
            <text:p>-550514</text:p>
          </table:table-cell>
          <table:table-cell office:value-type="float" office:value="-365313" table:formula="of:=[.$C$36]-[.O3]" table:style-name="ce17">
            <text:p>-365313</text:p>
          </table:table-cell>
          <table:table-cell office:value-type="float" office:value="-491713" table:formula="of:=[.$C$36]-[.P3]" table:style-name="ce17">
            <text:p>-491713</text:p>
          </table:table-cell>
          <table:table-cell office:value-type="float" office:value="-260441" table:formula="of:=[.$C$36]-[.Q3]" table:style-name="ce17">
            <text:p>-260441</text:p>
          </table:table-cell>
          <table:table-cell office:value-type="float" office:value="-452947" table:formula="of:=[.$C$36]-[.R3]" table:style-name="ce17">
            <text:p>-452947</text:p>
          </table:table-cell>
          <table:table-cell office:value-type="float" office:value="-309747" table:formula="of:=[.$C$36]-[.S3]" table:style-name="ce17">
            <text:p>-309747</text:p>
          </table:table-cell>
          <table:table-cell office:value-type="float" office:value="-425132" table:formula="of:=[.$C$36]-[.T3]" table:style-name="ce17">
            <text:p>-425132</text:p>
          </table:table-cell>
          <table:table-cell office:value-type="float" office:value="-152488" table:formula="of:=[.$C$36]-[.U3]" table:style-name="ce17">
            <text:p>-152488</text:p>
          </table:table-cell>
          <table:table-cell office:value-type="float" office:value="-458349" table:formula="of:=[.$C$36]-[.V3]" table:style-name="ce17">
            <text:p>-458349</text:p>
          </table:table-cell>
          <table:table-cell office:value-type="float" office:value="-455556" table:formula="of:=[.$C$36]-[.W3]" table:style-name="ce17">
            <text:p>-455556</text:p>
          </table:table-cell>
          <table:table-cell office:value-type="float" office:value="-278009" table:formula="of:=[.$C$36]-[.X3]" table:style-name="ce17">
            <text:p>-278009</text:p>
          </table:table-cell>
          <table:table-cell office:value-type="float" office:value="-394519" table:formula="of:=[.$C$36]-[.Y3]" table:style-name="ce17">
            <text:p>-394519</text:p>
          </table:table-cell>
          <table:table-cell office:value-type="float" office:value="-188666" table:formula="of:=[.$C$36]-[.Z3]" table:style-name="ce17">
            <text:p>-188666</text:p>
          </table:table-cell>
          <table:table-cell office:value-type="float" office:value="-373880" table:formula="of:=[.$C$36]-[.AA3]" table:style-name="ce17">
            <text:p>-373880</text:p>
          </table:table-cell>
          <table:table-cell office:value-type="float" office:value="-231012" table:formula="of:=[.$C$36]-[.AB3]" table:style-name="ce17">
            <text:p>-231012</text:p>
          </table:table-cell>
          <table:table-cell office:value-type="float" office:value="-306810" table:formula="of:=[.$C$36]-[.AC3]" table:style-name="ce17">
            <text:p>-306810</text:p>
          </table:table-cell>
          <table:table-cell office:value-type="float" office:value="-101145" table:formula="of:=[.$C$36]-[.AD3]" table:style-name="ce17">
            <text:p>-101145</text:p>
          </table:table-cell>
          <table:table-cell office:value-type="float" office:value="-260441" table:formula="of:=[.$C$36]-[.AE3]" table:style-name="ce17">
            <text:p>-260441</text:p>
          </table:table-cell>
          <table:table-cell office:value-type="float" office:value="-156191" table:formula="of:=[.$C$36]-[.AF3]" table:style-name="ce17">
            <text:p>-156191</text:p>
          </table:table-cell>
          <table:table-cell office:value-type="float" office:value="-32403" table:formula="of:=[.$C$36]-[.AG3]" table:style-name="ce17">
            <text:p>-32403</text:p>
          </table:table-cell>
          <table:table-cell office:value-type="float" office:value="-133075" table:formula="of:=[.$C$36]-[.AH3]" table:style-name="ce17">
            <text:p>-133075</text:p>
          </table:table-cell>
          <table:table-cell office:value-type="float" office:value="43067" table:formula="of:=[.$C$36]-[.AI3]" table:style-name="ce17">
            <text:p>43067</text:p>
          </table:table-cell>
          <table:table-cell office:value-type="float" office:value="0" table:formula="of:=[.$C$36]-[.AJ3]" table:style-name="ce17">
            <text:p>0</text:p>
          </table:table-cell>
          <table:table-cell office:value-type="float" office:value="48470" table:formula="of:=[.$C$36]-[.AK3]" table:style-name="ce17">
            <text:p>48470</text:p>
          </table:table-cell>
          <table:table-cell office:value-type="float" office:value="47181" table:formula="of:=[.$C$36]-[.AL3]" table:style-name="ce17">
            <text:p>47181</text:p>
          </table:table-cell>
          <table:table-cell office:value-type="float" office:value="177439" table:formula="of:=[.$C$36]-[.AM3]" table:style-name="ce17">
            <text:p>177439</text:p>
          </table:table-cell>
          <table:table-cell table:number-columns-repeated="984" table:style-name="ce7"/>
          <table:table-cell table:style-name="ce12"/>
          <table:table-cell table:number-columns-repeated="15360"/>
        </table:table-row>
        <table:table-row table:style-name="ro2">
          <table:table-cell office:value-type="string" table:style-name="ce26">
            <text:p>multifurc∼taxa * max.height</text:p>
          </table:table-cell>
          <table:table-cell table:style-name="ce23"/>
          <table:table-cell office:value-type="float" office:value="7335338" table:style-name="ce8">
            <text:p>7335338</text:p>
          </table:table-cell>
          <table:table-cell office:value-type="float" office:value="-937995" table:formula="of:=[.$C$37]-[.D3]" table:style-name="ce17">
            <text:p>-937995</text:p>
          </table:table-cell>
          <table:table-cell office:value-type="float" office:value="-937980" table:formula="of:=[.$C$37]-[.E3]" table:style-name="ce17">
            <text:p>-937980</text:p>
          </table:table-cell>
          <table:table-cell office:value-type="float" office:value="-658177" table:formula="of:=[.$C$37]-[.F3]" table:style-name="ce17">
            <text:p>-658177</text:p>
          </table:table-cell>
          <table:table-cell office:value-type="float" office:value="-915873" table:formula="of:=[.$C$37]-[.G3]" table:style-name="ce17">
            <text:p>-915873</text:p>
          </table:table-cell>
          <table:table-cell office:value-type="float" office:value="-490079" table:formula="of:=[.$C$37]-[.H3]" table:style-name="ce17">
            <text:p>-490079</text:p>
          </table:table-cell>
          <table:table-cell office:value-type="float" office:value="-900594" table:formula="of:=[.$C$37]-[.I3]" table:style-name="ce17">
            <text:p>-900594</text:p>
          </table:table-cell>
          <table:table-cell office:value-type="float" office:value="-628100" table:formula="of:=[.$C$37]-[.J3]" table:style-name="ce17">
            <text:p>-628100</text:p>
          </table:table-cell>
          <table:table-cell office:value-type="float" office:value="-878692" table:formula="of:=[.$C$37]-[.K3]" table:style-name="ce17">
            <text:p>-878692</text:p>
          </table:table-cell>
          <table:table-cell office:value-type="float" office:value="-433022" table:formula="of:=[.$C$37]-[.L3]" table:style-name="ce17">
            <text:p>-433022</text:p>
          </table:table-cell>
          <table:table-cell office:value-type="float" office:value="-602490" table:formula="of:=[.$C$37]-[.M3]" table:style-name="ce17">
            <text:p>-602490</text:p>
          </table:table-cell>
          <table:table-cell office:value-type="float" office:value="-598984" table:formula="of:=[.$C$37]-[.N3]" table:style-name="ce17">
            <text:p>-598984</text:p>
          </table:table-cell>
          <table:table-cell office:value-type="float" office:value="-413783" table:formula="of:=[.$C$37]-[.O3]" table:style-name="ce17">
            <text:p>-413783</text:p>
          </table:table-cell>
          <table:table-cell office:value-type="float" office:value="-540183" table:formula="of:=[.$C$37]-[.P3]" table:style-name="ce17">
            <text:p>-540183</text:p>
          </table:table-cell>
          <table:table-cell office:value-type="float" office:value="-308911" table:formula="of:=[.$C$37]-[.Q3]" table:style-name="ce17">
            <text:p>-308911</text:p>
          </table:table-cell>
          <table:table-cell office:value-type="float" office:value="-501417" table:formula="of:=[.$C$37]-[.R3]" table:style-name="ce17">
            <text:p>-501417</text:p>
          </table:table-cell>
          <table:table-cell office:value-type="float" office:value="-358217" table:formula="of:=[.$C$37]-[.S3]" table:style-name="ce17">
            <text:p>-358217</text:p>
          </table:table-cell>
          <table:table-cell office:value-type="float" office:value="-473602" table:formula="of:=[.$C$37]-[.T3]" table:style-name="ce17">
            <text:p>-473602</text:p>
          </table:table-cell>
          <table:table-cell office:value-type="float" office:value="-200958" table:formula="of:=[.$C$37]-[.U3]" table:style-name="ce17">
            <text:p>-200958</text:p>
          </table:table-cell>
          <table:table-cell office:value-type="float" office:value="-506819" table:formula="of:=[.$C$37]-[.V3]" table:style-name="ce17">
            <text:p>-506819</text:p>
          </table:table-cell>
          <table:table-cell office:value-type="float" office:value="-504026" table:formula="of:=[.$C$37]-[.W3]" table:style-name="ce17">
            <text:p>-504026</text:p>
          </table:table-cell>
          <table:table-cell office:value-type="float" office:value="-326479" table:formula="of:=[.$C$37]-[.X3]" table:style-name="ce17">
            <text:p>-326479</text:p>
          </table:table-cell>
          <table:table-cell office:value-type="float" office:value="-442989" table:formula="of:=[.$C$37]-[.Y3]" table:style-name="ce17">
            <text:p>-442989</text:p>
          </table:table-cell>
          <table:table-cell office:value-type="float" office:value="-237136" table:formula="of:=[.$C$37]-[.Z3]" table:style-name="ce17">
            <text:p>-237136</text:p>
          </table:table-cell>
          <table:table-cell office:value-type="float" office:value="-422350" table:formula="of:=[.$C$37]-[.AA3]" table:style-name="ce17">
            <text:p>-422350</text:p>
          </table:table-cell>
          <table:table-cell office:value-type="float" office:value="-279482" table:formula="of:=[.$C$37]-[.AB3]" table:style-name="ce17">
            <text:p>-279482</text:p>
          </table:table-cell>
          <table:table-cell office:value-type="float" office:value="-355280" table:formula="of:=[.$C$37]-[.AC3]" table:style-name="ce17">
            <text:p>-355280</text:p>
          </table:table-cell>
          <table:table-cell office:value-type="float" office:value="-149615" table:formula="of:=[.$C$37]-[.AD3]" table:style-name="ce17">
            <text:p>-149615</text:p>
          </table:table-cell>
          <table:table-cell office:value-type="float" office:value="-308911" table:formula="of:=[.$C$37]-[.AE3]" table:style-name="ce17">
            <text:p>-308911</text:p>
          </table:table-cell>
          <table:table-cell office:value-type="float" office:value="-204661" table:formula="of:=[.$C$37]-[.AF3]" table:style-name="ce17">
            <text:p>-204661</text:p>
          </table:table-cell>
          <table:table-cell office:value-type="float" office:value="-80873" table:formula="of:=[.$C$37]-[.AG3]" table:style-name="ce17">
            <text:p>-80873</text:p>
          </table:table-cell>
          <table:table-cell office:value-type="float" office:value="-181545" table:formula="of:=[.$C$37]-[.AH3]" table:style-name="ce17">
            <text:p>-181545</text:p>
          </table:table-cell>
          <table:table-cell office:value-type="float" office:value="-5403" table:formula="of:=[.$C$37]-[.AI3]" table:style-name="ce17">
            <text:p>-5403</text:p>
          </table:table-cell>
          <table:table-cell office:value-type="float" office:value="-48470" table:formula="of:=[.$C$37]-[.AJ3]" table:style-name="ce17">
            <text:p>-48470</text:p>
          </table:table-cell>
          <table:table-cell office:value-type="float" office:value="0" table:formula="of:=[.$C$37]-[.AK3]" table:style-name="ce17">
            <text:p>0</text:p>
          </table:table-cell>
          <table:table-cell office:value-type="float" office:value="-1289" table:formula="of:=[.$C$37]-[.AL3]" table:style-name="ce17">
            <text:p>-1289</text:p>
          </table:table-cell>
          <table:table-cell office:value-type="float" office:value="128969" table:formula="of:=[.$C$37]-[.AM3]" table:style-name="ce17">
            <text:p>128969</text:p>
          </table:table-cell>
          <table:table-cell table:number-columns-repeated="984" table:style-name="ce7"/>
          <table:table-cell table:style-name="ce12"/>
          <table:table-cell table:number-columns-repeated="15360"/>
        </table:table-row>
        <table:table-row table:style-name="ro2">
          <table:table-cell office:value-type="string" table:style-name="ce26">
            <text:p>multifurc∼taxa * min.height</text:p>
          </table:table-cell>
          <table:table-cell table:style-name="ce23"/>
          <table:table-cell office:value-type="float" office:value="7336627" table:style-name="ce8">
            <text:p>7336627</text:p>
          </table:table-cell>
          <table:table-cell office:value-type="float" office:value="-936706" table:formula="of:=[.$C$38]-[.D3]" table:style-name="ce17">
            <text:p>-936706</text:p>
          </table:table-cell>
          <table:table-cell office:value-type="float" office:value="-936691" table:formula="of:=[.$C$38]-[.E3]" table:style-name="ce17">
            <text:p>-936691</text:p>
          </table:table-cell>
          <table:table-cell office:value-type="float" office:value="-656888" table:formula="of:=[.$C$38]-[.F3]" table:style-name="ce17">
            <text:p>-656888</text:p>
          </table:table-cell>
          <table:table-cell office:value-type="float" office:value="-914584" table:formula="of:=[.$C$38]-[.G3]" table:style-name="ce17">
            <text:p>-914584</text:p>
          </table:table-cell>
          <table:table-cell office:value-type="float" office:value="-488790" table:formula="of:=[.$C$38]-[.H3]" table:style-name="ce17">
            <text:p>-488790</text:p>
          </table:table-cell>
          <table:table-cell office:value-type="float" office:value="-899305" table:formula="of:=[.$C$38]-[.I3]" table:style-name="ce17">
            <text:p>-899305</text:p>
          </table:table-cell>
          <table:table-cell office:value-type="float" office:value="-626811" table:formula="of:=[.$C$38]-[.J3]" table:style-name="ce17">
            <text:p>-626811</text:p>
          </table:table-cell>
          <table:table-cell office:value-type="float" office:value="-877403" table:formula="of:=[.$C$38]-[.K3]" table:style-name="ce17">
            <text:p>-877403</text:p>
          </table:table-cell>
          <table:table-cell office:value-type="float" office:value="-431733" table:formula="of:=[.$C$38]-[.L3]" table:style-name="ce17">
            <text:p>-431733</text:p>
          </table:table-cell>
          <table:table-cell office:value-type="float" office:value="-601201" table:formula="of:=[.$C$38]-[.M3]" table:style-name="ce17">
            <text:p>-601201</text:p>
          </table:table-cell>
          <table:table-cell office:value-type="float" office:value="-597695" table:formula="of:=[.$C$38]-[.N3]" table:style-name="ce17">
            <text:p>-597695</text:p>
          </table:table-cell>
          <table:table-cell office:value-type="float" office:value="-412494" table:formula="of:=[.$C$38]-[.O3]" table:style-name="ce17">
            <text:p>-412494</text:p>
          </table:table-cell>
          <table:table-cell office:value-type="float" office:value="-538894" table:formula="of:=[.$C$38]-[.P3]" table:style-name="ce17">
            <text:p>-538894</text:p>
          </table:table-cell>
          <table:table-cell office:value-type="float" office:value="-307622" table:formula="of:=[.$C$38]-[.Q3]" table:style-name="ce17">
            <text:p>-307622</text:p>
          </table:table-cell>
          <table:table-cell office:value-type="float" office:value="-500128" table:formula="of:=[.$C$38]-[.R3]" table:style-name="ce17">
            <text:p>-500128</text:p>
          </table:table-cell>
          <table:table-cell office:value-type="float" office:value="-356928" table:formula="of:=[.$C$38]-[.S3]" table:style-name="ce17">
            <text:p>-356928</text:p>
          </table:table-cell>
          <table:table-cell office:value-type="float" office:value="-472313" table:formula="of:=[.$C$38]-[.T3]" table:style-name="ce17">
            <text:p>-472313</text:p>
          </table:table-cell>
          <table:table-cell office:value-type="float" office:value="-199669" table:formula="of:=[.$C$38]-[.U3]" table:style-name="ce17">
            <text:p>-199669</text:p>
          </table:table-cell>
          <table:table-cell office:value-type="float" office:value="-505530" table:formula="of:=[.$C$38]-[.V3]" table:style-name="ce17">
            <text:p>-505530</text:p>
          </table:table-cell>
          <table:table-cell office:value-type="float" office:value="-502737" table:formula="of:=[.$C$38]-[.W3]" table:style-name="ce17">
            <text:p>-502737</text:p>
          </table:table-cell>
          <table:table-cell office:value-type="float" office:value="-325190" table:formula="of:=[.$C$38]-[.X3]" table:style-name="ce17">
            <text:p>-325190</text:p>
          </table:table-cell>
          <table:table-cell office:value-type="float" office:value="-441700" table:formula="of:=[.$C$38]-[.Y3]" table:style-name="ce17">
            <text:p>-441700</text:p>
          </table:table-cell>
          <table:table-cell office:value-type="float" office:value="-235847" table:formula="of:=[.$C$38]-[.Z3]" table:style-name="ce17">
            <text:p>-235847</text:p>
          </table:table-cell>
          <table:table-cell office:value-type="float" office:value="-421061" table:formula="of:=[.$C$38]-[.AA3]" table:style-name="ce17">
            <text:p>-421061</text:p>
          </table:table-cell>
          <table:table-cell office:value-type="float" office:value="-278193" table:formula="of:=[.$C$38]-[.AB3]" table:style-name="ce17">
            <text:p>-278193</text:p>
          </table:table-cell>
          <table:table-cell office:value-type="float" office:value="-353991" table:formula="of:=[.$C$38]-[.AC3]" table:style-name="ce17">
            <text:p>-353991</text:p>
          </table:table-cell>
          <table:table-cell office:value-type="float" office:value="-148326" table:formula="of:=[.$C$38]-[.AD3]" table:style-name="ce17">
            <text:p>-148326</text:p>
          </table:table-cell>
          <table:table-cell office:value-type="float" office:value="-307622" table:formula="of:=[.$C$38]-[.AE3]" table:style-name="ce17">
            <text:p>-307622</text:p>
          </table:table-cell>
          <table:table-cell office:value-type="float" office:value="-203372" table:formula="of:=[.$C$38]-[.AF3]" table:style-name="ce17">
            <text:p>-203372</text:p>
          </table:table-cell>
          <table:table-cell office:value-type="float" office:value="-79584" table:formula="of:=[.$C$38]-[.AG3]" table:style-name="ce17">
            <text:p>-79584</text:p>
          </table:table-cell>
          <table:table-cell office:value-type="float" office:value="-180256" table:formula="of:=[.$C$38]-[.AH3]" table:style-name="ce17">
            <text:p>-180256</text:p>
          </table:table-cell>
          <table:table-cell office:value-type="float" office:value="-4114" table:formula="of:=[.$C$38]-[.AI3]" table:style-name="ce17">
            <text:p>-4114</text:p>
          </table:table-cell>
          <table:table-cell office:value-type="float" office:value="-47181" table:formula="of:=[.$C$38]-[.AJ3]" table:style-name="ce17">
            <text:p>-47181</text:p>
          </table:table-cell>
          <table:table-cell office:value-type="float" office:value="1289" table:formula="of:=[.$C$38]-[.AK3]" table:style-name="ce17">
            <text:p>1289</text:p>
          </table:table-cell>
          <table:table-cell office:value-type="float" office:value="0" table:formula="of:=[.$C$38]-[.AL3]" table:style-name="ce17">
            <text:p>0</text:p>
          </table:table-cell>
          <table:table-cell office:value-type="float" office:value="130258" table:formula="of:=[.$C$38]-[.AM3]" table:style-name="ce17">
            <text:p>130258</text:p>
          </table:table-cell>
          <table:table-cell table:number-columns-repeated="984" table:style-name="ce7"/>
          <table:table-cell table:style-name="ce12"/>
          <table:table-cell table:number-columns-repeated="15360"/>
        </table:table-row>
        <table:table-row table:style-name="ro2">
          <table:table-cell office:value-type="string" table:style-name="ce27">
            <text:p>multifurc∼taxa * mean.height</text:p>
          </table:table-cell>
          <table:table-cell table:style-name="ce24"/>
          <table:table-cell office:value-type="float" office:value="7206369" table:style-name="ce10">
            <text:p>7206369</text:p>
          </table:table-cell>
          <table:table-cell office:value-type="float" office:value="-1066964" table:formula="of:=[.$C$39]-[.D3]" table:style-name="ce18">
            <text:p>-1066964</text:p>
          </table:table-cell>
          <table:table-cell office:value-type="float" office:value="-1066949" table:formula="of:=[.$C$39]-[.E3]" table:style-name="ce18">
            <text:p>-1066949</text:p>
          </table:table-cell>
          <table:table-cell office:value-type="float" office:value="-787146" table:formula="of:=[.$C$39]-[.F3]" table:style-name="ce18">
            <text:p>-787146</text:p>
          </table:table-cell>
          <table:table-cell office:value-type="float" office:value="-1044842" table:formula="of:=[.$C$39]-[.G3]" table:style-name="ce18">
            <text:p>-1044842</text:p>
          </table:table-cell>
          <table:table-cell office:value-type="float" office:value="-619048" table:formula="of:=[.$C$39]-[.H3]" table:style-name="ce18">
            <text:p>-619048</text:p>
          </table:table-cell>
          <table:table-cell office:value-type="float" office:value="-1029563" table:formula="of:=[.$C$39]-[.I3]" table:style-name="ce18">
            <text:p>-1029563</text:p>
          </table:table-cell>
          <table:table-cell office:value-type="float" office:value="-757069" table:formula="of:=[.$C$39]-[.J3]" table:style-name="ce18">
            <text:p>-757069</text:p>
          </table:table-cell>
          <table:table-cell office:value-type="float" office:value="-1007661" table:formula="of:=[.$C$39]-[.K3]" table:style-name="ce18">
            <text:p>-1007661</text:p>
          </table:table-cell>
          <table:table-cell office:value-type="float" office:value="-561991" table:formula="of:=[.$C$39]-[.L3]" table:style-name="ce18">
            <text:p>-561991</text:p>
          </table:table-cell>
          <table:table-cell office:value-type="float" office:value="-731459" table:formula="of:=[.$C$39]-[.M3]" table:style-name="ce18">
            <text:p>-731459</text:p>
          </table:table-cell>
          <table:table-cell office:value-type="float" office:value="-727953" table:formula="of:=[.$C$39]-[.N3]" table:style-name="ce18">
            <text:p>-727953</text:p>
          </table:table-cell>
          <table:table-cell office:value-type="float" office:value="-542752" table:formula="of:=[.$C$39]-[.O3]" table:style-name="ce18">
            <text:p>-542752</text:p>
          </table:table-cell>
          <table:table-cell office:value-type="float" office:value="-669152" table:formula="of:=[.$C$39]-[.P3]" table:style-name="ce18">
            <text:p>-669152</text:p>
          </table:table-cell>
          <table:table-cell office:value-type="float" office:value="-437880" table:formula="of:=[.$C$39]-[.Q3]" table:style-name="ce18">
            <text:p>-437880</text:p>
          </table:table-cell>
          <table:table-cell office:value-type="float" office:value="-630386" table:formula="of:=[.$C$39]-[.R3]" table:style-name="ce18">
            <text:p>-630386</text:p>
          </table:table-cell>
          <table:table-cell office:value-type="float" office:value="-487186" table:formula="of:=[.$C$39]-[.S3]" table:style-name="ce18">
            <text:p>-487186</text:p>
          </table:table-cell>
          <table:table-cell office:value-type="float" office:value="-602571" table:formula="of:=[.$C$39]-[.T3]" table:style-name="ce18">
            <text:p>-602571</text:p>
          </table:table-cell>
          <table:table-cell office:value-type="float" office:value="-329927" table:formula="of:=[.$C$39]-[.U3]" table:style-name="ce18">
            <text:p>-329927</text:p>
          </table:table-cell>
          <table:table-cell office:value-type="float" office:value="-635788" table:formula="of:=[.$C$39]-[.V3]" table:style-name="ce18">
            <text:p>-635788</text:p>
          </table:table-cell>
          <table:table-cell office:value-type="float" office:value="-632995" table:formula="of:=[.$C$39]-[.W3]" table:style-name="ce18">
            <text:p>-632995</text:p>
          </table:table-cell>
          <table:table-cell office:value-type="float" office:value="-455448" table:formula="of:=[.$C$39]-[.X3]" table:style-name="ce18">
            <text:p>-455448</text:p>
          </table:table-cell>
          <table:table-cell office:value-type="float" office:value="-571958" table:formula="of:=[.$C$39]-[.Y3]" table:style-name="ce18">
            <text:p>-571958</text:p>
          </table:table-cell>
          <table:table-cell office:value-type="float" office:value="-366105" table:formula="of:=[.$C$39]-[.Z3]" table:style-name="ce18">
            <text:p>-366105</text:p>
          </table:table-cell>
          <table:table-cell office:value-type="float" office:value="-551319" table:formula="of:=[.$C$39]-[.AA3]" table:style-name="ce18">
            <text:p>-551319</text:p>
          </table:table-cell>
          <table:table-cell office:value-type="float" office:value="-408451" table:formula="of:=[.$C$39]-[.AB3]" table:style-name="ce18">
            <text:p>-408451</text:p>
          </table:table-cell>
          <table:table-cell office:value-type="float" office:value="-484249" table:formula="of:=[.$C$39]-[.AC3]" table:style-name="ce18">
            <text:p>-484249</text:p>
          </table:table-cell>
          <table:table-cell office:value-type="float" office:value="-278584" table:formula="of:=[.$C$39]-[.AD3]" table:style-name="ce18">
            <text:p>-278584</text:p>
          </table:table-cell>
          <table:table-cell office:value-type="float" office:value="-437880" table:formula="of:=[.$C$39]-[.AE3]" table:style-name="ce18">
            <text:p>-437880</text:p>
          </table:table-cell>
          <table:table-cell office:value-type="float" office:value="-333630" table:formula="of:=[.$C$39]-[.AF3]" table:style-name="ce18">
            <text:p>-333630</text:p>
          </table:table-cell>
          <table:table-cell office:value-type="float" office:value="-209842" table:formula="of:=[.$C$39]-[.AG3]" table:style-name="ce18">
            <text:p>-209842</text:p>
          </table:table-cell>
          <table:table-cell office:value-type="float" office:value="-310514" table:formula="of:=[.$C$39]-[.AH3]" table:style-name="ce18">
            <text:p>-310514</text:p>
          </table:table-cell>
          <table:table-cell office:value-type="float" office:value="-134372" table:formula="of:=[.$C$39]-[.AI3]" table:style-name="ce18">
            <text:p>-134372</text:p>
          </table:table-cell>
          <table:table-cell office:value-type="float" office:value="-177439" table:formula="of:=[.$C$39]-[.AJ3]" table:style-name="ce18">
            <text:p>-177439</text:p>
          </table:table-cell>
          <table:table-cell office:value-type="float" office:value="-128969" table:formula="of:=[.$C$39]-[.AK3]" table:style-name="ce18">
            <text:p>-128969</text:p>
          </table:table-cell>
          <table:table-cell office:value-type="float" office:value="-130258" table:formula="of:=[.$C$39]-[.AL3]" table:style-name="ce18">
            <text:p>-130258</text:p>
          </table:table-cell>
          <table:table-cell office:value-type="float" office:value="0" table:formula="of:=[.$C$39]-[.AM3]" table:style-name="ce18">
            <text:p>0</text:p>
          </table:table-cell>
          <table:table-cell table:number-columns-repeated="984" table:style-name="ce9"/>
          <table:table-cell table:style-name="ce13"/>
          <table:table-cell table:number-columns-repeated="15360"/>
        </table:table-row>
        <table:table-row table:number-rows-repeated="1048537" table:style-name="ro2">
          <table:table-cell table:number-columns-repeated="16384"/>
        </table:table-row>
      </table:table>
      <table:table table:name="Tabelle2" table:style-name="ta2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2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dc:creator>Lydia Buntrock</dc:creator>
    <meta:creation-date>2018-03-05T12:24:40Z</meta:creation-date>
    <dc:date>2018-03-06T11:07:18Z</dc:date>
    <meta:editing-cycles>3</meta:editing-cycles>
    <meta:editing-duration>PT0S</meta:editing-duration>
  </office:meta>
</office:document-meta>
</file>